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pitch="variable"/>
    <style:font-face style:name="Calibri Light1" svg:font-family="'Calibri Light'" style:font-adornments="Regular"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FandolFang R" svg:font-family="'FandolFang R'"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Symbol" svg:font-family="Symbol" style:font-family-generic="system" style:font-pitch="variable"/>
  </office:font-face-decls>
  <office:automatic-styles>
    <style:style style:name="P1" style:family="paragraph" style:parent-style-name="Heading_20_1">
      <style:paragraph-properties fo:margin-top="0.847cm" fo:margin-bottom="0cm" style:contextual-spacing="false"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Standard">
      <style:text-properties officeooo:paragraph-rsid="000cb383"/>
    </style:style>
    <style:style style:name="P5" style:family="paragraph" style:parent-style-name="Heading_20_2">
      <style:text-properties officeooo:paragraph-rsid="000cb383"/>
    </style:style>
    <style:style style:name="P6" style:family="paragraph" style:parent-style-name="Heading_20_2">
      <style:paragraph-properties fo:text-align="justify" style:justify-single-word="false"/>
      <style:text-properties officeooo:paragraph-rsid="000cb383"/>
    </style:style>
    <style:style style:name="P7" style:family="paragraph" style:parent-style-name="Standard">
      <style:text-properties style:font-name="Calibri Light1" fo:font-size="11pt" style:font-size-asian="11pt" style:font-size-complex="11pt"/>
    </style:style>
    <style:style style:name="P8" style:family="paragraph" style:parent-style-name="Standard">
      <style:text-properties style:text-position="0% 100%" style:font-name="Calibri Light1" fo:font-size="11pt" fo:font-weight="normal" officeooo:paragraph-rsid="000cb383" style:font-size-asian="11pt" style:font-weight-asian="normal" style:font-size-complex="11pt" style:font-weight-complex="normal"/>
    </style:style>
    <style:style style:name="P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FandolFang R"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style:parent-style-name="Standard">
      <style:text-properties style:text-position="0% 100%" officeooo:paragraph-rsid="000cb383"/>
    </style:style>
    <style:style style:name="P11" style:family="paragraph" style:parent-style-name="Heading_20_2">
      <style:text-properties officeooo:rsid="000cb383" officeooo:paragraph-rsid="000cb383"/>
    </style:style>
    <style:style style:name="P12" style:family="paragraph" style:parent-style-name="Standard">
      <style:text-properties officeooo:rsid="000cb383" officeooo:paragraph-rsid="000cb383"/>
    </style:style>
    <style:style style:name="P13" style:family="paragraph" style:parent-style-name="Standard">
      <style:paragraph-properties fo:margin-top="0cm" fo:margin-bottom="0cm" style:contextual-spacing="false"/>
      <style:text-properties officeooo:rsid="000cb383" officeooo:paragraph-rsid="000cb383"/>
    </style:style>
    <style:style style:name="P14" style:family="paragraph" style:parent-style-name="Standard">
      <style:paragraph-properties>
        <style:tab-stops>
          <style:tab-stop style:position="8.795cm" style:type="center"/>
          <style:tab-stop style:position="17.59cm" style:type="right"/>
        </style:tab-stops>
      </style:paragraph-properties>
      <style:text-properties style:text-position="0% 100%" style:font-name="Calibri Light1" fo:font-size="11pt" officeooo:paragraph-rsid="000cb383" style:font-size-asian="11pt" style:font-size-complex="11pt"/>
    </style:style>
    <style:style style:name="P15" style:family="paragraph" style:parent-style-name="Standard">
      <style:paragraph-properties style:vertical-align="baseline">
        <style:tab-stops>
          <style:tab-stop style:position="8.795cm" style:type="center"/>
          <style:tab-stop style:position="17.59cm" style:type="right"/>
        </style:tab-stops>
      </style:paragraph-properties>
      <style:text-properties style:text-position="0% 100%" officeooo:rsid="000cb383" officeooo:paragraph-rsid="000cb383"/>
    </style:style>
    <style:style style:name="P16" style:family="paragraph" style:parent-style-name="Heading_20_2">
      <style:paragraph-properties fo:text-align="justify" style:justify-single-word="false"/>
      <style:text-properties style:font-name="Calibri" fo:font-size="12pt" style:font-size-asian="12pt" style:font-size-complex="12pt"/>
    </style:style>
    <style:style style:name="P17" style:family="paragraph" style:parent-style-name="Standard">
      <style:paragraph-properties fo:margin-top="0cm" fo:margin-bottom="0cm" style:contextual-spacing="false"/>
    </style:style>
    <style:style style:name="P18" style:family="paragraph" style:parent-style-name="Standard">
      <style:text-properties style:text-position="0% 100%" style:font-name="Calibri Light" fo:font-size="11pt" officeooo:paragraph-rsid="000cb383" style:font-size-asian="11pt" style:font-size-complex="11pt"/>
    </style:style>
    <style:style style:name="P19" style:family="paragraph" style:parent-style-name="Standard">
      <style:text-properties style:font-name="Calibri Light1" fo:font-size="11pt" officeooo:paragraph-rsid="000cb383" style:font-size-asian="11pt" style:font-size-complex="11pt"/>
    </style:style>
    <style:style style:name="P20" style:family="paragraph" style:parent-style-name="Standard">
      <style:text-properties style:text-position="0% 100%" style:font-name="Calibri" fo:font-size="12pt" officeooo:rsid="000cb383" officeooo:paragraph-rsid="000cb383" style:font-size-asian="12pt" style:font-size-complex="12pt"/>
    </style:style>
    <style:style style:name="T1" style:family="text">
      <style:text-properties style:font-name="Calibri" fo:font-size="12pt" style:font-size-asian="12pt" style:font-size-complex="12pt"/>
    </style:style>
    <style:style style:name="T2" style:family="text">
      <style:text-properties officeooo:rsid="000cb383"/>
    </style:style>
    <style:style style:name="T3" style:family="text">
      <style:text-properties fo:font-size="12pt" style:font-size-asian="12pt" style:font-size-complex="12pt"/>
    </style:style>
    <style:style style:name="T4" style:family="text">
      <style:text-properties style:font-name="Calibri Light" fo:font-size="11pt" style:font-size-asian="11pt" style:font-size-complex="11pt"/>
    </style:style>
    <style:style style:name="T5" style:family="text">
      <style:text-properties fo:font-weight="normal" style:font-weight-asian="normal" style:font-weight-complex="normal"/>
    </style:style>
    <style:style style:name="T6" style:family="text">
      <style:text-properties style:font-name="Calibri" fo:font-size="11pt" style:font-size-asian="11pt" style:font-size-complex="11pt"/>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Light" fo:font-size="11pt" fo:font-weight="normal" style:font-size-asian="11pt" style:font-weight-asian="normal" style:font-size-complex="11pt" style:font-weight-complex="normal"/>
    </style:style>
    <style:style style:name="T9" style:family="text">
      <style:text-properties style:font-name="Calibri Light" fo:font-size="12pt" style:font-size-asian="12pt" style:font-size-complex="12pt"/>
    </style:style>
    <style:style style:name="T10" style:family="text">
      <style:text-properties style:font-name="Calibri Light1"/>
    </style:style>
    <style:style style:name="T11" style:family="text">
      <style:text-properties style:font-name="Calibri Light1" fo:font-size="11pt" fo:font-weight="normal" style:font-size-asian="11pt" style:font-weight-asian="normal" style:font-size-complex="11pt" style:font-weight-complex="normal"/>
    </style:style>
    <style:style style:name="T12" style:family="text">
      <style:text-properties style:font-name="Calibri Light1"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text-position="sub 58%" style:font-name="Calibri Light1"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text-position="sub 58%" style:font-name="Calibri Light1" fo:font-size="11pt" fo:font-weight="normal" style:font-size-asian="11pt" style:font-weight-asian="normal" style:font-size-complex="11pt" style:font-weight-complex="normal"/>
    </style:style>
    <style:style style:name="T15" style:family="text">
      <style:text-properties fo:font-style="italic" style:font-style-asian="italic" style:font-style-complex="italic"/>
    </style:style>
    <style:style style:name="T16" style:family="text">
      <style:text-properties style:text-position="sub 58%" fo:font-style="italic" style:font-style-asian="italic" style:font-style-complex="italic"/>
    </style:style>
    <style:style style:name="T17" style:family="text">
      <style:text-properties style:text-position="sub 58%"/>
    </style:style>
    <style:style style:name="T18" style:family="text">
      <style:text-properties fo:font-weight="bold" style:font-weight-asian="bold" style:font-weight-complex="bold"/>
    </style:style>
    <style:style style:name="T19" style:family="text">
      <style:text-properties style:text-position="super 58%"/>
    </style:style>
    <style:style style:name="T20" style:family="text">
      <style:text-properties style:text-position="0% 100%" fo:font-style="italic" style:font-style-asian="italic" style:font-style-complex="italic"/>
    </style:style>
    <style:style style:name="T21" style:family="text">
      <style:text-properties fo:font-style="italic" officeooo:rsid="000cb383" style:font-style-asian="italic" style:font-style-complex="italic"/>
    </style:style>
    <style:style style:name="T22" style:family="text">
      <style:text-properties style:text-position="sub 58%" fo:font-style="italic" officeooo:rsid="000cb383" style:font-style-asian="italic" style:font-style-complex="italic"/>
    </style:style>
    <style:style style:name="T23" style:family="text">
      <style:text-properties fo:font-weight="bold" officeooo:rsid="000cb383"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name="Calibri" fo:font-size="12pt" officeooo:rsid="000cb383" style:font-size-asian="12pt" style:font-size-complex="12pt"/>
    </style:style>
    <style:style style:name="T26" style:family="text">
      <style:text-properties style:font-name="Calibri Light" fo:font-size="11pt" fo:font-weight="bold" style:font-size-asian="11pt" style:font-weight-asian="bold" style:font-size-complex="11pt" style:font-weight-complex="bold"/>
    </style:style>
    <style:style style:name="T27" style:family="text">
      <style:text-properties style:font-name="Calibri Light"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style:text-position="sub 58%" style:font-name="Calibri Light"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font-size="11pt" style:font-size-asian="9.60000038146973pt" style:font-size-complex="11pt"/>
    </style: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 text:outline-level="1" loext:marker-style-name="T1"><text:span text:style-name="T1">Glossary of Key Terms</text:span><text:span text:style-name="T1"/></text:h>
      <text:p text:style-name="P2"><text:span text:style-name="T1">See also </text:span><text:a xlink:type="simple" xlink:href="https://developers.google.com/machine-learning/glossary" text:style-name="Internet_20_link" text:visited-style-name="Visited_20_Internet_20_Link"><text:span text:style-name="Internet_20_link"><text:span text:style-name="T1">https://developers.google.com/machine-learning/glossary</text:span></text:span></text:a><text:span text:style-name="T1"> for more detailed definition and explanation.</text:span></text:p>
      <text:h text:style-name="P3" text:outline-level="2" loext:marker-style-name="T1"><text:span text:style-name="T1">Activation function</text:span><text:span text:style-name="T1"/></text:h>
      <text:p text:style-name="Standard">A function applied to the output of a neuron to introduce non-linearity (e.g., ReLU, Sigmoid, Softmax, <text:span text:style-name="T2">tanh</text:span>). ReLU introduces sparsity, Sigmoid squashes values to [0,1], Softmax outputs class probabilities, <text:span text:style-name="T2">tanh is a</text:span> non-linear activation function mapping real numbers into the range <text:span text:style-name="T2">[-1, 1]</text:span>.</text:p>
      <text:h text:style-name="P3" text:outline-level="2" loext:marker-style-name="T1"><text:span text:style-name="T1">Accuracy</text:span><text:span text:style-name="T1"/></text:h>
      <text:p text:style-name="Standard">A performance metric: the ratio of correct predictions to total predictions.<text:span text:style-name="T1"/></text:p>
      <text:h text:style-name="Heading_20_2" text:outline-level="2"><text:span text:style-name="Strong_20_Emphasis">API (Application Programming Interface)</text:span><text:span text:style-name="T1"/></text:h>
      <text:p text:style-name="Standard">A defined set of rules and functions that allow software components to communicate with each other. In machine learning, APIs provide access to models, datasets, or computational tools without needing to understand their internal implementation. For example, chemists can use a Python library’s API (such as RDKit or TensorFlow) to compute molecular descriptors or train neural networks through simple function calls.<text:span text:style-name="T3"/></text:p>
      <text:h text:style-name="P3" text:outline-level="2" loext:marker-style-name="T1"><text:span text:style-name="T1">Architecture (neural network architecture)</text:span><text:span text:style-name="T1"/></text:h>
      <text:p text:style-name="Standard">The design of a neural network, including number of layers, types of layers, and connections.<text:span text:style-name="T1"/></text:p>
      <text:h text:style-name="Heading_20_2" text:outline-level="2">Artificial Intelligence<text:span text:style-name="T1"/></text:h>
      <text:p text:style-name="Standard">A non-human program or model that can solve sophisticated tasks.<text:span text:style-name="T1"/></text:p>
      <text:h text:style-name="Heading_20_2" text:outline-level="2"><text:span text:style-name="Strong_20_Emphasis">Attention</text:span></text:h>
      <text:p text:style-name="Standard">A mechanism in neural networks that allows the model to focus on the most relevant parts of the input when making predictions. Instead of treating all inputs equally, attention assigns different weights to different elements, enabling the model to capture long-range dependencies and context. It is a key component of modern architectures such as Transformers and Large Language Models.</text:p>
      <text:h text:style-name="P3" text:outline-level="2" loext:marker-style-name="T1"><text:span text:style-name="T1">Autoencoder</text:span><text:span text:style-name="T1"/></text:h>
      <text:p text:style-name="Standard">A type of neural network used to learn compressed data representations and reconstruct inputs.<text:span text:style-name="T1"/></text:p>
      <text:h text:style-name="Heading_20_2" text:outline-level="2"><text:span text:style-name="Strong_20_Emphasis">Backpropagation</text:span></text:h>
      <text:p text:style-name="Standard">An algorithm used to train neural networks by propagating the error from the output layer back through the network to update the weights. It relies on the chain rule of calculus to compute gradients of the loss function with respect to each parameter, enabling optimization methods such as stochastic gradient descent to adjust weights and minimize error.</text:p>
      <text:h text:style-name="Heading_20_2" text:outline-level="2"><text:span text:style-name="Strong_20_Emphasis">Batch</text:span></text:h>
      <text:p text:style-name="Standard"><text:span text:style-name="T4">A subset of the training dataset processed together in a single forward and backward pass of a neural network. Using batches instead of the full dataset speeds up training and stabilizes optimization. Variants include </text:span><text:span text:style-name="Strong_20_Emphasis"><text:span text:style-name="T4">mini-batch</text:span></text:span><text:span text:style-name="T4"> (small subsets, most common in practice) and </text:span><text:span text:style-name="Strong_20_Emphasis"><text:span text:style-name="T4">batch size</text:span></text:span><text:span text:style-name="T4">, which controls how many samples are included in each batch.</text:span></text:p>
      <text:h text:style-name="Heading_20_2" text:outline-level="2"><text:soft-page-break/><text:span text:style-name="Strong_20_Emphasis">Bayesian optimization</text:span></text:h>
      <text:p text:style-name="Standard"><text:span text:style-name="Strong_20_Emphasis"><text:span text:style-name="T5">An optimization technique that uses Bayesian inference (often with Gaussian processes) to build a probabilistic model of an unknown function. It balances exploration (trying uncertain regions) and exploitation (focusing on promising regions) to find optimal conditions with as few evaluations as possible. In chemistry and materials science, Bayesian optimization is used to design experiments, such as tuning reaction conditions, exploring catalyst compositions, or screening material properties, while minimizing the number of costly or time-consuming experiments.</text:span></text:span></text:p>
      <text:h text:style-name="Heading_20_2" text:outline-level="2"><text:span text:style-name="Strong_20_Emphasis">Bias (model bias)</text:span></text:h>
      <text:p text:style-name="Standard"><text:span text:style-name="T6">A form of systematic error in predictions that arises from overly simplistic model assumptions. High bias can lead to </text:span><text:span text:style-name="Emphasis"><text:span text:style-name="T6">underfitting</text:span></text:span><text:span text:style-name="T6">, where the model fails to capture relevant patterns in the data.</text:span></text:p>
      <text:h text:style-name="Heading_20_2" text:outline-level="2"><text:span text:style-name="Strong_20_Emphasis">Bias (neural network parameter)</text:span></text:h>
      <text:p text:style-name="Standard">A trainable constant added to the weighted sum of inputs in a neuron. It allows the activation function to shift and improves the flexibility of the model to fit data.<text:span text:style-name="T1"/></text:p>
      <text:h text:style-name="Heading_20_2" text:outline-level="2">Bias (ethical / societal)<text:span text:style-name="T7"/></text:h>
      <text:p text:style-name="Standard">Unintended preference or discrimination in data or algorithms that leads to unfair outcomes. In chemistry and materials science, this may occur if datasets are incomplete, unbalanced, or skewed toward particular types of molecules or experiments.<text:span text:style-name="T1"/></text:p>
      <text:h text:style-name="Heading_20_2" text:outline-level="2"><text:span text:style-name="Strong_20_Emphasis">Categorical data</text:span></text:h>
      <text:p text:style-name="Standard">Data that represent discrete groups or categories rather than numerical values. Examples include atom types (C, H, O, N), catalyst supports (oxide, zeolite, carbon), or experimental conditions classified as “low/medium/high.” Such data are often encoded numerically for machine learning using techniques like one-hot encoding or label encoding.</text:p>
      <text:h text:style-name="Heading_20_2" text:outline-level="2"><text:span text:style-name="Strong_20_Emphasis">Class</text:span></text:h>
      <text:p text:style-name="Standard">A category or label that a machine learning model predicts in a classification task. For example, in a dataset of catalysts, classes might be “active” vs. “inactive,” or in image recognition, “nanoparticle” vs. “support.” Each training sample is associated with one (or sometimes multiple) classes.</text:p>
      <text:h text:style-name="P3" text:outline-level="2" loext:marker-style-name="T1"><text:span text:style-name="T1">Classification</text:span><text:span text:style-name="T1"/></text:h>
      <text:p text:style-name="Standard">A supervised learning task predicting discrete categories or classes.<text:span text:style-name="T1"/></text:p>
      <text:h text:style-name="Heading_20_2" text:outline-level="2"><text:span text:style-name="Strong_20_Emphasis">Clipping</text:span></text:h>
      <text:p text:style-name="Standard"><text:span text:style-name="T4">A technique used to limit the range of values during training. In neural networks, the most common form is </text:span><text:span text:style-name="Strong_20_Emphasis"><text:span text:style-name="T4">gradient clipping</text:span></text:span><text:span text:style-name="T4">, which sets a maximum threshold for gradient values to prevent exploding gradients and stabilize training. Clipping can also refer more generally to constraining input or output values within predefined bounds.</text:span></text:p>
      <text:h text:style-name="Heading_20_2" text:outline-level="2">Clustering<text:span text:style-name="T7"/></text:h>
      <text:p text:style-name="Standard">An unsupervised learning technique that groups data points into clusters based on similarity. Unlike classification, the groups (clusters) are not predefined but discovered by the algorithm. Common methods <text:soft-page-break/>include k-means, hierarchical clustering, and DBSCAN. In chemistry, clustering can reveal families of molecules, materials, or spectra with similar properties.<text:span text:style-name="T1"/></text:p>
      <text:h text:style-name="Heading_20_2" text:outline-level="2"><text:span text:style-name="Strong_20_Emphasis">Confidence / Uncertainty estimation</text:span><text:span text:style-name="T7"/></text:h>
      <text:p text:style-name="Standard"><text:span text:style-name="T8">Techniques used to quantify how reliable a model’s predictions are. A </text:span><text:span text:style-name="Strong_20_Emphasis"><text:span text:style-name="T8">confidence score</text:span></text:span><text:span text:style-name="T8"> expresses how certain the model is about a specific prediction, while </text:span><text:span text:style-name="Strong_20_Emphasis"><text:span text:style-name="T8">uncertainty estimation</text:span></text:span><text:span text:style-name="T8"> goes further by assessing the variability or lack of knowledge in the prediction. In chemistry and materials science, uncertainty estimation helps identify predictions that require experimental validation, ensuring AI is used responsibly in high-stakes applications such as catalyst discovery or drug design.</text:span></text:p>
      <text:h text:style-name="Heading_20_2" text:outline-level="2">Convolution<text:span text:style-name="T7"/></text:h>
      <text:p text:style-name="Standard">A mathematical operation that combines two functions to produce a third one, expressing how the shape of one is modified by the other. In neural networks, convolution refers to sliding a small matrix (kernel or filter) over input data (e.g., images, spectra) to detect local patterns such as edges, peaks, or textures. Convolutions are the core building blocks of Convolutional Neural Networks (CNNs).<text:span text:style-name="T1"/></text:p>
      <text:h text:style-name="P3" text:outline-level="2" loext:marker-style-name="T1"><text:span text:style-name="T1">Convolutional Neural Network (CNN)</text:span><text:span text:style-name="T1"/></text:h>
      <text:p text:style-name="Standard">A neural network architecture designed for grid-like data such as images or signals.<text:span text:style-name="T1"/></text:p>
      <text:h text:style-name="Heading_20_2" text:outline-level="2"><text:span text:style-name="Strong_20_Emphasis">Cross-entropy loss </text:span><text:span text:style-name="Strong_20_Emphasis"><text:span text:style-name="T2">function</text:span></text:span></text:h>
      <text:p text:style-name="Standard">Widely used loss function for classification tasks.<text:span text:style-name="T1"/></text:p>
      <text:h text:style-name="Heading_20_2" text:outline-level="2"><text:span text:style-name="Strong_20_Emphasis">Cross-validation</text:span><text:span text:style-name="T1"/></text:h>
      <text:p text:style-name="Standard"><text:span text:style-name="T6">A model evaluation technique used to assess how well a machine learning model generalizes to unseen data. The dataset is split into several folds (subsets). The model is trained on some folds and tested on the remaining one, and the process is repeated until every fold has served as a test set. The results are then averaged. Common forms include </text:span><text:span text:style-name="Strong_20_Emphasis"><text:span text:style-name="T6">k-fold cross-validation</text:span></text:span><text:span text:style-name="T6"> and </text:span><text:span text:style-name="Strong_20_Emphasis"><text:span text:style-name="T6">leave-one-out cross-validation</text:span></text:span><text:span text:style-name="T6">. In chemistry, it is often used to validate models built on limited datasets of molecules or materials.</text:span></text:p>
      <text:h text:style-name="Heading_20_2" text:outline-level="2"><text:span text:style-name="Strong_20_Emphasis">Decision boundary</text:span><text:span text:style-name="T1"/></text:h>
      <text:p text:style-name="Standard">In classification, the hypersurface in feature space that separates data points assigned to different classes. For simple models (e.g., logistic regression), the decision boundary may be a straight line or plane; for complex models (e.g., neural networks, ensemble methods), it can be highly non-linear. Visualizing decision boundaries helps illustrate how a model discriminates between classes.<text:span text:style-name="T1"/></text:p>
      <text:h text:style-name="Heading_20_2" text:outline-level="2"><text:span text:style-name="Strong_20_Emphasis">Decoder</text:span><text:span text:style-name="T1"/></text:h>
      <text:p text:style-name="Standard">The counterpart of an encoder, designed to reconstruct or generate data from the compressed latent representation. In autoencoders, the decoder rebuilds the original input; in generative models, it can produce new molecules, spectra, or images from latent vectors.<text:span text:style-name="T1"/></text:p>
      <text:h text:style-name="Heading_20_2" text:outline-level="2">Descriptors (molecular descriptors)<text:span text:style-name="T1"/></text:h>
      <text:p text:style-name="Standard">Numerical values capturing molecular or nano structural features, used as ML inputs.<text:span text:style-name="T1"/></text:p>
      <text:h text:style-name="Heading_20_2" text:outline-level="2"><text:soft-page-break/><text:span text:style-name="Strong_20_Emphasis">Dropout</text:span></text:h>
      <text:p text:style-name="P4">A regularization technique used in neural networks to prevent overfitting. During training, a fraction of neurons is randomly “dropped” (temporarily ignored) in each iteration, forcing the network to learn more robust and distributed representations. At inference time, all neurons are used, with weights scaled accordingly.</text:p>
      <text:h text:style-name="Heading_20_2" text:outline-level="2"><text:span text:style-name="Strong_20_Emphasis">Early Stopping</text:span></text:h>
      <text:p text:style-name="Standard"><text:span text:style-name="Strong_20_Emphasis"><text:span text:style-name="T5">A regularization technique in training neural networks where training is halted once performance on a validation set stops improving. This prevents overfitting by keeping the model at its best generalization point rather than allowing it to memorize the training data.</text:span></text:span></text:p>
      <text:h text:style-name="P5" text:outline-level="2"><text:span text:style-name="Strong_20_Emphasis">Encoder</text:span></text:h>
      <text:p text:style-name="Standard"><text:span text:style-name="Strong_20_Emphasis"><text:span text:style-name="T5">A component of a machine learning model that transforms input data into a compact internal representation (often called a latent space). In chemistry, an encoder might compress molecular descriptors, spectra, or images into a lower-dimensional vector that captures the most relevant features. Encoders are used in autoencoders, variational autoencoders (VAEs), and transformer models.</text:span></text:span></text:p>
      <text:h text:style-name="Heading_20_2" text:outline-level="2"><text:span text:style-name="Strong_20_Emphasis">Entropy</text:span></text:h>
      <text:p text:style-name="Standard"><text:span text:style-name="Strong_20_Emphasis"><text:span text:style-name="T5">A measure of uncertainty or disorder. In machine learning, entropy is used in information theory to quantify the unpredictability of a probability distribution, and it forms the basis of loss functions such as cross-entropy. In decision trees, entropy helps decide how to split data (information gain). In chemistry, entropy describes the degree of disorder in a system, highlighting the analogy between physical and informational definitions</text:span></text:span></text:p>
      <text:h text:style-name="Heading_20_2" text:outline-level="2"><text:span text:style-name="Strong_20_Emphasis">Epoch</text:span></text:h>
      <text:p text:style-name="Standard"><text:span text:style-name="T9">One complete pass of the entire training dataset through the model during training. Training usually involves many epochs, each consisting of multiple </text:span><text:span text:style-name="Strong_20_Emphasis"><text:span text:style-name="T9">batches</text:span></text:span><text:span text:style-name="T9"> (mini-batches). After each epoch, model parameters are updated based on all the data, and performance is typically evaluated on a validation set.</text:span></text:p>
      <text:h text:style-name="Heading_20_2" text:outline-level="2"><text:span text:style-name="Strong_20_Emphasis">Exploding gradients</text:span><text:span text:style-name="T1"/></text:h>
      <text:p text:style-name="P4">A problem in training deep neural networks where gradients grow excessively large during backpropagation, causing unstable weight updates and divergence of the model. Often occurs in very deep or recurrent networks. Gradient clipping is a common remedy.<text:span text:style-name="T1"/></text:p>
      <text:h text:style-name="P6" text:outline-level="2" loext:marker-style-name="T1"><text:span text:style-name="T1">Fairness (in ML)</text:span></text:h>
      <text:p text:style-name="Standard">Ensuring that model predictions are unbiased and equitable across different groups or datasets.</text:p>
      <text:h text:style-name="P3" text:outline-level="2" loext:marker-style-name="T1"><text:span text:style-name="T1">Feature extraction</text:span><text:span text:style-name="T1"/></text:h>
      <text:p text:style-name="Standard">The process of deriving informative numerical values from raw data.<text:span text:style-name="T1"/></text:p>
      <text:h text:style-name="Heading_20_2" text:outline-level="2">Feature engineering<text:span text:style-name="T7"/></text:h>
      <text:p text:style-name="Standard">The process of creating, selecting, or transforming input variables (features) to improve a machine learning model’s performance. It may involve domain knowledge (e.g., computing molecular descriptors, steric parameters, or spectral ratios), mathematical transformations (log-scaling, polynomial terms), or combining multiple raw variables into more informative features. Good feature engineering can significantly enhance model accuracy, especially when datasets are small.<text:span text:style-name="T1"/></text:p>
      <text:h text:style-name="P3" text:outline-level="2" loext:marker-style-name="T1"><text:soft-page-break/><text:span text:style-name="T1">Feature matrix</text:span><text:span text:style-name="T1"/></text:h>
      <text:p text:style-name="Standard">A 2D table where each row represents a data sample and each column a feature.</text:p>
      <text:h text:style-name="Heading_20_2" text:outline-level="2">Filter (Kernel)</text:h>
      <text:p text:style-name="Standard">In Convolutional Neural Networks (CNNs), a filter (also called a kernel) is a small matrix of learnable weights that slides across the input data to detect local patterns. Each filter produces a feature map highlighting specific characteristics such as edges, textures, or peaks. Multiple filters are typically used in a convolutional layer, each learning to capture different features. In chemistry and materials science, filters can be trained to detect characteristic patterns in spectra, diffraction images, or microscopy data, enabling automated feature extraction from complex experimental datasets.</text:p>
      <text:h text:style-name="Heading_20_2" text:outline-level="2">GAN (Generative Adversarial Network)<text:span text:style-name="T7"/></text:h>
      <text:p text:style-name="Standard">A type of generative model composed of two competing neural networks: a generator, which creates synthetic data, and a discriminator, which evaluates whether the data is real or generated. Through this adversarial process, the generator learns to produce increasingly realistic data. In chemistry and nanoscience, GANs can be used to generate new molecular structures, materials, or images (e.g., microscopy simulations) that resemble real experimental data<text:span text:style-name="T1"/></text:p>
      <text:h text:style-name="Heading_20_2" text:outline-level="2"><text:span text:style-name="Strong_20_Emphasis">Generative AI</text:span><text:span text:style-name="T1"/></text:h>
      <text:p text:style-name="Standard">A branch of artificial intelligence focused on creating new data that resemble existing datasets. Generative AI models learn the underlying distribution of the training data and can then produce novel samples such as text, images, spectra, or molecular structures. Examples include GANs, VAEs, and Transformers. In chemistry and nanoscience, generative AI is used for molecular design, catalyst discovery, and the simulation of experimental data<text:span text:style-name="T1"/></text:p>
      <text:h text:style-name="Heading_20_2" text:outline-level="2"><text:span text:style-name="Strong_20_Emphasis">Gradient descent</text:span></text:h>
      <text:p text:style-name="Standard">An optimization algorithm used to minimize a loss function by iteratively adjusting model parameters in the opposite direction of the gradient. Variants include stochastic gradient descent (SGD), mini-batch gradient descent, and adaptive methods such as Adam or AdaGrad<text:span text:style-name="T1">.</text:span></text:p>
      <text:h text:style-name="Heading_20_2" text:outline-level="2">Graph Neural Network (GNN)</text:h>
      <text:p text:style-name="Standard">A neural network architecture designed to operate directly on graphs. Through message passing, GNNs learn node, edge, or graph-level representations. In chemistry, GNNs are used to predict molecular properties, reaction outcomes, or material properties directly from structural graphs.</text:p>
      <text:h text:style-name="P3" text:outline-level="2" loext:marker-style-name="T1"><text:span text:style-name="T1">Graph representation</text:span><text:span text:style-name="T1"/></text:h>
      <text:p text:style-name="Standard">Encoding molecules or materials as graphs with nodes (atoms) and edges (bonds).<text:span text:style-name="T1"/></text:p>
      <text:h text:style-name="Heading_20_2" text:outline-level="2"><text:span text:style-name="Strong_20_Emphasis">Hallucination</text:span><text:span text:style-name="T1"/></text:h>
      <text:p text:style-name="Standard">In artificial intelligence, hallucination refers to the generation of outputs that are plausible but factually incorrect or unsupported by the data. This issue is particularly common in large language models (LLMs), which may produce confident but false answers. In scientific applications such as chemistry or nanoscience, hallucinations can lead to misleading predictions or fabricated references, highlighting the need for critical evaluation and validation of AI outputs<text:span text:style-name="T1"/></text:p>
      <text:h text:style-name="Heading_20_2" text:outline-level="2"><text:soft-page-break/><text:span text:style-name="Strong_20_Emphasis">Hidden layer</text:span><text:span text:style-name="T1"/></text:h>
      <text:p text:style-name="Standard">A layer of neurons in a neural network that lies between the input and output layers. Hidden layers apply weights, biases, and activation functions to transform inputs into increasingly abstract representations. Adding more hidden layers allows deep neural networks to capture complex, non-linear relationships.<text:span text:style-name="T1"/></text:p>
      <text:h text:style-name="Heading_20_2" text:outline-level="2"><text:span text:style-name="Strong_20_Emphasis">Holdout</text:span><text:span text:style-name="T1"/></text:h>
      <text:p text:style-name="Standard"><text:span text:style-name="T4">A simple model evaluation technique where the dataset is split into separate subsets: a </text:span><text:span text:style-name="Strong_20_Emphasis"><text:span text:style-name="T4">training set</text:span></text:span><text:span text:style-name="T4"> to fit the model and a </text:span><text:span text:style-name="Strong_20_Emphasis"><text:span text:style-name="T4">test set</text:span></text:span><text:span text:style-name="T4"> (the holdout set) to assess its performance. Unlike cross-validation, the split is done only once. Commonly used when data is abundant.</text:span></text:p>
      <text:h text:style-name="P3" text:outline-level="2" loext:marker-style-name="T1"><text:span text:style-name="T1">Hyperparameter</text:span><text:span text:style-name="T1"/></text:h>
      <text:p text:style-name="Standard">A parameter set before training that controls model behavior (e.g., learning rate, number of layers).<text:span text:style-name="T1"/></text:p>
      <text:h text:style-name="Heading_20_2" text:outline-level="2"><text:span text:style-name="Strong_20_Emphasis">Hyperparameter tuning</text:span></text:h>
      <text:p text:style-name="Standard">The process of finding the best configuration of model settings (learning rate, number of layers, etc.).<text:span text:style-name="T1"/></text:p>
      <text:h text:style-name="P3" text:outline-level="2" loext:marker-style-name="T1"><text:span text:style-name="T1">Image segmentation</text:span><text:span text:style-name="T1"/></text:h>
      <text:p text:style-name="Standard">Partitioning an image into meaningful regions or objects.<text:span text:style-name="T1"/></text:p>
      <text:h text:style-name="P3" text:outline-level="2" loext:marker-style-name="T1"><text:span text:style-name="T1">Integrity (data integrity, experimental integrity)</text:span><text:span text:style-name="T1"/></text:h>
      <text:p text:style-name="Standard">The reliability and correctness of data, ensuring reproducibility and trust in ML results.<text:span text:style-name="T1"/></text:p>
      <text:h text:style-name="Heading_20_2" text:outline-level="2"><text:span text:style-name="Strong_20_Emphasis">K-means</text:span><text:span text:style-name="T1"/></text:h>
      <text:p text:style-name="Standard"><text:span text:style-name="T4">A clustering algorithm that partitions data into </text:span><text:span text:style-name="Emphasis"><text:span text:style-name="T4">k</text:span></text:span><text:span text:style-name="T4"> groups based on similarity. It works by assigning each data point to the nearest cluster center (centroid) and then updating the centroids iteratively until convergence. The value of </text:span><text:span text:style-name="Emphasis"><text:span text:style-name="T4">k</text:span></text:span><text:span text:style-name="T4"> (the number of clusters) must be chosen in advance. In chemistry and materials science, k-means can be used to group molecules with similar descriptors, classify spectra, or cluster nanomaterials with related properties</text:span></text:p>
      <text:h text:style-name="Heading_20_2" text:outline-level="2"><text:span text:style-name="Strong_20_Emphasis">Label encoding</text:span><text:span text:style-name="T1"/></text:h>
      <text:p text:style-name="P7">A method to convert categorical data into numerical values by assigning an integer to each category. Example: the atom types {C, H, O} could be encoded as {0, 1, 2}. Unlike one-hot encoding, this approach introduces an artificial ordinal relationship between categories, which may not always be appropriate for machine learning models.</text:p>
      <text:h text:style-name="Heading_20_2" text:outline-level="2"><text:span text:style-name="Strong_20_Emphasis">Latent space</text:span><text:span text:style-name="T1"/></text:h>
      <text:p text:style-name="Standard">A lower-dimensional representation learned by a model that captures the essential features of the data. In latent space, similar inputs (e.g., molecules, spectra, or materials) are placed close to one another, making patterns and relationships easier to identify. Generative models such as autoencoders, VAEs, and transformers use latent spaces to interpolate between known data points and generate new, meaningful samples. In chemistry, latent spaces are exploited to explore chemical space, design new molecules, or cluster nanomaterials by hidden structural similarities.<text:span text:style-name="T1"/></text:p>
      <text:h text:style-name="Heading_20_2" text:outline-level="2"><text:soft-page-break/><text:span text:style-name="Strong_20_Emphasis">Logistic regression</text:span><text:span text:style-name="T1"/></text:h>
      <text:p text:style-name="Standard">A supervised learning algorithm used for binary (yes/no) classification. It models the probability of belonging to a class using the logistic (sigmoid) function applied to a linear combination of input features. The output is a value between 0 and 1, which can be interpreted as a probability. In chemistry, logistic regression can be used to classify compounds as “active” vs. “inactive” catalysts or “toxic” vs. “non-toxic” molecules.<text:span text:style-name="T1"/></text:p>
      <text:h text:style-name="P3" text:outline-level="2" loext:marker-style-name="T1"><text:span text:style-name="T1">Loss function</text:span><text:span text:style-name="T1"/></text:h>
      <text:p text:style-name="Standard">A mathematical expression that measures the difference between model predictions and true values.<text:span text:style-name="T1"/></text:p>
      <text:h text:style-name="Heading_20_2" text:outline-level="2"><text:span text:style-name="Strong_20_Emphasis">Machine learning (ML)</text:span></text:h>
      <text:p text:style-name="Standard"><text:span text:style-name="Strong_20_Emphasis"><text:span text:style-name="T5">A branch of artificial intelligence that develops algorithms able to learn patterns from data and make predictions or decisions without being explicitly programmed for every task. Instead of following fixed rules, ML models improve their performance as they are exposed to more data. In chemistry and materials science, ML is used to predict molecular properties, design catalysts, analyze spectra, process images, and guide experiments efficiently.</text:span></text:span></text:p>
      <text:h text:style-name="Heading_20_2" text:outline-level="2"><text:span text:style-name="Strong_20_Emphasis">Mean </text:span><text:span text:style-name="Strong_20_Emphasis"><text:span text:style-name="T10">Absolute</text:span></text:span><text:span text:style-name="Strong_20_Emphasis"> Error (MAE)</text:span></text:h>
      <text:p text:style-name="Standard"><text:span text:style-name="Strong_20_Emphasis"><text:span text:style-name="T11">A common metric for evaluating regression models. It measures the average of the absolute differences between predicted values and true values:</text:span></text:span></text:p>
      <text:p text:style-name="P8"><draw:g text:anchor-type="as-char" svg:y="-0.596cm" draw:z-index="6" draw:name="Forme1" draw:style-name="gr1"><svg:title>TexMaths</svg:title><svg:desc>11§display§
\[
\text{MAE} = \frac{1}{n} \sum_{i=1}^n \left| y_i - \hat{y}_i \right|
\]§svg§600§TRUE§</svg:desc><draw:path draw:style-name="gr2" draw:text-style-name="P9" svg:width="0.325cm" svg:height="0.263cm" svg:x="0cm" svg:y="0.337cm" svg:viewBox="0 0 326 264" svg:d="M79 9c-3-9-5-9-14-9-22 0-43 0-65 0 0 4 0 8 0 12 3 0 5 0 9 0 29 0 31 4 31 19 0 64 0 128 0 192 0 11 0 29-40 29 0 3 0 7 0 12 13 0 32-1 45-1 12 0 32 1 45 1 0-5 0-9 0-12-39 0-39-18-39-29 0-69 0-138 0-208 30 81 62 161 93 241 2 4 4 8 8 8s5-4 6-7c32-81 64-164 96-245 0 74 0 148 0 222 0 14-1 18-31 18-3 0-5 0-9 0 0 3 0 7 0 12 15-1 41-1 57-1 14 0 40 0 55 1 0-5 0-9 0-12-4 0-7 0-10 0-30 0-30-4-30-18 0-68 0-135 0-203 0-15 0-19 30-19 3 0 6 0 10 0 0-4 0-8 0-12-22 0-44 0-66 0-10 0-10 1-13 8-28 72-56 145-84 217-28-72-56-144-84-216z"><text:p/></draw:path><draw:path draw:style-name="gr2" draw:text-style-name="P9" svg:width="0.264cm" svg:height="0.275cm" svg:x="0.352cm" svg:y="0.326cm" svg:viewBox="0 0 265 276" svg:d="M142 8c-2-6-3-8-9-8-7 0-8 2-10 8-26 77-53 154-79 230-8 20-23 26-44 26 0 3 0 7 0 12 9 0 25-1 40-1 12 0 31 1 45 1 0-5 0-9 0-12-20 0-30-9-30-20 0-1 1-4 1-6 6-17 12-34 18-50 32 0 63 0 95 0 7 20 14 39 20 59 1 1 1 4 1 6 0 11-21 11-32 11 0 3 0 7 0 12 15-1 42-1 56-1 17 0 35 1 51 1 0-5 0-9 0-12-2 0-4 0-7 0-23 0-28-2-33-16-27-80-56-160-83-240zM121 51c14 41 30 83 44 125-29 0-58 0-87 0 14-42 29-84 43-125z"><text:p/></draw:path><draw:path draw:style-name="gr2" draw:text-style-name="P9" svg:width="0.239cm" svg:height="0.261cm" svg:x="0.642cm" svg:y="0.34cm" svg:viewBox="0 0 240 262" svg:d="M40 232c0 14 0 17-30 17-3 0-7 0-10 0 0 4 0 8 0 13 75 0 148 0 223 0 6-33 11-66 17-99-4 0-7 0-10 0-10 59-19 86-85 86-17 0-34 0-52 0s-18-2-18-15c0-34 0-68 0-102 11 0 23 0 34 0 37 0 42 12 42 45 3 0 6 0 10 0 0-34 0-68 0-102-4 0-7 0-10 0 0 33-5 45-42 45-11 0-23 0-34 0 0-31 0-63 0-94 0-12 0-15 18-15 17 0 33 0 50 0 59 0 69 22 76 76 3 0 6 0 10 0-4-29-8-58-11-87-73 0-145 0-218 0 0 3 0 8 0 11 3 0 7 0 10 0 30 0 30 4 30 19 0 67 0 135 0 202z"><text:p/></draw:path><draw:path draw:style-name="gr2" draw:text-style-name="P9" svg:width="0.255cm" svg:height="0.09cm" svg:x="1.022cm" svg:y="0.46cm" svg:viewBox="0 0 256 91" svg:d="M244 15c6 0 12 0 12-7 0-8-6-8-12-8-77 0-155 0-232 0-4 0-12 0-12 8 0 7 8 7 13 7 77 0 154 0 231 0zM244 91c6 0 12 0 12-7 0-8-6-8-12-8-77 0-154 0-231 0-5 0-13 0-13 8 0 7 8 7 12 7 77 0 155 0 232 0z"><text:p/></draw:path><draw:path draw:style-name="gr2" draw:text-style-name="P9" svg:width="0.127cm" svg:height="0.256cm" svg:x="1.508cm" svg:y="0.083cm" svg:viewBox="0 0 128 257" svg:d="M79 10c0-9 0-10-9-10-24 24-58 24-70 24 0 5 0 8 0 12 8 0 31 0 51-10 0 67 0 133 0 200 0 15-2 19-37 19-4 0-7 0-12 0 0 3 0 8 0 12 13-1 47-1 63-1 15 0 49 0 63 1 0-4 0-9 0-12-5 0-8 0-13 0-35 0-36-4-36-19 0-72 0-144 0-216z"><text:p/></draw:path><draw:path draw:style-name="gr2" draw:text-style-name="P9" svg:width="0.231cm" svg:height="0.015cm" svg:x="1.454cm" svg:y="0.497cm" svg:viewBox="0 0 232 16" svg:d="M0 0c77 0 155 0 232 0 0 5 0 11 0 16-77 0-155 0-232 0 0-5 0-11 0-16z"><text:p/></draw:path><draw:path draw:style-name="gr2" draw:text-style-name="P9" svg:width="0.209cm" svg:height="0.174cm" svg:x="1.465cm" svg:y="0.694cm" svg:viewBox="0 0 210 175" svg:d="M23 147c-1 7-3 16-3 18 0 6 5 10 11 10 4 0 12-4 14-11 0-1 6-19 8-29 3-11 5-23 9-34 2-9 4-17 6-26 1-7 5-18 5-20 5-11 26-46 62-46 18 0 21 14 21 26 0 24-19 74-25 90-3 9-3 13-3 18 0 19 13 32 31 32 37 0 51-56 51-60s-3-4-4-4c-5 0-5 1-7 8-8 26-20 47-40 47-6 0-8-3-8-12 0-10 3-20 6-28 8-21 24-62 24-84 0-27-16-42-45-42-34 0-52 24-59 33-2-21-19-33-36-33-18 0-26 15-29 22-7 13-12 36-12 37 0 5 4 5 5 5 4 0 4-1 7-10 7-27 14-45 28-45 7 0 12 4 12 17 0 8-1 12-7 32-8 30-14 60-22 89z"><text:p/></draw:path><draw:path draw:style-name="gr2" draw:text-style-name="P9" svg:width="0.164cm" svg:height="0.121cm" svg:x="1.992cm" svg:y="0cm" svg:viewBox="0 0 165 122" svg:d="M21 102c-1 3-3 10-3 11 0 6 5 9 9 9 5 0 9-4 10-7s4-11 6-16c1-4 4-18 5-24s4-12 5-18c3-11 3-13 11-25 7-10 21-24 40-24 17 0 17 13 17 18 0 17-12 47-17 58-2 7-3 11-3 15 0 14 12 23 25 23 28 0 39-37 39-42 0-3-2-2-3-3-5 0-5 2-6 4-6 22-17 33-28 33-6 0-7-3-7-10 0-5 1-8 5-22 4-7 15-36 15-51 0-27-21-31-35-31-22 0-38 14-46 24-2-19-17-24-29-24-11 0-18 9-21 14-6 10-10 26-10 28 0 3 3 2 4 3 5 0 5-1 7-9 3-15 9-28 20-28 6 0 9 5 9 13 0 5-3 14-5 22-2 6-4 19-5 24-4 12-6 23-9 35z"><text:p/></draw:path><draw:path draw:style-name="gr2" draw:text-style-name="P9" svg:width="0.514cm" svg:height="0.537cm" svg:x="1.818cm" svg:y="0.236cm" svg:viewBox="0 0 515 538" svg:d="M468 538c16-40 31-81 47-122-4 0-7 0-10 0-15 40-56 66-100 79-8 2-46 12-120 12-78 0-155 0-233 0 66-77 131-154 197-231 2-3 3-5 3-7-1-2 0-1-3-5-60-83-120-164-180-245 71 0 141 0 211 0 52 0 87 4 91 5 21 3 55 10 85 30 9 5 36 23 49 54 3 0 6 0 10 0-16-37-31-72-47-108-152 0-304 0-457 0-9 0-9 0-10 2-1 1-1 9-1 13 68 94 136 186 205 280-68 78-134 156-201 234-3 3-2 3-3 5 0 4 3 4 10 4 153 0 305 0 457 0z"><text:p/></draw:path><draw:path draw:style-name="gr2" draw:text-style-name="P9" svg:width="0.081cm" svg:height="0.18cm" svg:x="1.838cm" svg:y="0.878cm" svg:viewBox="0 0 82 181" svg:d="M76 10c0-5-3-10-11-10s-16 7-16 14c0 5 4 10 11 10 8 0 16-6 16-14zM20 147c-1 4-2 7-2 11 0 13 11 23 26 23 26 0 38-37 38-41s-3-4-4-4c-3 0-4 2-5 5-6 22-18 33-29 33-6 0-7-4-7-9 0-7 3-12 5-18 3-7 5-14 9-22 2-6 12-30 13-34 1-3 2-5 2-9 0-13-11-23-26-23-27 0-40 38-40 42 0 3 4 3 5 3 4 0 4-1 5-4 6-23 19-33 28-33 5 0 8 2 8 10 0 5-2 10-9 26-5 15-12 30-17 44z"><text:p/></draw:path><draw:path draw:style-name="gr2" draw:text-style-name="P9" svg:width="0.198cm" svg:height="0.072cm" svg:x="1.953cm" svg:y="0.953cm" svg:viewBox="0 0 199 73" svg:d="M188 13c4 0 11 0 11-6 0-7-7-7-11-7-59 0-119 0-178 0-5 0-10 0-10 7 0 6 5 6 10 6 59 0 119 0 178 0zM188 73c4 0 11 0 11-7s-7-7-11-7c-59 0-119 0-178 0-5 0-10 0-10 7s5 7 10 7c59 0 119 0 178 0z"><text:p/></draw:path><draw:path draw:style-name="gr2" draw:text-style-name="P9" svg:width="0.097cm" svg:height="0.179cm" svg:x="2.201cm" svg:y="0.878cm" svg:viewBox="0 0 98 180" svg:d="M60 8c0-7 0-8-7-8-18 18-42 18-53 18 0 3 0 6 0 9 7 0 24 0 38-7 0 46 0 91 0 137 0 9 0 13-26 13-3 0-7 0-10 0 0 4 0 7 0 10 5-1 38-1 47-1s43 0 49 1c0-3 0-6 0-10-3 0-7 0-10 0-28 0-28-4-28-13 0-49 0-100 0-149z"><text:p/></draw:path><draw:path draw:style-name="gr2" draw:text-style-name="P9" svg:width="0.014cm" svg:height="0.385cm" svg:x="2.465cm" svg:y="0.312cm" svg:viewBox="0 0 15 386" svg:d="M15 14c0-7 0-14-7-14-8 0-8 7-8 14 0 119 0 238 0 357 0 8 0 15 8 15 7 0 7-7 7-15 0-119 0-238 0-357z"><text:p/></draw:path><draw:path draw:style-name="gr2" draw:text-style-name="P9" svg:width="0.176cm" svg:height="0.248cm" svg:x="2.537cm" svg:y="0.431cm" svg:viewBox="0 0 177 249" svg:d="M176 24c1-5 1-6 1-10 0-6-4-10-11-10-3 0-10 3-13 8-1 2-5 14-6 21-2 10-5 21-7 31-6 23-12 47-18 70-1 6-18 32-43 32-20 0-24-17-24-31 0-17 7-42 20-76 5-15 7-19 7-27 0-18-13-32-31-32-37 0-51 56-51 59 0 5 3 5 4 5 4 0 5-1 6-8 11-36 26-47 39-47 4 0 10 0 10 12 0 10-4 20-6 27-16 41-23 63-23 81 0 35 24 46 47 46 15 0 29-7 40-18-6 21-10 40-26 59-10 14-25 26-43 26-5 0-23-2-29-17 6 0 12 0 17-4 4-5 8-9 8-17 0-12-11-13-14-13-9 0-22 7-22 25 0 19 16 33 40 33 40 0 81-35 91-78 12-49 25-97 37-147z"><text:p/></draw:path><draw:path draw:style-name="gr2" draw:text-style-name="P9" svg:width="0.081cm" svg:height="0.18cm" svg:x="2.727cm" svg:y="0.48cm" svg:viewBox="0 0 82 181" svg:d="M75 10c0-5-4-10-11-10s-15 7-15 15c0 5 4 10 11 10 8 0 15-7 15-15zM20 147c-1 4-2 7-2 12 0 12 11 22 25 22 27 0 39-37 39-40 0-4-3-3-4-4-4 0-4 1-5 5-7 21-18 33-29 33-6 0-7-5-7-10 0-7 3-11 5-18 2-6 5-14 9-21 2-6 12-31 13-35 0-2 1-5 1-9 0-12-11-22-25-22-28 0-40 37-40 41 0 3 3 2 4 3 5 0 5-1 6-4 6-23 19-33 28-33 5 0 7 2 7 10 0 7-1 10-8 27-5 15-12 29-17 43z"><text:p/></draw:path><draw:path draw:style-name="gr2" draw:text-style-name="P9" svg:width="0.234cm" svg:height="0.015cm" svg:x="2.962cm" svg:y="0.497cm" svg:viewBox="0 0 235 16" svg:d="M222 16c7 0 13 0 13-7 0-9-6-9-13-9-69 0-140 0-209 0-6 0-13 0-13 9 0 7 7 7 13 7 69 0 140 0 209 0z"><text:p/></draw:path><draw:path draw:style-name="gr2" draw:text-style-name="P9" svg:width="0.102cm" svg:height="0.058cm" svg:x="3.387cm" svg:y="0.334cm" svg:viewBox="0 0 103 59" svg:d="M52 0c-18 18-34 34-52 52 2 2 4 5 7 7 15-13 29-26 45-39 14 13 29 26 44 39 2-2 5-5 7-7-17-18-34-34-51-52z"><text:p/></draw:path><draw:path draw:style-name="gr2" draw:text-style-name="P9" svg:width="0.177cm" svg:height="0.248cm" svg:x="3.327cm" svg:y="0.431cm" svg:viewBox="0 0 178 249" svg:d="M177 24c1-5 1-6 1-10 0-6-5-10-11-10-4 0-10 3-13 8-1 2-4 14-6 21-3 10-5 21-7 31-6 23-12 47-18 70-2 6-19 32-44 32-20 0-24-17-24-31 0-17 7-42 20-76 6-15 7-19 7-27 0-18-12-32-31-32-37 0-51 56-51 59 0 5 3 4 4 5 5 0 5-1 7-8 10-36 25-47 38-47 4 0 10 0 10 12 0 10-3 20-6 27-16 41-22 63-22 81 0 35 24 46 47 46 14 0 28-7 39-18-5 21-10 40-26 59-10 14-24 26-42 26-5 0-23-2-29-17 6 0 11 0 16-4 5-5 8-9 8-17 0-12-10-13-14-13-9 0-21 7-21 25 0 19 16 33 40 33 40 0 80-35 91-78 12-49 25-97 37-147z"><text:p/></draw:path><draw:path draw:style-name="gr2" draw:text-style-name="P9" svg:width="0.08cm" svg:height="0.18cm" svg:x="3.518cm" svg:y="0.48cm" svg:viewBox="0 0 81 181" svg:d="M75 10c0-5-4-10-11-10-8 0-16 7-16 15 0 5 4 10 11 10 8 0 16-7 16-15zM20 147c-1 4-4 7-4 12 0 12 11 22 27 22 26 0 38-37 38-40 0-4-3-4-4-4-3 0-3 1-4 5-7 21-19 33-29 33-6 0-8-5-8-10 0-7 2-11 5-18 3-6 6-14 8-21 3-6 13-31 14-35 1-2 2-5 2-9 0-12-11-22-27-22-26 0-38 37-38 41 0 3 3 3 4 3 4 0 5-1 5-4 7-23 20-33 29-33 5 0 7 2 7 10 0 7-2 10-9 27-5 15-11 29-16 43z"><text:p/></draw:path><draw:path draw:style-name="gr2" draw:text-style-name="P9" svg:width="0.014cm" svg:height="0.385cm" svg:x="3.68cm" svg:y="0.312cm" svg:viewBox="0 0 15 386" svg:d="M15 14c0-7 0-14-7-14-8 0-8 7-8 14 0 119 0 238 0 357 0 8 0 15 8 15 7 0 7-7 7-15 0-119 0-238 0-357z"><text:p/></draw:path></draw:g></text:p>
      <text:p text:style-name="Standard"><text:span text:style-name="Strong_20_Emphasis"><text:span text:style-name="T11">where </text:span></text:span><text:span text:style-name="Strong_20_Emphasis"><text:span text:style-name="T12">y</text:span></text:span><text:span text:style-name="Strong_20_Emphasis"><text:span text:style-name="T13">i</text:span></text:span><text:span text:style-name="Strong_20_Emphasis"><text:span text:style-name="T14">​</text:span></text:span><text:span text:style-name="Strong_20_Emphasis"><text:span text:style-name="T11"> are the true values and </text:span></text:span><text:span text:style-name="Strong_20_Emphasis"><text:span text:style-name="T12">ŷ</text:span></text:span><text:span text:style-name="Strong_20_Emphasis"><text:span text:style-name="T13">i</text:span></text:span><text:span text:style-name="Strong_20_Emphasis"><text:span text:style-name="T11">​ the predicted values. MAE is easy to interpret since it has the same units as the predicted property. In chemistry and materials science, MAE can be used to assess how well a model predicts quantities such as activation energies, band gaps, or solubilities.</text:span></text:span></text:p>
      <text:h text:style-name="Heading_20_2" text:outline-level="2"><text:span text:style-name="Strong_20_Emphasis">Mean squared error (MSE)</text:span></text:h>
      <text:p text:style-name="Standard">A standard metric for evaluating regression models. It measures the average of the squared differences between predicted values and true values: <text:span text:style-name="T1"/></text:p>
      <text:p text:style-name="P10"><text:span text:style-name="T1"><draw:g text:anchor-type="as-char" svg:y="-0.596cm" draw:z-index="5" draw:name="Forme2" draw:style-name="gr1"><svg:title>TexMaths</svg:title><svg:desc>11§display§\[
\text{MSE} = \frac{1}{n} \sum_{i=1}^n \left( y_i - \hat{y}_i \right)^2
\]§svg§600§TRUE§</svg:desc><draw:path draw:style-name="gr2" draw:text-style-name="P9" svg:width="0.325cm" svg:height="0.262cm" svg:x="0.001cm" svg:y="0.34cm" svg:viewBox="0 0 326 263" svg:d="M79 8c-3-8-4-8-13-8-22 0-44 0-66 0 0 3 0 8 0 11 3 0 7 0 10 0 30 0 30 4 30 19 0 63 0 128 0 192 0 11 0 29-40 29 0 3 0 7 0 12 14 0 32-1 45-1 12 0 32 1 45 1 0-5 0-9 0-12-39 0-39-18-39-29 0-69 0-138 0-208h1c31 81 61 161 92 241 2 4 5 8 8 8 4 0 5-4 8-7 31-81 62-164 94-245 0 74 0 148 0 222 0 14 0 18-30 18-3 0-6 0-9 0 0 3 0 7 0 12 14-1 40-1 56-1 15 0 40 0 55 1 0-5 0-9 0-12-4 0-6 0-9 0-30 0-31-4-31-18 0-68 0-135 0-203 0-15 1-19 31-19 3 0 5 0 9 0 0-3 0-8 0-11-22 0-43 0-65 0-10 0-10 0-13 7-29 72-57 145-85 217-28-72-56-144-84-216z"><text:p/></draw:path><draw:path draw:style-name="gr2" draw:text-style-name="P9" svg:width="0.171cm" svg:height="0.279cm" svg:x="0.363cm" svg:y="0.332cm" svg:viewBox="0 0 172 280" svg:d="M113 122c-16-4-33-8-49-12-24-6-39-26-39-48 0-28 20-51 51-51 65 0 73 63 75 80 1 2 1 5 5 5 5 0 5-3 5-9 0-27 0-52 0-78 0-7 0-9-5-9-2 0-2 0-5 4-5 8-9 15-13 22-13-11-28-26-62-26-43 0-76 34-76 75 0 32 21 60 51 70 4 2 24 7 50 13 11 2 22 6 33 20 9 10 12 22 12 35 0 28-18 55-51 55-11 0-41-2-61-21-23-21-24-45-24-59-1-3-3-3-4-3-6 0-6 2-6 8 0 26 0 52 0 78 0 7 0 9 4 9 3 0 4-1 6-5 4-8 1-1 14-22 12 13 37 27 71 27 46 0 77-37 77-80 0-38-27-70-59-78z"><text:p/></draw:path><draw:path draw:style-name="gr2" draw:text-style-name="P9" svg:width="0.239cm" svg:height="0.261cm" svg:x="0.569cm" svg:y="0.342cm" svg:viewBox="0 0 240 262" svg:d="M40 232c0 14 0 17-30 17-3 0-7 0-10 0 0 4 0 8 0 13 75 0 149 0 223 0 6-33 11-66 17-99-3 0-7 0-10 0-10 59-19 86-85 86-17 0-34 0-51 0-19 0-19-2-19-15 0-34 0-68 0-102 11 0 23 0 34 0 37 0 42 12 42 45 3 0 6 0 10 0 0-34 0-68 0-102-4 0-7 0-10 0 0 33-5 45-42 45-11 0-23 0-34 0 0-31 0-62 0-93 0-13 0-16 19-16 16 0 33 0 49 0 59 0 69 22 76 76 3 0 7 0 10 0-3-29-8-58-11-87-73 0-145 0-218 0 0 3 0 8 0 11 3 0 7 0 10 0 30 0 30 4 30 19 0 67 0 135 0 202z"><text:p/></draw:path><draw:path draw:style-name="gr2" draw:text-style-name="P9" svg:width="0.256cm" svg:height="0.09cm" svg:x="0.948cm" svg:y="0.461cm" svg:viewBox="0 0 257 91" svg:d="M244 15c6 0 13 0 13-7 0-8-7-8-13-8-77 0-154 0-231 0-5 0-13 0-13 8 0 7 8 7 13 7 77 0 154 0 231 0zM244 91c6 0 13 0 13-7 0-8-7-8-13-8-77 0-154 0-231 0-5 0-13 0-13 8 0 7 8 7 13 7 77 0 154 0 231 0z"><text:p/></draw:path><draw:path draw:style-name="gr2" draw:text-style-name="P9" svg:width="0.127cm" svg:height="0.256cm" svg:x="1.435cm" svg:y="0.084cm" svg:viewBox="0 0 128 257" svg:d="M79 10c0-9 0-10-9-10-24 25-57 25-70 25 0 4 0 8 0 11 8 0 31 0 51-10 0 67 0 133 0 200 0 15-1 19-36 19-4 0-8 0-13 0 0 3 0 8 0 12 15-1 48-1 63-1s49 0 63 1c0-4 0-9 0-12-5 0-8 0-12 0-36 0-37-4-37-19 0-72 0-144 0-216z"><text:p/></draw:path><draw:path draw:style-name="gr2" draw:text-style-name="P9" svg:width="0.231cm" svg:height="0.015cm" svg:x="1.381cm" svg:y="0.499cm" svg:viewBox="0 0 232 16" svg:d="M0 0c77 0 155 0 232 0 0 5 0 11 0 16-77 0-155 0-232 0 0-5 0-11 0-16z"><text:p/></draw:path><draw:path draw:style-name="gr2" draw:text-style-name="P9" svg:width="0.208cm" svg:height="0.174cm" svg:x="1.393cm" svg:y="0.695cm" svg:viewBox="0 0 209 175" svg:d="M22 147c-1 7-3 16-3 17 0 7 5 11 11 11 5 0 12-4 14-11 1-1 6-19 8-29 3-12 5-23 9-35 2-8 4-16 6-25 1-7 5-18 5-20 6-11 26-46 63-46 17 0 21 14 21 26 0 24-20 74-25 90-3 9-4 13-4 18 0 19 14 32 31 32 37 0 51-56 51-60s-3-4-4-4c-5 0-5 1-6 8-8 25-21 47-39 47-7 0-10-3-10-12 0-10 3-20 7-28 7-21 23-63 23-85 0-26-16-41-44-41-35 0-53 24-60 33-2-21-19-33-36-33-19 0-25 15-29 22-5 13-11 36-11 37 0 4 3 4 4 4 4 0 5 0 7-9 7-28 14-45 28-45 7 0 12 4 12 17 0 8-1 12-6 32-8 30-15 60-23 89z"><text:p/></draw:path><draw:path draw:style-name="gr2" draw:text-style-name="P9" svg:width="0.164cm" svg:height="0.121cm" svg:x="1.921cm" svg:y="0.001cm" svg:viewBox="0 0 165 122" svg:d="M20 102c-1 3-2 10-2 11 0 7 4 9 8 9 5 0 9-3 11-6 3-3 4-11 5-17 1-4 4-18 5-24 3-6 4-12 6-18 2-11 3-13 11-24s20-25 41-25c15 0 15 14 15 18 0 17-11 47-15 59-4 6-5 10-5 14 0 14 12 23 25 23 28 0 40-37 40-42 0-3-3-3-4-3-5 0-5 2-6 4-5 22-17 33-28 33-6 0-7-3-7-9s1-9 7-21c3-9 14-38 14-53 0-27-21-31-35-31-23 0-38 14-47 25-2-18-17-25-28-25-12 0-18 9-22 14-6 11-9 27-9 28 0 3 3 3 4 3 4 0 4-1 6-8 4-16 10-29 20-29 7 0 9 5 9 13 0 5-4 15-5 23-2 7-4 18-5 24-4 11-6 23-9 34z"><text:p/></draw:path><draw:path draw:style-name="gr2" draw:text-style-name="P9" svg:width="0.513cm" svg:height="0.539cm" svg:x="1.746cm" svg:y="0.237cm" svg:viewBox="0 0 514 540" svg:d="M468 540c15-42 30-83 46-124-3 0-6 0-9 0-15 40-56 66-101 79-8 2-46 12-120 12-78 0-155 0-233 0 66-77 131-154 197-231 2-3 3-5 3-6s0-2-2-6c-61-83-120-164-181-245 71 0 142 0 213 0 51 0 86 5 90 5 21 3 54 10 85 30 9 5 36 23 49 54 3 0 6 0 9 0-16-37-31-72-46-108-152 0-305 0-457 0-10 0-10 0-11 2 0 1 0 9 0 13 68 94 136 186 205 280-67 78-133 156-201 234-4 4-3 4-4 6 0 5 3 5 11 5 152 0 305 0 457 0z"><text:p/></draw:path><draw:path draw:style-name="gr2" draw:text-style-name="P9" svg:width="0.08cm" svg:height="0.181cm" svg:x="1.766cm" svg:y="0.878cm" svg:viewBox="0 0 81 182" svg:d="M75 11c0-4-3-11-11-11s-16 8-16 15c0 5 5 10 11 10 8 0 16-7 16-14zM20 148c-1 4-2 7-2 11 0 12 10 23 25 23 27 0 38-37 38-41s-3-4-4-4c-3 0-3 1-4 5-7 22-19 33-29 33-5 0-7-4-7-10s2-11 4-17c3-7 6-15 9-22 3-6 12-30 13-34 1-3 2-6 2-8 0-14-11-24-26-24-27 0-39 37-39 42 0 3 3 3 4 3 4 0 5-1 5-4 8-23 20-33 30-33 4 0 6 2 6 9s-2 11-9 27c-5 15-11 30-16 44z"><text:p/></draw:path><draw:path draw:style-name="gr2" draw:text-style-name="P9" svg:width="0.198cm" svg:height="0.072cm" svg:x="1.881cm" svg:y="0.954cm" svg:viewBox="0 0 199 73" svg:d="M189 13c4 0 10 0 10-6 0-7-6-7-10-7-59 0-120 0-179 0-3 0-10 0-10 7 0 6 7 6 10 6 59 0 120 0 179 0zM189 73c4 0 10 0 10-7s-6-7-10-7c-59 0-120 0-179 0-3 0-10 0-10 7s7 7 10 7c59 0 120 0 179 0z"><text:p/></draw:path><draw:path draw:style-name="gr2" draw:text-style-name="P9" svg:width="0.098cm" svg:height="0.178cm" svg:x="2.128cm" svg:y="0.878cm" svg:viewBox="0 0 99 179" svg:d="M62 8c0-8-1-8-9-8-17 18-42 18-53 18 0 3 0 6 0 9 7 0 24 0 40-7 0 46 0 91 0 137 0 9 0 12-28 12-3 0-6 0-10 0 0 4 0 7 0 10 5 0 39-1 49-1 7 0 41 1 48 1 0-3 0-6 0-10-3 0-8 0-11 0-26 0-26-3-26-12 0-49 0-100 0-149z"><text:p/></draw:path><draw:path draw:style-name="gr2" draw:text-style-name="P9" svg:width="0.089cm" svg:height="0.385cm" svg:x="2.384cm" svg:y="0.313cm" svg:viewBox="0 0 90 386" svg:d="M90 381c0-1 0-1-6-7-49-49-62-122-62-181 0-68 15-135 63-182 5-6 5-6 5-7 0-3-2-4-4-4-5 0-39 26-62 75-20 43-24 85-24 118 0 30 4 76 25 120 23 47 56 73 61 73 2 0 4-1 4-5z"><text:p/></draw:path><draw:path draw:style-name="gr2" draw:text-style-name="P9" svg:width="0.177cm" svg:height="0.248cm" svg:x="2.508cm" svg:y="0.432cm" svg:viewBox="0 0 178 249" svg:d="M177 24c1-5 1-6 1-10 0-6-5-10-11-10-4 0-10 3-13 8-1 2-4 14-5 21-4 10-6 21-8 31-6 23-12 47-18 70-2 6-18 32-44 32-20 0-24-17-24-31 0-17 7-42 20-76 6-15 8-19 8-27 0-18-13-32-32-32-37 0-51 56-51 59 0 5 3 4 4 5 5 0 5-1 7-8 10-36 25-47 39-47 3 0 9 0 9 12 0 10-3 20-6 27-16 41-22 63-22 81 0 35 24 46 47 46 14 0 28-7 39-18-5 21-10 40-26 59-10 14-24 25-41 25-6 0-24-1-30-16 6 0 11 0 16-4 5-5 8-9 8-17 0-12-10-13-14-13-9 0-22 6-22 25s17 33 42 33c39 0 79-35 90-78 12-49 25-97 37-147z"><text:p/></draw:path><draw:path draw:style-name="gr2" draw:text-style-name="P9" svg:width="0.08cm" svg:height="0.18cm" svg:x="2.699cm" svg:y="0.482cm" svg:viewBox="0 0 81 181" svg:d="M75 10c0-5-3-10-11-10s-16 7-16 15c0 5 4 10 11 10 8 0 16-7 16-15zM20 147c-1 4-3 7-3 11 0 13 11 23 26 23 26 0 38-37 38-40 0-4-3-4-4-4-3 0-3 1-4 5-7 21-19 32-29 32-5 0-8-4-8-9 0-7 3-11 5-18 3-6 6-14 9-22 2-5 12-30 13-34 1-2 2-5 2-9 0-12-11-22-26-22-27 0-39 37-39 41 0 3 3 3 4 3 4 0 5-1 5-4 8-23 20-33 30-33 4 0 6 2 6 10 0 7-2 10-9 27-5 15-11 29-16 43z"><text:p/></draw:path><draw:path draw:style-name="gr2" draw:text-style-name="P9" svg:width="0.236cm" svg:height="0.015cm" svg:x="2.932cm" svg:y="0.499cm" svg:viewBox="0 0 237 16" svg:d="M223 16c7 0 14 0 14-7 0-9-7-9-14-9-69 0-139 0-209 0-6 0-14 0-14 9 0 7 8 7 14 7 70 0 140 0 209 0z"><text:p/></draw:path><draw:path draw:style-name="gr2" draw:text-style-name="P9" svg:width="0.101cm" svg:height="0.058cm" svg:x="3.359cm" svg:y="0.335cm" svg:viewBox="0 0 102 59" svg:d="M52 0c-18 18-34 34-52 52 2 2 4 5 7 7 15-13 29-26 45-39 14 13 29 26 44 39 2-2 4-5 6-7-16-18-34-34-50-52z"><text:p/></draw:path><draw:path draw:style-name="gr2" draw:text-style-name="P9" svg:width="0.177cm" svg:height="0.248cm" svg:x="3.299cm" svg:y="0.432cm" svg:viewBox="0 0 178 249" svg:d="M176 24c2-5 2-6 2-10 0-6-5-10-11-10-4 0-11 3-14 8 0 2-3 14-6 21-2 10-5 21-7 31-6 23-11 47-17 70-2 6-18 32-44 32-20 0-24-17-24-31 0-17 7-42 20-76 6-15 8-19 8-27 0-18-13-32-32-32-37 0-51 56-51 59 0 5 3 5 4 5 5 0 5-1 7-8 10-36 25-47 39-47 3 0 9 0 9 12 0 10-4 20-6 27-16 41-22 63-22 81 0 35 24 46 46 46 15 0 29-7 40-18-6 21-10 40-26 59-10 14-24 25-43 25-4 0-22-1-28-16 5 0 11 0 16-4 4-5 8-9 8-17 0-12-11-13-14-13-9 0-22 6-22 25s17 33 40 33c41 0 81-35 92-78 12-49 24-97 36-147z"><text:p/></draw:path><draw:path draw:style-name="gr2" draw:text-style-name="P9" svg:width="0.082cm" svg:height="0.18cm" svg:x="3.489cm" svg:y="0.482cm" svg:viewBox="0 0 83 181" svg:d="M76 10c0-5-3-10-11-10s-15 7-15 15c0 5 3 10 11 10 7 0 15-7 15-15zM20 147c-1 4-2 7-2 11 0 13 11 23 26 23 26 0 39-37 39-40 0-4-4-4-5-4-3 0-4 1-5 5-6 21-18 32-29 32-5 0-7-4-7-9 0-7 3-11 5-18 3-6 5-14 9-22 2-5 12-30 13-34 1-2 2-5 2-9 0-12-11-22-26-22-27 0-40 37-40 41 0 3 4 3 6 3 3 0 3-1 4-4 7-23 19-33 29-33 4 0 7 2 7 10 0 7-2 10-9 27-5 15-12 29-17 43z"><text:p/></draw:path><draw:path draw:style-name="gr2" draw:text-style-name="P9" svg:width="0.088cm" svg:height="0.385cm" svg:x="3.628cm" svg:y="0.313cm" svg:viewBox="0 0 89 386" svg:d="M89 193c0-30-3-77-25-120-23-48-56-73-61-73-2 0-3 1-3 4 0 1 0 1 8 9 37 38 59 99 59 180 0 66-14 133-63 183-4 4-4 4-4 5 0 4 1 5 3 5 5 0 40-27 62-75 20-43 24-86 24-118z"><text:p/></draw:path><draw:path draw:style-name="gr2" draw:text-style-name="P9" svg:width="0.119cm" svg:height="0.178cm" svg:x="3.773cm" svg:y="0.231cm" svg:viewBox="0 0 120 179" svg:d="M120 130c-3 0-7 0-10 0 0 5-3 22-7 24-2 2-23 2-26 2-16 0-34 0-51 0 29-25 39-33 55-45 20-16 39-33 39-58 0-33-29-53-64-53-33 0-56 23-56 48 0 14 12 15 14 15 7 0 15-5 15-15 0-4-3-14-16-14 8-19 27-24 40-24 26 0 41 21 41 43 0 23-17 42-26 51-22 21-43 43-65 64-3 2-3 3-3 11 37 0 74 0 111 0 3-16 6-33 9-49z"><text:p/></draw:path></draw:g></text:span></text:p>
      <text:p text:style-name="P7">where <text:span text:style-name="T15">y</text:span><text:span text:style-name="T16">i</text:span> are the true values and <text:span text:style-name="T15">ŷ</text:span><text:span text:style-name="T16">i</text:span> the predicted values. </text:p>
      <text:p text:style-name="Standard">Because the errors are squared, MSE penalizes large deviations more strongly than small ones. In chemistry and materials science, MSE can be used to evaluate models predicting molecular properties such as reaction energies, band gaps, or adsorption energies.<text:span text:style-name="T1"/></text:p>
      <text:h text:style-name="Heading_20_2" text:outline-level="2">Metadata<text:span text:style-name="T1"/></text:h>
      <text:p text:style-name="Standard">Descriptive information about data, such as source, units, or experimental context.</text:p>
      <text:h text:style-name="Heading_20_2" text:outline-level="2"><text:soft-page-break/>Message passin<text:span text:style-name="T2">g</text:span></text:h>
      <text:p text:style-name="Standard">A framework used in graph neural networks where information is exchanged between nodes (atoms) and edges (bonds). <text:s/>At each iteration, nodes update their representations by aggregating information from their neighbors. This makes message passing well suited for molecular and materials data.</text:p>
      <text:h text:style-name="Heading_20_2" text:outline-level="2"><text:span text:style-name="Strong_20_Emphasis">Neural network</text:span></text:h>
      <text:p text:style-name="Standard">A machine learning model composed of layers of interconnected neurons. Neural networks can approximate complex, non-linear relationships between inputs and outputs. Depending on the architecture, they can handle tabular data (dense networks), sequential data (RNNs), images (CNNs), or text (transformers). In chemistry and materials science, neural networks are used for property prediction, reaction modeling, and generative design of molecules or materials.<text:span text:style-name="T1"/></text:p>
      <text:h text:style-name="Heading_20_2" text:outline-level="2"><text:span text:style-name="Strong_20_Emphasis">Neuron</text:span><text:span text:style-name="T1"/></text:h>
      <text:p text:style-name="Standard">The basic computational unit of a neural network, inspired by biological neurons. A neuron takes one or more input values, multiplies them by weights, adds a bias, and applies an activation function to produce an output. In machine learning, neurons are organized into layers that transform data step by step.<text:span text:style-name="T1"/></text:p>
      <text:h text:style-name="P3" text:outline-level="2" loext:marker-style-name="T1"><text:span text:style-name="T1">Normalization</text:span><text:span text:style-name="T1"/></text:h>
      <text:p text:style-name="Standard">A preprocessing technique in machine learning where features are rescaled to a fixed range, typically [0, 1]. <text:span text:style-name="T1"/></text:p>
      <text:p text:style-name="Standard">For each feature x, the normalized value is computed as: <text:span text:style-name="T1"/></text:p>
      <text:p text:style-name="P10"><text:span text:style-name="T1"><draw:g text:anchor-type="as-char" svg:y="-0.455cm" draw:z-index="4" draw:name="Forme3" draw:style-name="gr1"><svg:title>TexMaths</svg:title><svg:desc>11§display§\[
x' = \frac{x - x_{\min}}{x_{\max} - x_{\min}}
\]§svg§600§TRUE§</svg:desc><draw:path draw:style-name="gr2" draw:text-style-name="P9" svg:width="0.191cm" svg:height="0.174cm" svg:x="0.001cm" svg:y="0.263cm" svg:viewBox="0 0 192 175" svg:d="M118 54c2-10 12-46 38-46 2 0 11 0 20 5-11 2-19 12-19 21 0 7 5 13 15 13 8 0 20-6 20-22 0-20-23-25-36-25-22 0-35 20-39 29-10-26-31-29-42-29-41 0-63 49-63 59 0 4 3 3 4 4 4 0 5 0 6-5 13-40 38-50 52-50 7 0 21 4 21 26 0 12-7 37-21 91-7 25-20 41-37 41-3 0-12 0-19-5 9-2 18-10 18-21 0-10-9-14-14-14-12 0-22 10-22 24 0 17 20 25 36 25 26 0 40-28 41-30 4 14 19 30 42 30 39 0 61-51 61-60 0-4-3-4-4-4-3 0-4 2-6 4-12 42-38 51-50 51-16 0-22-12-22-25 0-9 3-18 6-34 5-18 9-36 14-53z"><text:p/></draw:path><draw:path draw:style-name="gr2" draw:text-style-name="P9" svg:width="0.066cm" svg:height="0.139cm" svg:x="0.224cm" svg:y="0.123cm" svg:viewBox="0 0 67 140" svg:d="M65 23c2-4 2-7 2-9 0-9-8-14-15-14-11 0-14 8-16 12-12 40-23 78-35 118 0 1-1 2-1 3 0 3 8 7 10 7s2-1 4-5c17-37 34-74 51-112z"><text:p/></draw:path><draw:path draw:style-name="gr2" draw:text-style-name="P9" svg:width="0.255cm" svg:height="0.089cm" svg:x="0.449cm" svg:y="0.291cm" svg:viewBox="0 0 256 90" svg:d="M243 15c7 0 13 0 13-7 0-8-6-8-12-8-77 0-155 0-232 0-5 0-12 0-12 8 0 7 7 7 13 7 77 0 153 0 230 0zM244 90c6 0 12 0 12-7 0-8-6-8-13-8-77 0-153 0-230 0-6 0-13 0-13 8 0 7 7 7 12 7 77 0 155 0 232 0z"><text:p/></draw:path><draw:path draw:style-name="gr2" draw:text-style-name="P9" svg:width="0.191cm" svg:height="0.174cm" svg:x="1.187cm" svg:y="0.001cm" svg:viewBox="0 0 192 175" svg:d="M118 54c2-10 11-45 38-45 2 0 11 0 20 5-11 1-19 11-19 20 0 7 5 14 15 14 8 0 20-7 20-23 0-19-23-25-36-25-22 0-35 21-41 30-8-26-29-30-40-30-41 0-63 49-63 59 0 5 3 5 4 5 4 0 5-1 6-5 13-40 38-50 52-50 6 0 21 3 21 25 0 12-7 39-21 93-7 24-20 40-38 40-2 0-11 0-18-5 9-3 17-10 17-21 0-10-8-13-14-13-11 0-21 10-21 22 0 17 20 25 36 25 26 0 40-26 41-29 4 15 19 29 42 29 39 0 61-50 61-59 0-4-3-4-4-4-3 0-4 1-6 5-12 40-38 50-50 50-16 0-22-13-22-26 0-8 2-17 6-34 5-18 9-36 14-53z"><text:p/></draw:path><draw:path draw:style-name="gr2" draw:text-style-name="P9" svg:width="0.235cm" svg:height="0.014cm" svg:x="1.514cm" svg:y="0.068cm" svg:viewBox="0 0 236 15" svg:d="M222 15c7 0 14 0 14-7 0-8-7-8-14-8-69 0-140 0-209 0-6 0-13 0-13 8 0 7 7 7 13 7 69 0 140 0 209 0z"><text:p/></draw:path><draw:path draw:style-name="gr2" draw:text-style-name="P9" svg:width="0.191cm" svg:height="0.174cm" svg:x="1.879cm" svg:y="0.001cm" svg:viewBox="0 0 192 175" svg:d="M118 54c2-10 12-45 38-45 2 0 11 0 20 5-11 1-19 11-19 20 0 7 5 14 15 14 8 0 20-7 20-23 0-19-23-25-36-25-22 0-35 21-39 30-10-26-31-30-42-30-41 0-63 49-63 59 0 5 3 4 4 5 4 0 5-1 6-5 13-40 38-50 52-50 7 0 21 3 21 25 0 12-7 39-21 93-7 24-20 40-37 40-3 0-12 0-19-5 9-3 18-10 18-21 0-10-9-13-14-13-12 0-22 10-22 22 0 17 20 25 36 25 26 0 40-26 41-29 4 15 19 29 42 29 39 0 61-50 61-59 0-4-3-4-4-4-3 0-4 1-6 5-12 40-38 50-50 50-16 0-22-13-22-26 0-8 3-17 6-34 5-18 9-36 14-53z"><text:p/></draw:path><draw:path draw:style-name="gr2" draw:text-style-name="P9" svg:width="0.227cm" svg:height="0.118cm" svg:x="2.103cm" svg:y="0.111cm" svg:viewBox="0 0 228 119" svg:d="M208 37c0-24-12-37-41-37-21 0-36 11-43 25-5-20-21-25-39-25-23 0-38 12-45 26 0-8 0-17 0-26-14 1-27 1-40 2 0 3 0 7 0 10 19 0 20 2 20 16 0 23 0 47 0 70 0 11-2 11-20 11 0 3 0 6 0 10 1 0 20-1 31-1 10 0 28 1 31 1 0-4 0-7 0-10-18 0-20 0-20-11 0-17 0-33 0-50 0-27 22-40 40-40 19 0 21 14 21 28 0 21 0 41 0 62 0 11-2 11-19 11 0 3 0 6 0 10 9 0 18-1 30-1 10 0 29 1 31 1 0-4 0-7 0-10-17 0-21 0-21-11 0-17 0-33 0-50 0-27 23-40 41-40 19 0 21 14 21 28 0 21 0 41 0 62 0 11-2 11-20 11 0 3 0 6 0 10 1 0 20-1 31-1 10 0 28 1 31 1 0-4 0-7 0-10-18 0-20 0-20-11 0-20 0-41 0-61z"><text:p/></draw:path><draw:path draw:style-name="gr2" draw:text-style-name="P9" svg:width="0.058cm" svg:height="0.182cm" svg:x="2.357cm" svg:y="0.047cm" svg:viewBox="0 0 59 183" svg:d="M42 15c0-7-6-15-16-15-7 0-15 7-15 15 0 10 8 17 15 17 9 0 16-7 16-17zM1 66c0 3 0 7 0 10 18 0 20 2 20 15 0 23 0 47 0 71 0 11-3 11-21 11 0 3 0 6 0 10 1 0 20-1 31-1 9 0 18 0 28 1 0-4 0-7 0-10-15 0-18 0-18-11 0-33 0-65 0-98-14 1-27 1-40 2z"><text:p/></draw:path><draw:path draw:style-name="gr2" draw:text-style-name="P9" svg:width="0.144cm" svg:height="0.118cm" svg:x="2.444cm" svg:y="0.111cm" svg:viewBox="0 0 145 119" svg:d="M125 37c0-24-12-37-40-37-22 0-37 12-44 26 0-8 0-17 0-26-14 1-28 1-41 2 0 3 0 7 0 10 19 0 21 2 21 16 0 23 0 47 0 70 0 11-3 11-21 11 0 3 0 6 0 10 1 0 20-1 31-1 10 0 28 1 32 1 0-4 0-7 0-10-18 0-21 0-21-11 0-17 0-33 0-50 0-27 23-40 40-40 19 0 21 14 21 28 0 21 0 41 0 62 0 11-2 11-19 11 0 3 0 6 0 10 9 0 19-1 30-1 10 0 29 1 31 1 0-4 0-7 0-10-17 0-20 0-20-11 0-20 0-41 0-61z"><text:p/></draw:path><draw:path draw:style-name="gr2" draw:text-style-name="P9" svg:width="2.033cm" svg:height="0.014cm" svg:x="0.881cm" svg:y="0.329cm" svg:viewBox="0 0 2034 15" svg:d="M0 0c678 0 1356 0 2034 0 0 6 0 10 0 15-678 0-1356 0-2034 0 0-5 0-9 0-15z"><text:p/></draw:path><draw:path draw:style-name="gr2" draw:text-style-name="P9" svg:width="0.191cm" svg:height="0.174cm" svg:x="0.892cm" svg:y="0.527cm" svg:viewBox="0 0 192 175" svg:d="M118 54c2-10 11-46 38-46 2 0 11 0 20 5-11 2-19 11-19 21 0 6 5 13 15 13 8 0 20-6 20-22 0-21-23-25-36-25-22 0-35 20-41 29-8-26-29-29-40-29-41 0-63 49-63 59 0 4 3 4 4 4 4 0 5-1 6-5 13-40 38-50 52-50 7 0 21 3 21 26 0 12-7 38-21 91-7 25-20 41-38 41-2 0-11 0-18-5 9-3 17-10 17-21 0-10-8-13-14-13-11 0-21 9-21 21 0 19 20 27 36 27 26 0 40-28 41-30 4 14 19 30 42 30 39 0 61-51 61-61 0-3-3-3-4-3-3 0-4 1-6 4-12 41-38 51-50 51-16 0-22-12-22-25 0-9 2-18 6-34 5-18 9-35 14-53z"><text:p/></draw:path><draw:path draw:style-name="gr2" draw:text-style-name="P9" svg:width="0.227cm" svg:height="0.118cm" svg:x="1.116cm" svg:y="0.636cm" svg:viewBox="0 0 228 119" svg:d="M208 37c0-24-12-37-41-37-22 0-36 12-43 25-5-20-21-25-40-25-22 0-37 12-44 26 0-8 0-17 0-26-14 1-27 2-40 3 0 4 0 7 0 10 18 0 20 1 20 14 0 24 0 48 0 71 0 11-2 11-20 11 0 3 0 6 0 10 10 0 20-1 31-1 10 0 28 1 31 1 0-4 0-7 0-10-18 0-20 0-20-11 0-17 0-32 0-49 0-28 22-41 39-41 20 0 22 14 22 28 0 21 0 41 0 62 0 11-3 11-21 11 0 3 0 6 0 10 2 0 20-1 31-1s30 1 32 1c0-4 0-7 0-10-17 0-21 0-21-11 0-17 0-32 0-49 0-28 23-41 41-41 19 0 21 14 21 28 0 21 0 41 0 62 0 11-2 11-20 11 0 3 0 6 0 10 10 0 20-1 31-1 10 0 28 1 31 1 0-4 0-7 0-10-18 0-20 0-20-11 0-20 0-41 0-61z"><text:p/></draw:path><draw:path draw:style-name="gr2" draw:text-style-name="P9" svg:width="0.134cm" svg:height="0.122cm" svg:x="1.371cm" svg:y="0.635cm" svg:viewBox="0 0 135 123" svg:d="M106 47c0-14 0-24-13-34-11-9-24-13-40-13-26 0-43 10-43 26 0 8 5 14 12 14 8 0 13-6 13-14 0-4-2-9-10-12 10-6 26-6 28-6 15 0 32 10 32 32 0 3 0 5 0 8-16 0-33 2-53 9-24 9-32 23-32 37 0 23 29 29 47 29 22 0 34-12 40-23 1 11 9 22 21 22 1 0 27 0 27-26 0-5 0-10 0-15-3 0-6 0-10 0 0 5 0 10 0 15 0 2 0 15-10 15-9 0-9-12-9-16 0-16 0-32 0-48zM85 83c0 25-23 32-36 32-14 0-26-8-26-21 0-16 12-37 62-39 0 9 0 19 0 28z"><text:p/></draw:path><draw:path draw:style-name="gr2" draw:text-style-name="P9" svg:width="0.147cm" svg:height="0.116cm" svg:x="1.516cm" svg:y="0.639cm" svg:viewBox="0 0 148 117" svg:d="M85 56c-1-1-1-1-3-2 0-1 18-20 20-23 10-10 20-20 41-21 0-3 0-7 0-10-8 1-15 1-23 1s-19 0-27-1c0 3 0 7 0 10 5 1 6 4 6 7-1 3 0 4-4 8-7 8-13 15-19 22-8-9-14-17-22-26-3-2-3-4-3-6 0-3 3-5 6-5 0-3 0-7 0-10-10 1-20 1-30 1-7 0-18 0-26-1 0 3 0 7 0 10 12 0 20 0 26 9 11 13 24 25 35 38 1 1 1 1 2 2 0 2-21 23-23 27-10 11-19 21-41 21 0 3 0 6 0 10 8 0 14-2 22-2 9 0 19 2 27 2 0-4 0-7 0-10-3 0-5-2-5-6 0-5 3-9 8-13 6-7 12-14 18-21 8 9 16 18 23 26 6 6 6 7 6 8 0 6-7 6-8 6 0 3 0 6 0 10 2 0 22-2 31-2s18 2 26 2c0-4 0-7 0-10-18 0-20-1-26-8-12-14-25-29-37-43z"><text:p/></draw:path><draw:path draw:style-name="gr2" draw:text-style-name="P9" svg:width="0.234cm" svg:height="0.014cm" svg:x="1.808cm" svg:y="0.593cm" svg:viewBox="0 0 235 15" svg:d="M222 15c7 0 13 0 13-7 0-8-6-8-13-8-69 0-140 0-209 0-6 0-13 0-13 8 0 7 7 7 13 7 69 0 140 0 209 0z"><text:p/></draw:path><draw:path draw:style-name="gr2" draw:text-style-name="P9" svg:width="0.191cm" svg:height="0.174cm" svg:x="2.174cm" svg:y="0.527cm" svg:viewBox="0 0 192 175" svg:d="M118 54c2-10 12-46 38-46 2 0 11 0 20 5-11 2-19 11-19 21 0 6 5 13 15 13 8 0 20-6 20-22 0-21-23-25-36-25-22 0-35 20-39 29-10-26-31-29-42-29-41 0-63 49-63 59 0 4 3 3 4 4 4 0 5-1 6-5 13-40 38-50 52-50 7 0 21 3 21 26 0 12-7 38-21 91-7 25-20 41-37 41-3 0-12 0-19-5 9-3 17-10 17-21 0-10-8-13-14-13-11 0-21 9-21 21 0 19 20 27 36 27 26 0 40-28 41-30 4 14 19 30 42 30 39 0 61-51 61-61 0-3-3-3-4-3-3 0-4 1-6 4-12 41-38 51-50 51-16 0-22-12-22-25 0-9 3-18 6-34 5-18 9-35 14-53z"><text:p/></draw:path><draw:path draw:style-name="gr2" draw:text-style-name="P9" svg:width="0.227cm" svg:height="0.118cm" svg:x="2.398cm" svg:y="0.636cm" svg:viewBox="0 0 228 119" svg:d="M208 37c0-24-12-37-41-37-21 0-36 12-43 25-5-20-21-25-39-25-23 0-38 12-45 26 0-8 0-17 0-26-14 1-27 2-40 3 0 4 0 7 0 10 19 0 20 1 20 14 0 24 0 48 0 71 0 11-2 11-20 11 0 3 0 6 0 10 1 0 20-1 31-1 10 0 28 1 31 1 0-4 0-7 0-10-18 0-20 0-20-11 0-17 0-32 0-49 0-28 22-41 40-41 19 0 21 14 21 28 0 21 0 41 0 62 0 11-2 11-19 11 0 3 0 6 0 10 9 0 18-1 30-1 10 0 29 1 31 1 0-4 0-7 0-10-17 0-21 0-21-11 0-17 0-32 0-49 0-28 23-41 41-41 19 0 21 14 21 28 0 21 0 41 0 62 0 11-2 11-20 11 0 3 0 6 0 10 1 0 20-1 31-1 10 0 28 1 31 1 0-4 0-7 0-10-18 0-20 0-20-11 0-20 0-41 0-61z"><text:p/></draw:path><draw:path draw:style-name="gr2" draw:text-style-name="P9" svg:width="0.058cm" svg:height="0.18cm" svg:x="2.652cm" svg:y="0.574cm" svg:viewBox="0 0 59 181" svg:d="M42 15c0-7-6-15-16-15-7 0-15 7-15 15 0 10 8 16 15 16 9 0 16-7 16-16zM1 66c0 3 0 7 0 10 18 0 20 1 20 14 0 23 0 46 0 71 0 11-3 11-21 11 0 3 0 6 0 9 1 0 20-1 31-1 9 0 18 1 28 1 0-3 0-6 0-9-15 0-18 0-18-11 0-33 0-65 0-98-14 1-27 2-40 3z"><text:p/></draw:path><draw:path draw:style-name="gr2" draw:text-style-name="P9" svg:width="0.144cm" svg:height="0.118cm" svg:x="2.739cm" svg:y="0.636cm" svg:viewBox="0 0 145 119" svg:d="M125 37c0-24-12-37-40-37-22 0-37 12-44 26h-1c0-8 0-17 0-26-14 1-27 2-40 3 0 4 0 7 0 10 19 0 21 1 21 14 0 24 0 48 0 71 0 11-3 11-21 11 0 3 0 6 0 10 1 0 20-1 31-1 10 0 28 1 32 1 0-4 0-7 0-10-18 0-21 0-21-11 0-17 0-32 0-49 0-28 23-41 40-41 19 0 21 14 21 28 0 21 0 41 0 62 0 11-2 11-19 11 0 3 0 6 0 10 9 0 19-1 30-1 10 0 29 1 31 1 0-4 0-7 0-10-17 0-20 0-20-11 0-20 0-41 0-61z"><text:p/></draw:path></draw:g></text:span></text:p>
      <text:p text:style-name="Standard">where <text:span text:style-name="T15">x</text:span><text:span text:style-name="T17">min</text:span> and <text:span text:style-name="T15">x</text:span><text:span text:style-name="T17">max</text:span> are the minimum and maximum values of the feature.</text:p>
      <text:p text:style-name="Standard">Normalization preserves relative distances but ensures all features fall within the same range. In chemistry and materials science, normalization is often applied to spectral data, intensities, or descriptor values before feeding them into machine learning models.<text:span text:style-name="T1"/></text:p>
      <text:h text:style-name="Heading_20_2" text:outline-level="2"><text:span text:style-name="Strong_20_Emphasis">One-hot encoding</text:span><text:span text:style-name="T1"/></text:h>
      <text:p text:style-name="Standard"><text:span text:style-name="T11">A method to convert categorical data into a numerical format suitable for machine learning. Each category is represented by a binary vector with all values set to 0 except for a single 1 at the index corresponding to that category. Example: the atom types {C, H, O} become [1,0,0], [0,1,0], and [0,0,1].</text:span></text:p>
      <text:h text:style-name="Heading_20_2" text:outline-level="2">Optimizers (AdaGrad / Adam / SGD)<text:span text:style-name="T1"/></text:h>
      <text:p text:style-name="Standard">Algorithms that adjust weights during training to minimize loss; Adam and AdaGrad adapt learning rates, SGD uses stochastic updates.<text:span text:style-name="T1"/></text:p>
      <text:h text:style-name="Heading_20_2" text:outline-level="2">Outlier<text:span text:style-name="T7"/></text:h>
      <text:p text:style-name="Standard">A data point that deviates significantly from the general pattern of a dataset. Outliers may result from experimental errors, noise, or genuine rare phenomena. They can strongly affect statistical measures (such as the mean) and machine learning models, particularly regression. In chemistry and materials science, outliers may correspond to faulty measurements, unusual molecular structures, or rare catalytic behaviors. <text:span text:style-name="T1"/></text:p>
      <text:p text:style-name="Standard"><text:soft-page-break/>Detecting and handling outliers (through removal, robust scaling, or separate analysis) is an important preprocessing step before training models.<text:span text:style-name="T1"/></text:p>
      <text:h text:style-name="Heading_20_2" text:outline-level="2">Overfitting<text:span text:style-name="T1"/></text:h>
      <text:p text:style-name="Standard">When a model learns training data too well and performs poorly on unseen data.<text:span text:style-name="T1"/></text:p>
      <text:h text:style-name="P11" text:outline-level="2">Padding</text:h>
      <text:p text:style-name="P12">A technique used in Convolutional Neural Networks (CNNs) where extra values (often zeros) are added around the edges of input data before applying convolution filters. Padding controls the spatial dimensions of the output feature maps and helps preserve border information. <text:s/></text:p>
      <text:p text:style-name="P12"/>
      <text:p text:style-name="P13">Types of padding include: <text:s/></text:p>
      <text:p text:style-name="P13">- <text:span text:style-name="T18">Valid padding</text:span>: no padding is added, output shrinks after convolution. <text:s/></text:p>
      <text:p text:style-name="P12">- <text:span text:style-name="T18">Same padding</text:span>: zeros are added so that the output has the same spatial size as the input. <text:s/></text:p>
      <text:p text:style-name="P12">In chemistry and materials science, padding may be used when applying convolutions to spectra, microscopy images, or 2D/3D material maps, ensuring that edge features are not lost.</text:p>
      <text:h text:style-name="Heading_20_2" text:outline-level="2">Perceptron<text:span text:style-name="T7"/></text:h>
      <text:p text:style-name="P7">The simplest form of an artificial neuron, introduced in the 1950s as one of the first machine learning models. A perceptron computes a weighted sum of its inputs, adds a bias, and applies a step activation function to produce a binary output: <text:s/></text:p>
      <text:p text:style-name="P14"><draw:g text:anchor-type="as-char" svg:y="-0.579cm" draw:z-index="3" draw:name="Forme4" draw:style-name="gr1"><svg:title>TexMaths</svg:title><svg:desc>11§latex§\[
y = \begin{cases} 
1 &amp; \text{if } \mathbf{w} \cdot \mathbf{x} + b &gt; 0 \\
0 &amp; \text{otherwise}
\end{cases}
\]§svg§600§TRUE§</svg:desc><draw:path draw:style-name="gr2" draw:text-style-name="P9" svg:width="0.177cm" svg:height="0.248cm" svg:x="0.001cm" svg:y="0.503cm" svg:viewBox="0 0 178 249" svg:d="M177 24c1-5 1-6 1-9 0-7-5-11-11-11-3 0-10 3-13 9-1 1-4 13-5 20-4 11-6 21-8 32-6 23-12 46-18 69-1 6-18 33-44 33-20 0-24-18-24-32 0-17 7-42 20-76 6-15 8-19 8-27 0-18-13-32-31-32-38 0-52 56-52 59 0 5 3 4 4 5 5 0 5-1 7-7 11-36 26-48 40-48 2 0 8 0 8 12 0 10-3 20-6 27-16 41-22 63-22 82 0 34 24 45 47 45 16 0 29-7 39-18-5 21-9 40-25 61-11 12-25 24-42 24-6 0-24-1-30-17 6 0 11 0 16-4 5-3 8-9 8-17 0-12-10-13-14-13-9 0-21 7-21 26 0 18 16 32 41 32 39 0 79-35 90-78 12-49 25-97 37-147z"><text:p/></draw:path><draw:path draw:style-name="gr2" draw:text-style-name="P9" svg:width="0.256cm" svg:height="0.089cm" svg:x="0.322cm" svg:y="0.533cm" svg:viewBox="0 0 257 90" svg:d="M244 15c6 0 13 0 13-7 0-8-7-8-13-8-77 0-154 0-231 0-5 0-13 0-13 8 0 7 8 7 13 7 77 0 154 0 231 0zM244 90c6 0 13 0 13-8 0-7-7-7-13-7-77 0-154 0-231 0-5 0-13 0-13 7 0 8 8 8 13 8 77 0 154 0 231 0z"><text:p/></draw:path><draw:path draw:style-name="gr2" draw:text-style-name="P9" svg:width="0.199cm" svg:height="1.155cm" svg:x="0.765cm" svg:y="0cm" svg:viewBox="0 0 200 1156" svg:d="M119 719c0-42-30-107-97-140 42-23 91-68 97-139 0-2 0-3 0-3 0-90 0-179 0-268 0-31 0-38 3-53 7-30 25-69 75-97 2-3 3-3 3-10 0-8-1-9-9-9-7 0-7 0-18 7-87 48-92 120-92 134 0 91 0 182 0 274 0 28 0 59-19 94-19 32-40 48-56 59-6 3-6 3-6 10 0 8 0 8 3 10 33 20 69 55 77 118 1 8 1 8 1 13 0 99 0 198 0 296 0 31 19 96 94 136 9 5 10 5 16 5 8 0 9-1 9-9 0-7-1-7-2-8-16-10-67-41-78-108-1-10-1-11-1-16 0-98 0-197 0-296z"><text:p/></draw:path><draw:path draw:style-name="gr2" draw:text-style-name="P9" svg:width="0.127cm" svg:height="0.256cm" svg:x="1.055cm" svg:y="0.153cm" svg:viewBox="0 0 128 257" svg:d="M79 10c0-9 0-10-9-10-24 25-58 25-70 25 0 5 0 8 0 12 8 0 31 0 51-10 0 66 0 133 0 199 0 15-1 19-37 19-4 0-7 0-12 0 0 3 0 8 0 12 13-1 48-1 63-1s48 0 63 1c0-4 0-9 0-12-5 0-8 0-12 0-36 0-37-4-37-19 0-72 0-144 0-216z"><text:p/></draw:path><draw:path draw:style-name="gr2" draw:text-style-name="P9" svg:width="0.082cm" svg:height="0.257cm" svg:x="1.613cm" svg:y="0.152cm" svg:viewBox="0 0 83 258" svg:d="M56 88c-17 1-36 3-54 4 0 5 0 8 0 12 24 0 29 3 29 21 0 34 0 70 0 104 0 17-5 17-31 17 0 3 0 8 0 12 12 0 33-1 43-1 13 0 26 1 40 1 0-4 0-9 0-12-26 0-27-2-27-16 0-48 0-95 0-142zM57 21c0-12-10-21-20-21-12 0-20 11-20 21s8 20 20 20c10 0 20-8 20-20z"><text:p/></draw:path><draw:path draw:style-name="gr2" draw:text-style-name="P9" svg:width="0.124cm" svg:height="0.27cm" svg:x="1.721cm" svg:y="0.138cm" svg:viewBox="0 0 125 271" svg:d="M55 106c0-16 0-30 0-46 0-34 19-52 35-52 1 0 7 0 13 3-5 1-12 7-12 16s7 17 17 17c11 0 17-8 17-18 0-14-14-26-35-26-27 0-59 20-59 60 0 16 0 30 0 46-10 0-21 0-31 0 0 4 0 7 0 12 10 0 21 0 31 0 0 41 0 82 0 124 0 17-5 17-31 17 0 4 0 8 0 12 15 0 33-1 44-1 15 0 34 0 50 1 0-4 0-8 0-12-3 0-6 0-8 0-29 0-30-4-30-17 0-42 0-83 0-124 14 0 30 0 44 0 0-5 0-8 0-12-15 0-30 0-45 0z"><text:p/></draw:path><draw:path draw:style-name="gr2" draw:text-style-name="P9" svg:width="0.3cm" svg:height="0.172cm" svg:x="1.965cm" svg:y="0.24cm" svg:viewBox="0 0 301 173" svg:d="M275 26c2-4 3-7 26-7 0-7 0-12 0-19-8 1-20 1-29 1-11 0-29 0-38-1 0 7 0 12 0 19 4 0 22 0 22 4 0 1-1 3-1 4-13 33-27 66-40 99-15-36-30-71-44-107 7 0 14 0 22 0 0-7 0-12 0-19-14 1-33 1-46 1-15 0-31 0-38-1 0 7 0 12 0 19 8 0 15 0 23 0 8 18 6 13 8 19 0 3-1 5-1 6-10 24-21 49-31 74-13-33-28-66-41-99 8 0 14 0 22 0 0-7 0-12 0-19-15 1-32 1-47 1-12 0-30 0-42-1 0 7 0 12 0 19 8 0 14 0 22 0 20 48 40 95 59 144 4 6 5 10 15 10 9 0 11-4 13-10 14-33 27-67 42-100 13 33 27 67 40 100 3 6 4 10 14 10 8 0 12-4 14-10 19-45 37-92 56-137z"><text:p/></draw:path><draw:path draw:style-name="gr2" draw:text-style-name="P9" svg:width="0.04cm" svg:height="0.04cm" svg:x="2.401cm" svg:y="0.295cm" svg:viewBox="0 0 41 41" svg:d="M41 20c0-11-10-20-21-20s-20 9-20 20 9 21 20 21 21-10 21-21z"><text:p/></draw:path><draw:path draw:style-name="gr2" draw:text-style-name="P9" svg:width="0.217cm" svg:height="0.17cm" svg:x="2.569cm" svg:y="0.24cm" svg:viewBox="0 0 218 171" svg:d="M125 77c16-17 30-34 46-51 4-5 6-7 39-7 0-7 0-12 0-19-14 1-34 1-36 1-10 0-29 0-40-1 0 7 0 12 0 19 6 0 10 0 15 3-2 2-2 3-3 4-11 12-22 25-33 37-12-15-25-30-37-44 5 0 10 0 15 0 0-7 0-12 0-19-10 1-35 1-47 1s-30 0-42-1c0 7 0 12 0 19 9 0 18 0 27 0 19 23 40 47 60 70-16 19-34 38-50 57-7 8-20 8-39 8 0 5 0 12 0 17 13-1 33-1 35-1 10 0 32 1 40 1 0-5 0-12 0-17-7 0-14-2-14-5 0-1 0-1 3-4 12-14 25-27 37-42 15 17 28 34 42 51-4 0-10 0-14 0 0 5 0 12 0 17 10 0 33-1 46-1 12 0 30 1 43 1 0-5 0-12 0-17-9 0-19 0-28 0-22-25-43-52-65-77z"><text:p/></draw:path><draw:path draw:style-name="gr2" draw:text-style-name="P9" svg:width="0.256cm" svg:height="0.256cm" svg:x="2.902cm" svg:y="0.184cm" svg:viewBox="0 0 257 257" svg:d="M136 136c37 0 72 0 108 0 6 0 13 0 13-7 0-8-7-8-13-8-36 0-71 0-108 0 0-36 0-72 0-108 0-5 0-13-7-13-8 0-8 8-8 13 0 36 0 72 0 108-36 0-71 0-108 0-5 0-13 0-13 8 0 7 8 7 13 7 37 0 72 0 108 0 0 37 0 73 0 109 0 6 0 12 8 12 7 0 7-6 7-12 0-36 0-72 0-109z"><text:p/></draw:path><draw:path draw:style-name="gr2" draw:text-style-name="P9" svg:width="0.142cm" svg:height="0.272cm" svg:x="3.285cm" svg:y="0.144cm" svg:viewBox="0 0 143 273" svg:d="M75 4c-2-1 0-4-6-4-8 0-37 3-47 4-2 0-7 1-7 8 0 4 4 4 9 4 19 0 20 4 20 7s-4 17-5 24c-11 42-21 84-32 126-5 19-7 26-7 39 0 36 21 61 50 61 45 0 93-58 93-114 0-35-21-61-52-61-17 0-34 11-45 23 10-39 19-78 29-117zM39 151c2-9 2-9 5-14 19-25 36-30 46-30 15 0 24 11 24 36 0 22-12 67-19 81-12 27-30 40-45 40-14 0-27-10-27-39 0-7 0-15 7-39 3-12 5-23 9-35z"><text:p/></draw:path><draw:path draw:style-name="gr2" draw:text-style-name="P9" svg:width="0.236cm" svg:height="0.222cm" svg:x="3.572cm" svg:y="0.204cm" svg:viewBox="0 0 237 223" svg:d="M229 120c4-2 8-5 8-9 0-5-4-7-8-8-72-34-142-67-214-101-5-2-6-2-7-2-4 0-8 3-8 8 0 3 2 5 8 7 68 32 135 64 203 96-68 32-135 64-203 96-6 3-8 5-8 8 0 5 4 8 8 8 1 0 2 0 7-2 72-34 142-67 214-101z"><text:p/></draw:path><draw:path draw:style-name="gr2" draw:text-style-name="P9" svg:width="0.162cm" svg:height="0.265cm" svg:x="3.964cm" svg:y="0.153cm" svg:viewBox="0 0 163 266" svg:d="M163 134c0-31-2-61-16-90-17-37-49-44-66-44-23 0-51 10-67 46-12 27-14 57-14 88 0 29 1 64 18 92 16 32 44 40 63 40 21 0 50-9 68-45 12-26 14-57 14-87zM81 257c-15 0-38-10-45-46-4-23-4-59-4-81 0-26 0-51 3-72 7-46 37-49 46-49 13 0 38 6 46 45 4 22 4 50 4 76 0 28 0 55-4 79-7 37-29 48-46 48z"><text:p/></draw:path><draw:path draw:style-name="gr2" draw:text-style-name="P9" svg:width="0.162cm" svg:height="0.264cm" svg:x="1.035cm" svg:y="0.708cm" svg:viewBox="0 0 163 265" svg:d="M163 133c0-31-2-62-16-90-17-38-49-43-66-43-23 0-50 10-67 45-12 28-14 57-14 88 0 29 2 64 18 93 16 31 45 39 63 39 21 0 51-8 68-45 12-27 14-56 14-87zM81 256c-15 0-37-9-45-46-4-23-4-58-4-81 0-26 0-51 3-72 8-45 37-49 46-49 14 0 39 7 47 45 3 22 3 51 3 76 0 28 0 55-4 80-6 36-28 47-46 47z"><text:p/></draw:path><draw:path draw:style-name="gr2" draw:text-style-name="P9" svg:width="0.171cm" svg:height="0.176cm" svg:x="1.611cm" svg:y="0.793cm" svg:viewBox="0 0 172 177" svg:d="M172 90c0-49-39-90-86-90s-86 42-86 90c0 51 41 87 86 87 47 0 86-37 86-87zM86 168c-17 0-33-9-44-26-9-17-9-41-9-54 0-15 0-36 9-54 11-18 28-25 44-25 17 0 34 9 44 25 10 17 10 39 10 54 0 13 0 34-9 52-8 16-25 28-45 28z"><text:p/></draw:path><draw:path draw:style-name="gr2" draw:text-style-name="P9" svg:width="0.12cm" svg:height="0.24cm" svg:x="1.801cm" svg:y="0.727cm" svg:viewBox="0 0 121 241" svg:d="M59 82c19 0 37 0 55 0 0-4 0-7 0-12-18 0-36 0-55 0 0-23 0-47 0-70-3 0-6 0-9 0 0 31-13 73-50 74 0 3 0 5 0 8 11 0 22 0 33 0 0 36 0 72 0 107 0 47 36 52 50 52 27 0 38-28 38-52 0-8 0-14 0-22-3 0-7 0-10 0 0 7 0 14 0 21 0 29-11 44-25 44-27 0-27-35-27-42 0-36 0-71 0-108z"><text:p/></draw:path><draw:path draw:style-name="gr2" draw:text-style-name="P9" svg:width="0.194cm" svg:height="0.266cm" svg:x="1.956cm" svg:y="0.699cm" svg:viewBox="0 0 195 267" svg:d="M31 238c0 18-5 18-31 18 0 3 0 7 0 11 14 0 33-1 44-1 10 0 30 1 43 1 0-4 0-8 0-11-25 0-30 0-30-18 0-24 0-47 0-71 0-40 28-61 52-61s29 20 29 42c0 30 0 60 0 90 0 18-5 18-30 18 0 3 0 7 0 11 13 0 33-1 44-1 10 0 30 1 43 1 0-4 0-8 0-11-20 0-30 0-30-12 0-25 0-49 0-74 0-33 0-45-12-59-6-7-19-14-41-14-33 0-49 23-56 38 0-45 0-90 0-135-19 1-37 3-56 4 0 5 0 8 0 12 28 0 31 3 31 21 0 67 0 134 0 201z"><text:p/></draw:path><draw:path draw:style-name="gr2" draw:text-style-name="P9" svg:width="0.149cm" svg:height="0.176cm" svg:x="2.169cm" svg:y="0.793cm" svg:viewBox="0 0 150 177" svg:d="M33 76c2-57 34-67 47-67 40 0 44 51 44 67-30 0-60 0-91 0zM32 84c36 0 71 0 108 0 9 0 10 0 10-8 0-39-21-76-70-76-45 0-80 40-80 88 0 52 41 89 85 89 47 0 65-43 65-50 0-4-4-5-6-5-3 0-3 3-4 5-13 41-49 41-53 41-19 0-34-12-43-26-12-19-12-44-12-58z"><text:p/></draw:path><draw:path draw:style-name="gr2" draw:text-style-name="P9" svg:width="0.129cm" svg:height="0.169cm" svg:x="2.34cm" svg:y="0.795cm" svg:viewBox="0 0 130 170" svg:d="M54 43c0-14 0-29 0-43-18 1-36 3-54 4 0 5 0 8 0 12 28 0 31 4 31 22 0 35 0 70 0 104 0 17-5 17-31 17 0 4 0 8 0 11 15 0 33-1 44-1 15 0 34 0 50 1 0-3 0-7 0-11-3 0-6 0-8 0-29 0-30-4-30-18 0-20 0-40 0-60 0-38 17-72 45-72 4 0 4 0 5 0-1 1-9 5-9 15 0 11 8 17 16 17s17-5 17-17-12-24-29-24c-27 0-42 26-47 43z"><text:p/></draw:path><draw:path draw:style-name="gr2" draw:text-style-name="P9" svg:width="0.264cm" svg:height="0.169cm" svg:x="2.488cm" svg:y="0.8cm" svg:viewBox="0 0 265 170" svg:d="M233 37c7-19 19-25 32-25 0-4 0-8 0-12-9 1-20 1-28 1-11 0-29 0-36-1 0 4 0 8 0 12 14 0 22 8 22 19 0 2 0 3-2 7-12 33-23 66-35 99-12-36-25-71-37-107-3-5-3-6-3-7 0-11 16-11 23-11 0-4 0-8 0-12-12 1-31 1-40 1-12 0-23 0-34-1 0 4 0 8 0 12 14 0 19 1 24 6 2 2 6 14 9 22-11 30-22 62-33 93-12-34-26-69-38-103-1-5-1-6-1-7 0-11 14-11 22-11 0-4 0-8 0-12-11 1-33 1-42 1-1 0-22 0-36-1 0 4 0 8 0 12 20 0 24 1 29 13 16 46 33 91 49 138 1 5 2 7 8 7 5 0 5-2 8-7 13-37 26-73 39-109 13 36 25 73 39 110 2 4 2 6 7 6s7-3 8-6c15-42 31-85 46-127z"><text:p/></draw:path><draw:path draw:style-name="gr2" draw:text-style-name="P9" svg:width="0.083cm" svg:height="0.256cm" svg:x="2.773cm" svg:y="0.706cm" svg:viewBox="0 0 84 257" svg:d="M56 87c-17 1-36 3-54 4 0 5 0 8 0 12 26 0 29 3 29 21 0 35 0 69 0 105 0 17-5 17-31 17 0 3 0 7 0 11 13 0 34-1 43-1 13 0 27 1 41 1 0-4 0-8 0-11-27 0-28-2-28-17 0-48 0-95 0-142zM57 20c0-12-9-20-20-20-12 0-20 10-20 20 0 11 8 21 20 21 11 0 20-9 20-21z"><text:p/></draw:path><draw:path draw:style-name="gr2" draw:text-style-name="P9" svg:width="0.126cm" svg:height="0.176cm" svg:x="2.88cm" svg:y="0.793cm" svg:viewBox="0 0 127 177" svg:d="M68 98c8 2 40 8 40 36 0 20-13 35-44 35-32 0-46-22-53-55-2-5-2-6-5-6-6 0-6 2-6 10 0 16 0 34 0 50 0 7 0 9 4 9 3 0 3 0 10-8 3-3 0-1 8-9 17 17 34 17 42 17 45 0 63-25 63-53 0-21-13-33-17-37-12-12-27-16-44-19-22-4-47-9-47-31 0-14 10-29 43-29 43 0 45 34 45 46 1 4 4 4 5 4 5 0 5-2 5-10 0-13 0-25 0-38 0-7 0-10-5-10-1 0-2 0-7 4-2 3-5 6-7 7-14-11-30-11-36-11-48 0-62 26-62 47 0 15 7 26 17 33 12 10 23 12 51 18z"><text:p/></draw:path><draw:path draw:style-name="gr2" draw:text-style-name="P9" svg:width="0.149cm" svg:height="0.176cm" svg:x="3.031cm" svg:y="0.793cm" svg:viewBox="0 0 150 177" svg:d="M32 76c3-57 35-67 48-67 40 0 44 51 44 67-30 0-61 0-92 0zM32 84c36 0 71 0 108 0 9 0 10 0 10-8 0-39-21-76-70-76-45 0-80 40-80 88 0 52 41 89 85 89 47 0 65-43 65-50 0-4-4-5-6-5-3 0-4 3-4 5-15 41-49 41-53 41-19 0-34-12-43-26-12-19-12-44-12-58z"><text:p/></draw:path></draw:g></text:p>
      <text:p text:style-name="P7">where <text:span text:style-name="T18">x</text:span> is the input vector, <text:span text:style-name="T18">w</text:span> the weights, and <text:span text:style-name="T15">b</text:span> the bias parameter.</text:p>
      <text:p text:style-name="P7">While limited to linearly separable problems, the perceptron is the conceptual building block for modern neural networks, where more complex activation functions and multiple layers are used. In chemistry, perceptron-based models can classify simple binary properties, such as whether a molecule is active or inactive.</text:p>
      <text:h text:style-name="P3" text:outline-level="2" loext:marker-style-name="T1"><text:span text:style-name="T1">Pooling (in CNN)</text:span><text:span text:style-name="T1"/></text:h>
      <text:p text:style-name="Standard">A down-sampling operation (e.g., max pooling) that reduces data dimensionality while preserving features.<text:span text:style-name="T1"/></text:p>
      <text:h text:style-name="P3" text:outline-level="2" loext:marker-style-name="T1"><text:span text:style-name="T1">Predictions (output)</text:span><text:span text:style-name="T1"/></text:h>
      <text:p text:style-name="Standard">The values or labels a model generates when given new inputs.</text:p>
      <text:h text:style-name="P11" text:outline-level="2"><text:span text:style-name="T15">R</text:span><text:span text:style-name="T19">2</text:span> (Coefficient of determination)</text:h>
      <text:p text:style-name="P12">A metric for evaluating regression models that measures how well predictions approximate true values. It is defined as: <text:s/></text:p>
      <text:p text:style-name="P15"><draw:g text:anchor-type="as-char" svg:y="-0.586cm" draw:z-index="7" draw:name="Forme5" draw:style-name="gr1"><svg:title>TexMaths</svg:title><svg:desc>11§display§\[
R^2 = 1 - \frac{\sum_i (y_i - \hat{y}_i)^2}{\sum_i (y_i - \bar{y})^2}
\]§svg§600§TRUE§</svg:desc><draw:path draw:style-name="gr2" draw:text-style-name="P9" svg:width="0.275cm" svg:height="0.272cm" svg:x="0.001cm" svg:y="0.322cm" svg:viewBox="0 0 276 273" svg:d="M130 28c2-10 3-14 10-15 4-1 16-1 24-1 27 0 70 0 70 39 0 13-6 39-22 55-10 10-29 22-65 22-14 0-28 0-42 0 8-33 16-67 25-100zM185 133c39-9 86-36 86-75 0-33-36-58-86-58-36 0-74 0-110 0-8 0-11 0-11 8 0 4 3 4 10 4 1 0 9 0 15 1 7 1 10 1 10 7 0 1 0 2-1 6-18 70-34 139-52 208-4 15-5 18-35 18-8 0-11 0-11 8 0 4 4 4 6 4 11 0 37-1 48-1 10 0 38 1 49 1 4 0 8 0 8-8 0-4-3-4-11-4-14 0-25 0-25-7 0-2 1-4 1-6 9-34 18-68 26-103 16 0 30 0 45 0 36 0 43 22 43 36 0 5-3 17-5 26-3 11-7 25-7 33 0 42 46 42 52 42 33 0 46-40 46-45s-3-4-4-5c-4 0-5 4-6 6-9 28-26 35-35 35-12 0-15-9-15-23 0-12 2-32 4-44 1-6 1-13 1-19 0-29-25-42-36-45z"><text:p/></draw:path><draw:path draw:style-name="gr2" draw:text-style-name="P9" svg:width="0.119cm" svg:height="0.178cm" svg:x="0.299cm" svg:y="0.247cm" svg:viewBox="0 0 120 179" svg:d="M120 130c-3 0-7 0-10 0-1 6-3 22-7 25-2 1-23 1-27 1-17 0-33 0-50 0 29-25 39-32 54-45 21-16 40-33 40-58 0-33-30-53-64-53-33 0-56 23-56 48 0 14 11 16 14 16 7 0 15-5 15-14 0-6-3-15-17-15 9-20 28-25 40-25 27 0 42 21 42 43 0 23-18 42-26 52-22 22-44 42-66 64-2 3-2 3-2 10 37 0 74 0 111 0 3-16 6-33 9-49z"><text:p/></draw:path><draw:path draw:style-name="gr2" draw:text-style-name="P9" svg:width="0.256cm" svg:height="0.089cm" svg:x="0.584cm" svg:y="0.444cm" svg:viewBox="0 0 257 90" svg:d="M244 15c6 0 13 0 13-7 0-8-7-8-13-8-77 0-154 0-231 0-5 0-13 0-13 8 0 7 8 7 13 7 77 0 154 0 231 0zM244 90c6 0 13 0 13-7 0-8-7-8-13-8-77 0-154 0-231 0-5 0-13 0-13 8 0 7 8 7 13 7 77 0 154 0 231 0z"><text:p/></draw:path><draw:path draw:style-name="gr2" draw:text-style-name="P9" svg:width="0.127cm" svg:height="0.256cm" svg:x="1.006cm" svg:y="0.329cm" svg:viewBox="0 0 128 257" svg:d="M79 10c0-9 0-10-9-10-24 25-58 25-70 25 0 5 0 8 0 12 8 0 31 0 51-9 0 66 0 133 0 199 0 14-1 18-37 18-4 0-7 0-12 0 0 4 0 8 0 12 13-1 48-1 63-1s48 0 63 1c0-4 0-8 0-12-5 0-8 0-12 0-36 0-37-4-37-18 0-73 0-144 0-217z"><text:p/></draw:path><draw:path draw:style-name="gr2" draw:text-style-name="P9" svg:width="0.236cm" svg:height="0.014cm" svg:x="1.282cm" svg:y="0.481cm" svg:viewBox="0 0 237 15" svg:d="M223 15c7 0 14 0 14-7 0-8-7-8-14-8-69 0-139 0-209 0-6 0-14 0-14 8 0 7 8 7 14 7 70 0 140 0 209 0z"><text:p/></draw:path><draw:path draw:style-name="gr2" draw:text-style-name="P9" svg:width="0.363cm" svg:height="0.386cm" svg:x="1.705cm" svg:y="0.027cm" svg:viewBox="0 0 364 387" svg:d="M141 207c-46 56-91 112-138 169-3 5-3 5-3 7 0 4 3 4 10 4 107 0 214 0 321 0 11-33 22-65 33-97-3 0-6 0-10 0-10 30-35 53-68 64-7 2-33 11-90 11-55 0-109 0-164 0 45-55 89-110 134-165 2-3 3-5 3-6s0-3-2-6c-42-57-83-114-125-171 50 0 102 0 153 0 44 0 133 2 159 74 4 0 7 0 10 0-11-30-22-60-33-91-107 0-214 0-321 0-10 0-10 1-10 13 47 65 94 129 141 194z"><text:p/></draw:path><draw:path draw:style-name="gr2" draw:text-style-name="P9" svg:width="0.082cm" svg:height="0.182cm" svg:x="2.102cm" svg:y="0.256cm" svg:viewBox="0 0 83 183" svg:d="M75 11c0-4-2-11-10-11s-15 8-15 15c0 5 3 10 11 10 7 0 14-7 14-14zM20 147c-1 5-2 8-2 13 0 12 11 23 25 23 27 0 40-38 40-42 0-3-4-3-5-3-3 0-4 1-5 4-6 22-18 33-29 33-5 0-7-3-7-10 0-5 3-11 5-18 2-6 5-14 9-20 2-7 12-32 13-35s1-6 1-8c0-14-10-23-25-23-27 0-40 36-40 40 0 5 4 5 6 5 3 0 3-3 4-5 7-23 19-33 29-33 4 0 6 2 6 9s-1 11-8 28c-5 14-12 28-17 42z"><text:p/></draw:path><draw:path draw:style-name="gr2" draw:text-style-name="P9" svg:width="0.088cm" svg:height="0.386cm" svg:x="2.257cm" svg:y="0.027cm" svg:viewBox="0 0 89 387" svg:d="M89 383c0-1 0-2-6-9-49-48-61-121-61-180 0-67 14-135 63-183 4-4 4-5 4-7s-1-4-3-4c-5 0-40 26-62 76-20 43-24 86-24 118 0 29 3 77 25 121 23 47 56 72 61 72 2 0 3-1 3-4z"><text:p/></draw:path><draw:path draw:style-name="gr2" draw:text-style-name="P9" svg:width="0.177cm" svg:height="0.249cm" svg:x="2.381cm" svg:y="0.147cm" svg:viewBox="0 0 178 250" svg:d="M176 23c2-5 2-6 2-9 0-6-5-10-12-10-3 0-10 3-13 8-1 2-3 14-6 21-2 10-5 20-7 31-6 23-12 46-18 69-1 6-17 33-43 33-20 0-24-16-24-31 0-18 7-41 20-76 5-16 8-20 8-28 0-17-13-31-32-31-37 0-51 56-51 59 0 4 3 4 4 4 4 0 5 0 6-7 11-36 26-48 40-48 3 0 9 0 9 13 0 9-4 20-6 26-16 41-23 63-23 82 0 34 25 46 47 46 15 0 29-7 40-18-6 20-10 39-26 60-10 13-25 24-43 24-5 0-22-1-28-17 5 0 11 0 16-4 4-3 8-9 8-15 0-12-11-15-14-15-9 0-22 7-22 26s16 34 40 34c40 0 81-35 91-79 12-50 25-98 37-148z"><text:p/></draw:path><draw:path draw:style-name="gr2" draw:text-style-name="P9" svg:width="0.082cm" svg:height="0.181cm" svg:x="2.571cm" svg:y="0.198cm" svg:viewBox="0 0 83 182" svg:d="M75 10c0-4-3-10-10-10-8 0-15 7-15 14 0 5 3 10 11 10 7 0 14-6 14-14zM20 147c-1 4-2 7-2 11 0 14 11 24 25 24 27 0 40-38 40-42s-4-4-5-4c-4 0-4 3-5 5-6 22-18 33-29 33-5 0-7-3-7-10 0-6 3-11 5-17 2-7 5-15 9-22 2-6 12-30 13-34 1-3 1-6 1-8 0-14-11-24-25-24-27 0-40 38-40 42s3 2 4 4c5 0 5-2 6-5 7-23 19-33 29-33 4 0 6 2 6 10 0 6-1 10-8 26-5 15-12 30-17 44z"><text:p/></draw:path><draw:path draw:style-name="gr2" draw:text-style-name="P9" svg:width="0.236cm" svg:height="0.014cm" svg:x="2.805cm" svg:y="0.213cm" svg:viewBox="0 0 237 15" svg:d="M222 15c7 0 15 0 15-7 0-8-8-8-15-8-69 0-139 0-209 0-6 0-13 0-13 8 0 7 7 7 13 7 70 0 140 0 209 0z"><text:p/></draw:path><draw:path draw:style-name="gr2" draw:text-style-name="P9" svg:width="0.102cm" svg:height="0.058cm" svg:x="3.231cm" svg:y="0.049cm" svg:viewBox="0 0 103 59" svg:d="M52 0c-18 18-34 35-52 53 2 2 4 4 7 6 15-13 29-26 45-39 15 13 29 26 45 39 2-2 4-4 6-6-17-18-34-35-51-53z"><text:p/></draw:path><draw:path draw:style-name="gr2" draw:text-style-name="P9" svg:width="0.177cm" svg:height="0.249cm" svg:x="3.171cm" svg:y="0.147cm" svg:viewBox="0 0 178 250" svg:d="M177 23c1-5 1-6 1-9 0-6-5-10-11-10-3 0-10 3-13 8-1 2-4 14-5 21-3 10-6 20-8 31-6 23-12 46-18 69-1 6-17 33-44 33-18 0-23-16-23-31 0-18 7-41 20-76 5-16 8-20 8-28 0-17-14-31-32-31-38 0-52 56-52 59 0 4 4 4 6 4 3 0 3 0 5-7 11-36 26-48 40-48 3 0 10 0 10 13 0 9-5 20-7 26-17 41-23 63-23 82 0 34 24 46 47 46 16 0 29-7 40-18-6 20-10 39-26 60-9 13-25 24-42 24-6 0-24-1-30-17 6 0 12 0 16-4 5-3 8-9 8-15 0-12-10-15-14-15-9 0-21 7-21 26s16 34 41 34c39 0 79-35 90-79 12-50 25-98 37-148z"><text:p/></draw:path><draw:path draw:style-name="gr2" draw:text-style-name="P9" svg:width="0.082cm" svg:height="0.181cm" svg:x="3.362cm" svg:y="0.198cm" svg:viewBox="0 0 83 182" svg:d="M75 10c0-4-3-10-11-10-7 0-14 7-14 14 0 5 3 10 9 10 9 0 16-6 16-14zM20 147c-1 4-2 7-2 11 0 14 11 24 25 24 27 0 40-38 40-42s-4-2-5-4c-4 0-4 3-5 5-7 22-19 33-29 33-5 0-7-3-7-10 0-6 2-11 5-17 2-7 5-15 9-22 2-6 12-30 13-34 0-3 1-6 1-8 0-14-11-24-25-24-28 0-40 38-40 42s3 4 4 4c5 0 5-2 6-5 7-23 19-33 29-33 4 0 6 2 6 10 0 6-1 10-9 26-5 15-11 30-16 44z"><text:p/></draw:path><draw:path draw:style-name="gr2" draw:text-style-name="P9" svg:width="0.088cm" svg:height="0.386cm" svg:x="3.501cm" svg:y="0.027cm" svg:viewBox="0 0 89 387" svg:d="M89 194c0-30-4-77-25-120-23-49-56-74-61-74-2 0-3 2-3 4s0 3 7 9c38 39 60 100 60 181 0 66-14 134-63 182-4 5-4 6-4 7 0 2 1 4 3 4 5 0 39-26 62-76 20-41 24-84 24-117z"><text:p/></draw:path><draw:path draw:style-name="gr2" draw:text-style-name="P9" svg:width="0.118cm" svg:height="0.178cm" svg:x="3.646cm" svg:y="0cm" svg:viewBox="0 0 119 179" svg:d="M119 131c-3 0-6 0-9 0-1 5-3 22-7 24-2 2-23 2-27 2-17 0-33 0-50 0 29-25 38-33 54-46 20-15 39-33 39-58 0-33-29-53-63-53s-56 24-56 48c0 15 11 16 14 16 7 0 15-5 15-14 0-5-3-15-17-15 9-20 28-25 40-25 27 0 40 21 40 43 0 24-16 42-25 52-22 22-43 42-65 64-2 3-2 4-2 10 37 0 74 0 111 0 2-16 6-32 8-48z"><text:p/></draw:path><draw:path draw:style-name="gr2" draw:text-style-name="P9" svg:width="2.118cm" svg:height="0.014cm" svg:x="1.683cm" svg:y="0.481cm" svg:viewBox="0 0 2119 15" svg:d="M0 0c706 0 1413 0 2119 0 0 6 0 10 0 15-706 0-1413 0-2119 0 0-5 0-9 0-15z"><text:p/></draw:path><draw:path draw:style-name="gr2" draw:text-style-name="P9" svg:width="0.363cm" svg:height="0.385cm" svg:x="1.762cm" svg:y="0.561cm" svg:viewBox="0 0 364 386" svg:d="M141 206c-46 56-91 112-138 169-3 5-3 5-3 7 0 4 3 4 11 4 107 0 213 0 320 0 11-33 22-65 33-97-3 0-6 0-10 0-9 30-35 53-68 64-5 2-33 11-89 11-55 0-110 0-165 0 45-55 89-110 134-165 3-3 3-5 3-6 0-3 0-3-2-6-42-57-83-114-125-172 50 0 102 0 153 0 44 0 133 3 159 75 4 0 7 0 10 0-11-29-22-60-33-90-107 0-213 0-320 0-11 0-11 0-11 12 47 65 94 129 141 194z"><text:p/></draw:path><draw:path draw:style-name="gr2" draw:text-style-name="P9" svg:width="0.08cm" svg:height="0.182cm" svg:x="2.161cm" svg:y="0.786cm" svg:viewBox="0 0 81 183" svg:d="M75 11c0-4-3-11-11-11s-16 8-16 15c0 5 4 10 11 10 8 0 16-7 16-14zM20 149c-1 3-3 6-3 11 0 12 11 23 26 23 26 0 38-38 38-42 0-3-3-3-4-3-3 0-4 1-5 4-6 22-18 33-29 33-6 0-7-3-7-10 0-5 3-11 5-16 3-8 5-16 9-22 2-7 12-31 13-35 1-3 2-6 2-8 0-14-11-23-26-23-27 0-39 36-39 41 0 4 3 4 4 4 4 0 4-1 5-5 8-23 19-33 28-33 5 0 8 2 8 9s-2 11-9 28c-5 14-11 29-16 44z"><text:p/></draw:path><draw:path draw:style-name="gr2" draw:text-style-name="P9" svg:width="0.088cm" svg:height="0.385cm" svg:x="2.315cm" svg:y="0.561cm" svg:viewBox="0 0 89 386" svg:d="M89 382c0-1 0-1-6-8-49-49-61-122-61-181 0-68 14-135 63-183 4-4 4-6 4-7 0-2-1-3-3-3-5 0-39 26-62 75-20 43-24 86-24 118 0 30 4 77 25 121 23 47 56 72 61 72 2 0 3-1 3-4z"><text:p/></draw:path><draw:path draw:style-name="gr2" draw:text-style-name="P9" svg:width="0.177cm" svg:height="0.249cm" svg:x="2.438cm" svg:y="0.679cm" svg:viewBox="0 0 178 250" svg:d="M176 23c2-5 2-5 2-9 0-6-5-10-11-10-4 0-11 3-14 8 0 2-3 14-6 21-2 10-5 21-7 31-6 23-11 46-17 69-2 7-18 33-44 33-20 0-24-16-24-31 0-17 7-41 20-76 6-16 8-19 8-27 0-18-13-32-32-32-37 0-51 56-51 59 0 4 3 4 4 4 5 0 5 0 7-7 10-36 25-47 39-47 3 0 9 0 9 12 0 10-4 20-6 26-16 42-22 64-22 82 0 34 24 46 46 46 15 0 29-7 40-18-6 20-10 40-26 60-10 13-24 24-43 24-4 0-22-1-28-17 5 0 11 0 16-4 4-3 8-8 8-15 0-12-11-14-14-14-9 0-22 6-22 25s17 34 40 34c41 0 81-35 92-79 12-50 24-98 36-148z"><text:p/></draw:path><draw:path draw:style-name="gr2" draw:text-style-name="P9" svg:width="0.082cm" svg:height="0.181cm" svg:x="2.628cm" svg:y="0.727cm" svg:viewBox="0 0 83 182" svg:d="M76 10c0-4-3-10-11-10s-15 7-15 14c0 5 3 11 11 11 7 0 15-7 15-15zM20 147c-1 4-2 7-2 11 0 14 11 24 26 24 26 0 39-38 39-41 0-5-4-5-5-5-3 0-4 3-5 5-6 22-18 33-29 33-5 0-7-3-7-9 0-7 3-12 5-18 3-7 5-14 9-22 2-6 12-30 13-34 1-2 2-5 2-8 0-13-11-24-26-24-27 0-40 38-40 42s4 4 6 4c3 0 3-2 4-5 7-23 19-33 29-33 4 0 7 2 7 10 0 6-2 10-9 26-5 15-12 30-17 44z"><text:p/></draw:path><draw:path draw:style-name="gr2" draw:text-style-name="P9" svg:width="0.236cm" svg:height="0.014cm" svg:x="2.863cm" svg:y="0.743cm" svg:viewBox="0 0 237 15" svg:d="M223 15c7 0 14 0 14-7 0-8-7-8-14-8-70 0-139 0-210 0-6 0-13 0-13 8 0 7 7 7 13 7 71 0 140 0 210 0z"><text:p/></draw:path><draw:path draw:style-name="gr2" draw:text-style-name="P9" svg:width="0.139cm" svg:height="0.011cm" svg:x="3.271cm" svg:y="0.622cm" svg:viewBox="0 0 140 12" svg:d="M140 12c0-4 0-8 0-12-46 0-94 0-140 0 0 4 0 8 0 12 46 0 94 0 140 0z"><text:p/></draw:path><draw:path draw:style-name="gr2" draw:text-style-name="P9" svg:width="0.177cm" svg:height="0.249cm" svg:x="3.229cm" svg:y="0.679cm" svg:viewBox="0 0 178 250" svg:d="M176 23c2-5 2-5 2-9 0-6-5-10-12-10-3 0-10 3-13 8-1 2-3 14-6 21-2 10-5 21-7 31-6 23-12 46-18 69-1 7-17 33-43 33-20 0-24-16-24-31 0-17 7-41 20-76 5-16 8-19 8-27 0-18-13-32-32-32-37 0-51 56-51 59 0 4 3 4 4 4 4 0 5 0 6-7 11-36 26-47 40-47 3 0 9 0 9 12 0 10-4 20-6 26-16 42-23 64-23 82 0 34 24 46 47 46 15 0 29-7 40-18-6 20-10 40-26 60-10 13-25 24-43 24-5 0-23-1-28-17 5 0 11 0 16-4 4-3 8-8 8-15 0-12-11-14-14-14-9 0-22 6-22 25s16 34 40 34c40 0 81-35 91-79 12-50 25-98 37-148z"><text:p/></draw:path><draw:path draw:style-name="gr2" draw:text-style-name="P9" svg:width="0.089cm" svg:height="0.385cm" svg:x="3.442cm" svg:y="0.561cm" svg:viewBox="0 0 90 386" svg:d="M90 193c0-30-4-77-25-120-23-49-57-73-61-73-2 0-4 1-4 3 0 1 0 3 8 9 37 39 59 100 59 181 0 66-14 134-61 182-6 6-6 6-6 7 0 2 2 4 4 4 4 0 39-26 62-76 20-42 24-84 24-117z"><text:p/></draw:path><draw:path draw:style-name="gr2" draw:text-style-name="P9" svg:width="0.119cm" svg:height="0.179cm" svg:x="3.587cm" svg:y="0.556cm" svg:viewBox="0 0 120 180" svg:d="M120 131c-3 0-6 0-9 0-1 5-3 22-8 24-2 2-23 2-26 2-16 0-33 0-49 0 28-25 37-33 53-46 20-15 39-32 39-58 0-32-29-53-63-53s-57 24-57 48c0 15 12 16 14 16 7 0 16-5 16-14 0-5-2-15-17-15 9-18 27-25 40-25 27 0 41 21 41 43 0 24-17 43-26 52-22 22-43 42-65 64-3 3-3 4-3 11 37 0 75 0 112 0 2-16 6-33 8-49z"><text:p/></draw:path></draw:g></text:p>
      <text:p text:style-name="P12"><text:soft-page-break/>where <text:span text:style-name="T15">y</text:span><text:span text:style-name="T16">i</text:span> are the true values, <text:span text:style-name="T15">ŷ</text:span><text:span text:style-name="T16">i</text:span> the predicted values, and <text:span text:style-name="T20"><draw:g text:anchor-type="as-char" svg:y="-0.228cm" draw:z-index="8" draw:name="Forme6" draw:style-name="gr1"><svg:title>TexMaths</svg:title><svg:desc>11§display§\bar{y}§svg§600§TRUE§</svg:desc><draw:path draw:style-name="gr2" draw:text-style-name="P9" svg:width="0.136cm" svg:height="0.011cm" svg:x="0.042cm" svg:y="0cm" svg:viewBox="0 0 137 12" svg:d="M0 0c46 0 91 0 137 0 0 4 0 8 0 12-46 0-91 0-137 0 0-4 0-8 0-12z"><text:p/></draw:path><draw:path draw:style-name="gr2" draw:text-style-name="P9" svg:width="0.175cm" svg:height="0.247cm" svg:x="0cm" svg:y="0.056cm" svg:viewBox="0 0 176 248" svg:d="M175 23c1-5 1-6 1-9 0-6-6-10-11-10s-10 3-13 8c-2 2-5 14-6 21-3 10-5 20-8 31-5 23-11 46-17 69-1 6-18 31-42 31-20 0-24-15-24-30 0-17 6-41 20-74 5-17 7-21 7-29 0-17-12-31-31-31-37 0-51 55-51 60 0 3 3 3 4 3 5 0 5-1 7-7 10-36 25-48 38-48 4 0 10 0 10 13 0 9-4 19-6 26-16 41-22 63-22 82 0 33 24 44 46 44 14 0 27-7 37-18-4 21-9 40-24 60-9 13-24 24-42 24-5 0-22-1-28-15 5 0 11 0 16-6 4-3 8-8 8-15 0-12-11-13-14-13-9 0-22 5-22 25 0 19 17 33 40 33 40 0 78-35 89-78 13-49 25-98 38-147z"><text:p/></draw:path></draw:g></text:span><text:s/>the mean of true values. An <text:span text:style-name="T15">R</text:span><text:span text:style-name="T19">2</text:span> close to 1 indicates excellent fit; a negative value indicates worse-than-baseline performance.</text:p>
      <text:h text:style-name="Heading_20_2" text:outline-level="2">Recurrent Neural Network (RNN)</text:h>
      <text:p text:style-name="Standard">A neural network architecture designed for sequential data, where connections between units form directed cycles. RNNs keep a hidden state that carries information across time steps, making them suitable for time series, sequences of reactions, or spectra. Variants include LSTM (Long Short-Term Memory) and GRU (Gated Recurrent Unit).</text:p>
      <text:h text:style-name="P16" text:outline-level="2" loext:marker-style-name="T1">ReduceLROnPlateau</text:h>
      <text:p text:style-name="Standard">A learning rate scheduler that reduces the learning rate when a monitored metric (such as validation loss) has stopped improving. By lowering the step size, the optimizer can continue refining weights in flatter regions of the loss landscape.</text:p>
      <text:h text:style-name="P16" text:outline-level="2" loext:marker-style-name="T1">Regression<text:span text:style-name="T1"/></text:h>
      <text:p text:style-name="Standard">A supervised learning task predicting continuous values rather than categories.<text:span text:style-name="T1"/></text:p>
      <text:h text:style-name="Heading_20_2" text:outline-level="2"><text:span text:style-name="Strong_20_Emphasis">Regularization</text:span></text:h>
      <text:p text:style-name="Standard">Techniques to prevent overfitting (dropout, L1/L2 penalties).<text:span text:style-name="T1"/></text:p>
      <text:h text:style-name="Heading_20_2" text:outline-level="2"><text:span text:style-name="Strong_20_Emphasis">Reinforcement learning</text:span></text:h>
      <text:p text:style-name="Standard">A machine learning paradigm where an agent learns by interacting with an environment, receiving rewards or penalties for its actions, and optimizing a policy to maximize long-term reward. Example: exploring reaction pathways or catalyst design strategies through trial-and-error simulations.</text:p>
      <text:h text:style-name="Heading_20_2" text:outline-level="2">ReLU activation function</text:h>
      <text:p text:style-name="Standard">The Rectified Linear Unit (ReLU) is one of the most widely used activation functions in modern neural networks. It is defined as: <text:s/></text:p>
      <text:p text:style-name="P10"><draw:g text:anchor-type="as-char" svg:y="-0.314cm" draw:z-index="10" draw:name="Forme7" draw:style-name="gr1"><svg:title>TexMaths</svg:title><svg:desc>12§display§\[
\text{ReLU}(x) = \max(0, x)
\]§svg§600§TRUE§</svg:desc><draw:path draw:style-name="gr2" draw:text-style-name="P9" svg:width="0.293cm" svg:height="0.295cm" svg:x="0cm" svg:y="0.028cm" svg:viewBox="0 0 294 296" svg:d="M79 139c0-37 0-73 0-109 0-10 0-14 10-16 5-1 17-1 25-1 37 0 85 3 85 63 0 30-11 63-73 63-16 0-31 0-47 0zM169 144c41-9 73-35 73-68 0-40-48-76-110-76-44 0-88 0-132 0 0 5 0 8 0 13 4 0 6 0 10 0 32 0 33 5 33 21 0 73 0 146 0 220 0 15-1 20-33 20-4 0-6 0-10 0 0 5 0 10 0 13 16-2 44-2 61-2 16 0 47 0 63 2 0-3 0-8 0-13-4 0-8 0-11 0-33 0-34-5-34-20 0-35 0-70 0-105 17 0 33 0 49 0 6 0 24 0 39 14 17 15 17 28 17 55s0 44 16 60c18 15 41 18 54 18 33 0 40-35 40-46 0-2 0-7-6-7-5 0-5 3-5 6-2 30-17 38-27 38-21 0-24-21-30-61-3-11-4-22-6-32-8-27-28-41-51-50z"><text:p/></draw:path><draw:path draw:style-name="gr2" draw:text-style-name="P9" svg:width="0.162cm" svg:height="0.191cm" svg:x="0.307cm" svg:y="0.127cm" svg:viewBox="0 0 163 192" svg:d="M36 82c2-63 37-74 52-74 43 0 48 58 48 74-34 0-66 0-100 0zM35 91c39 0 78 0 117 0 10 0 11 0 11-9 0-41-23-82-75-82-48 0-88 43-88 95 0 56 44 97 92 97 52 0 71-45 71-54 0-5-3-5-5-5-4 0-4 3-6 6-14 44-52 44-56 44-22 0-38-14-48-29-13-21-13-48-13-63z"><text:p/></draw:path><draw:path draw:style-name="gr2" draw:text-style-name="P9" svg:width="0.231cm" svg:height="0.286cm" svg:x="0.497cm" svg:y="0.028cm" svg:viewBox="0 0 232 287" svg:d="M232 179c-4 0-8 0-11 0-5 42-11 95-84 95-12 0-23 0-35 0-20 0-20-4-20-17 0-74 0-149 0-223 0-15 0-21 39-21 5 0 10 0 15 0 0-5 0-8 0-13-16 1-54 1-71 1s-51 0-65-1c0 5 0 8 0 13 4 0 7 0 11 0 32 0 32 5 32 21 0 73 0 146 0 220 0 15 0 20-32 20-4 0-7 0-11 0 0 5 0 10 0 13 73 0 146 0 220 0 3-36 8-72 12-108z"><text:p/></draw:path><draw:path draw:style-name="gr2" draw:text-style-name="P9" svg:width="0.287cm" svg:height="0.295cm" svg:x="0.761cm" svg:y="0.028cm" svg:viewBox="0 0 288 296" svg:d="M232 191c0 58-41 91-82 91-19 0-70-9-70-88 0-55 0-107 0-160 0-16 2-21 34-21 4 0 6 0 10 0 0-5 0-8 0-13-15 1-46 1-62 1s-48 0-62-1c0 5 0 8 0 13 4 0 6 0 10 0 32 0 33 5 33 21 0 53 0 105 0 158 0 58 49 104 106 104 49 0 86-39 93-86 3-8 3-12 3-28 0-46 0-91 0-135 0-15 0-34 43-34 0-5 0-8 0-13-16 1-36 1-50 1-15 0-35 0-51-1 0 5 0 8 0 13 45 0 45 21 45 31 0 49 0 98 0 147z"><text:p/></draw:path><draw:path draw:style-name="gr2" draw:text-style-name="P9" svg:width="0.097cm" svg:height="0.419cm" svg:x="1.104cm" svg:y="0cm" svg:viewBox="0 0 98 420" svg:d="M98 415c0-2 0-2-7-9-53-53-66-132-66-196 0-73 16-146 67-199 6-5 6-5 6-7 0-3-1-4-4-4-4 0-42 29-66 82-22 47-28 93-28 128 0 32 5 83 29 130 25 52 61 80 65 80 3 0 4-2 4-5z"><text:p/></draw:path><draw:path draw:style-name="gr2" draw:text-style-name="P9" svg:width="0.209cm" svg:height="0.189cm" svg:x="1.239cm" svg:y="0.13cm" svg:viewBox="0 0 210 190" svg:d="M130 59c2-11 12-51 40-51 3 0 14 0 22 6-12 3-20 14-20 23 0 7 4 15 15 15 10 0 23-8 23-24 0-22-24-28-38-28-26 0-40 22-45 31-11-27-33-31-45-31-45 0-69 54-69 65 0 4 5 4 6 4 3 0 4-2 5-5 14-45 42-56 56-56 9 0 23 5 23 29 0 13-7 41-23 100-6 26-21 45-39 45-3 0-12 0-22-7 11-2 21-10 21-22 0-11-10-15-16-15-13 0-24 11-24 24 0 20 22 28 40 28 28 0 43-29 44-31 6 15 20 31 46 31 44 0 68-54 68-65 0-4-5-4-6-4-4 0-5 2-5 5-14 45-43 56-56 56-17 0-23-15-23-28 0-10 2-19 7-37 5-20 10-39 15-58z"><text:p/></draw:path><draw:path draw:style-name="gr2" draw:text-style-name="P9" svg:width="0.097cm" svg:height="0.419cm" svg:x="1.492cm" svg:y="0cm" svg:viewBox="0 0 98 420" svg:d="M98 210c0-32-4-84-28-131-26-51-62-79-65-79s-5 1-5 4c0 2 0 2 8 10 41 41 65 109 65 196 0 71-15 145-67 199-6 4-6 4-6 6 0 3 2 5 5 5s42-29 67-82c20-47 26-94 26-128z"><text:p/></draw:path><draw:path draw:style-name="gr2" draw:text-style-name="P9" svg:width="0.28cm" svg:height="0.098cm" svg:x="1.773cm" svg:y="0.161cm" svg:viewBox="0 0 281 99" svg:d="M266 17c6 0 15 0 15-9 0-8-9-8-15-8-84 0-168 0-252 0-6 0-14 0-14 8 0 9 8 9 14 9 84 0 168 0 252 0zM266 99c6 0 15 0 15-9 0-8-9-8-15-8-84 0-168 0-252 0-6 0-14 0-14 8 0 9 8 9 14 9 84 0 168 0 252 0z"><text:p/></draw:path><draw:path draw:style-name="gr2" draw:text-style-name="P9" svg:width="0.329cm" svg:height="0.185cm" svg:x="2.206cm" svg:y="0.13cm" svg:viewBox="0 0 330 186" svg:d="M34 41c0 37 0 74 0 113 0 19-5 19-34 19 0 4 0 9 0 13 16-1 37-2 48-2s34 1 48 2c0-4 0-9 0-13-29 0-34 0-34-19 0-27 0-53 0-78 0-44 30-68 58-68 26 0 31 23 31 47 0 33 0 65 0 99 0 19-5 19-33 19 0 4 0 9 0 13 14-1 36-2 48-2 10 0 32 1 46 2 0-4 0-9 0-13-27 0-32 0-32-19 0-27 0-53 0-78 0-44 30-68 56-68 27 0 32 23 32 47 0 33 0 65 0 99 0 19-5 19-33 19 0 4 0 9 0 13 15-1 36-2 48-2 11 0 33 1 47 2 0-4 0-9 0-13-22 0-32 0-34-13 0-28 0-54 0-81 0-36 0-49-12-63-6-8-20-16-44-16-36 0-54 25-61 41-6-36-37-41-57-41-31 0-50 18-62 44 0-14 0-30 0-44-20 1-40 4-60 5 0 5 0 8 0 13 30 0 34 2 34 23z"><text:p/></draw:path><draw:path draw:style-name="gr2" draw:text-style-name="P9" svg:width="0.189cm" svg:height="0.191cm" svg:x="2.562cm" svg:y="0.127cm" svg:viewBox="0 0 190 192" svg:d="M122 156c2 17 14 35 33 35 9 0 35-6 35-41 0-8 0-15 0-23-4 0-8 0-11 0 0 8 0 15 0 23 0 25-10 28-15 28-14 0-15-19-15-22 0-29 0-56 0-84 0-17 0-34-16-49-17-17-37-23-57-23-35 0-64 19-64 47 0 13 8 20 19 20 12 0 19-8 19-19 0-6-1-19-21-20 12-15 32-20 45-20 22 0 46 17 46 55 0 4 0 9 0 15-22 1-52 3-78 16-31 14-42 36-42 54 0 35 41 44 67 44 28 0 47-17 55-36zM120 87c0 13 0 27 0 42 0 40-31 55-50 55-21 0-38-16-38-36 0-23 18-58 88-61z"><text:p/></draw:path><draw:path draw:style-name="gr2" draw:text-style-name="P9" svg:width="0.211cm" svg:height="0.181cm" svg:x="2.76cm" svg:y="0.135cm" svg:viewBox="0 0 212 182" svg:d="M116 82c12-16 28-36 39-47 13-16 30-22 50-22 0-5 0-8 0-13-11 0-24 1-35 1-13 0-34-1-40-1 0 5 0 8 0 13 9 0 12 5 12 12 0 6-4 12-6 16-9 11-18 22-27 32-11-14-21-27-32-42-4-5-4-6-4-8 0-6 6-10 15-10 0-5 0-8 0-13-11 0-39 1-46 1-8 0-29-1-40-1 0 5 0 8 0 13 29 0 30 0 50 25 14 18 27 37 42 55-14 16-27 33-40 50-20 24-46 25-54 25 0 4 0 9 0 14 11-2 24-3 35-3 12 0 30 1 39 3 0-5 0-10 0-14-8-1-12-7-12-13 0-10 12-23 39-54 11 13 21 28 32 42 3 5 9 12 9 14 0 4-4 10-16 11 0 4 0 9 0 14 13-2 37-3 46-3 12 0 27 1 40 3 0-5 0-10 0-14-22 0-30-1-39-13-19-25-37-49-57-73z"><text:p/></draw:path><draw:path draw:style-name="gr2" draw:text-style-name="P9" svg:width="0.096cm" svg:height="0.419cm" svg:x="3.019cm" svg:y="0cm" svg:viewBox="0 0 97 420" svg:d="M97 415c0-2 0-2-7-9-52-53-66-132-66-196 0-73 17-146 68-199 5-5 5-5 5-7 0-3-1-4-3-4-5 0-42 29-68 82-21 47-26 93-26 128 0 32 5 83 28 130 25 52 61 80 66 80 2 0 3-2 3-5z"><text:p/></draw:path><draw:path draw:style-name="gr2" draw:text-style-name="P9" svg:width="0.177cm" svg:height="0.287cm" svg:x="3.157cm" svg:y="0.035cm" svg:viewBox="0 0 178 288" svg:d="M178 145c0-32-2-67-17-97-19-41-54-48-71-48-25 0-56 11-74 50-14 29-16 63-16 95 0 33 2 69 19 101 18 34 49 42 70 42 23 0 55-8 73-48 14-30 16-61 16-95zM89 280c-16 0-41-11-48-52-5-24-5-62-5-87 0-27 0-54 2-77 9-51 41-54 51-54 14 0 42 7 50 49 4 24 4 55 4 82 0 32 0 60-5 86-6 40-30 53-49 53z"><text:p/></draw:path><draw:path draw:style-name="gr2" draw:text-style-name="P9" svg:width="0.048cm" svg:height="0.125cm" svg:x="3.389cm" svg:y="0.269cm" svg:viewBox="0 0 49 126" svg:d="M49 44c0-27-11-44-27-44-14 0-22 11-22 23 0 11 8 23 22 23 6 0 10-3 15-6 1-2 1-2 1-2 2 0 2 0 2 6 0 32-15 57-29 71-5 4-5 5-5 6 0 4 2 5 5 5 5 0 38-32 38-82z"><text:p/></draw:path><draw:path draw:style-name="gr2" draw:text-style-name="P9" svg:width="0.209cm" svg:height="0.189cm" svg:x="3.552cm" svg:y="0.13cm" svg:viewBox="0 0 210 190" svg:d="M128 59c3-11 12-51 42-51 3 0 12 0 21 6-11 3-21 14-21 23 0 7 5 15 17 15 10 0 23-8 23-24 0-22-25-28-40-28-24 0-39 22-44 31-11-27-34-31-46-31-43 0-67 54-67 65 0 4 4 4 5 4 4 0 5-2 6-5 13-45 42-56 56-56 8 0 23 5 23 29 0 13-7 41-23 100-7 26-21 45-40 45-3 0-12 0-21-7 10-2 19-10 19-22 0-11-9-15-15-15-12 0-23 11-23 24 0 20 20 28 40 28 27 0 43-29 44-31 5 15 20 31 46 31 43 0 67-54 67-65 0-4-4-4-5-4-4 0-5 2-6 5-13 45-42 56-56 56-16 0-23-15-23-28 0-10 2-19 7-37 5-20 10-39 14-58z"><text:p/></draw:path><draw:path draw:style-name="gr2" draw:text-style-name="P9" svg:width="0.097cm" svg:height="0.419cm" svg:x="3.804cm" svg:y="0cm" svg:viewBox="0 0 98 420" svg:d="M98 210c0-32-4-84-27-131-25-51-61-79-66-79-3 0-5 1-5 4 0 2 0 2 8 10 42 41 66 109 66 196 0 71-15 145-68 199-6 4-6 4-6 6 0 3 2 5 5 5 5 0 42-29 67-82 22-47 26-94 26-128z"><text:p/></draw:path></draw:g></text:p>
      <text:p text:style-name="Standard">ReLU introduces non-linearity while being computationally simple. It avoids the saturation problem of sigmoid and tanh, and helps mitigate vanishing gradients in deep networks. However, neurons can sometimes become inactive permanently (<text:span text:style-name="T15">dying ReLU</text:span> problem). In chemistry and materials science, ReLU is typically used in hidden layers of models predicting molecular or material properties.</text:p>
      <text:h text:style-name="Heading_20_2" text:outline-level="2">Representations (molecular, nano)<text:span text:style-name="T1"/></text:h>
      <text:p text:style-name="Standard">Ways of encoding molecules or nanomaterials numerically for machine learning.<text:span text:style-name="T1"/></text:p>
      <text:h text:style-name="P3" text:outline-level="2" loext:marker-style-name="T1"><text:span text:style-name="T1">Robustness</text:span><text:span text:style-name="T1"/></text:h>
      <text:p text:style-name="Standard">The ability of a model to maintain performance under noisy or shifted data conditions.</text:p>
      <text:h text:style-name="Heading_20_2" text:outline-level="2">Root Mean Squared Error (RMSE)</text:h>
      <text:p text:style-name="Standard">It is the square root of the Mean Squared Error (MSE), and thus has the same units as the predicted property, making it more interpretable. <text:s/></text:p>
      <text:p text:style-name="P10"><text:soft-page-break/><draw:g text:anchor-type="as-char" svg:y="-0.81cm" draw:z-index="0" draw:name="Forme8" draw:style-name="gr1"><svg:title>TexMaths</svg:title><svg:desc>11§display§\[
\text{RMSE} = \sqrt{\frac{1}{n} \sum_{i=1}^n \left( y_i - \hat{y}_i \right)^2}
\]§svg§600§TRUE§</svg:desc><draw:path draw:style-name="gr2" draw:text-style-name="P9" svg:width="0.268cm" svg:height="0.272cm" svg:x="0cm" svg:y="0.539cm" svg:viewBox="0 0 269 273" svg:d="M73 128c0-33 0-68 0-101 0-8 0-13 8-14 5-1 16-1 23-1 35 0 79 2 79 58 0 27-10 58-68 58-14 0-28 0-42 0zM155 133c37-10 67-33 67-63 0-37-44-70-101-70-41 0-80 0-121 0 0 4 0 8 0 12 3 0 5 0 9 0 29 0 31 4 31 19 0 68 0 135 0 203 0 13-2 18-31 18-4 0-6 0-9 0 0 3 0 7 0 12 14-1 41-1 56-1 14 0 43 0 57 1 0-5 0-9 0-12-3 0-6 0-10 0-29 0-30-5-30-18 0-33 0-65 0-98 15 0 29 0 45 0 5 0 22 0 35 13 15 15 15 26 15 52 0 25 0 41 16 55s37 17 49 17c30 0 36-32 36-43 0-2 0-7-5-7-4 0-4 3-4 7-3 27-16 34-26 34-18 0-22-20-27-55-2-10-4-21-6-31-6-25-25-38-46-45z"><text:p/></draw:path><draw:path draw:style-name="gr2" draw:text-style-name="P9" svg:width="0.325cm" svg:height="0.263cm" svg:x="0.285cm" svg:y="0.539cm" svg:viewBox="0 0 326 264" svg:d="M79 9c-3-9-4-9-13-9-22 0-44 0-66 0 0 4 0 8 0 12 3 0 7 0 10 0 30 0 31 4 31 19 0 64 0 128 0 192 0 11 0 29-41 29 0 3 0 7 0 12 14 0 32-1 45-1 12 0 32 1 46 1 0-5 0-9 0-12-40 0-40-18-40-29 0-69 0-138 0-208h1c30 81 61 160 92 240 2 6 4 9 8 9s5-3 7-8c32-81 63-163 95-244h1c0 74 0 148 0 222 0 13-1 18-31 18-3 0-6 0-10 0 0 3 0 7 0 12 15-1 41-1 57-1 15 0 40 0 55 1 0-5 0-9 0-12-4 0-6 0-9 0-30 0-31-5-31-18 0-68 0-135 0-203 0-15 1-19 31-19 3 0 5 0 9 0 0-4 0-8 0-12-22 0-43 0-65 0-10 0-10 1-14 8-28 72-56 145-84 217-28-72-56-144-84-216z"><text:p/></draw:path><draw:path draw:style-name="gr2" draw:text-style-name="P9" svg:width="0.171cm" svg:height="0.279cm" svg:x="0.647cm" svg:y="0.531cm" svg:viewBox="0 0 172 280" svg:d="M113 122c-16-4-33-8-49-12-24-6-39-26-39-50 0-26 21-50 51-50 65 0 72 64 76 81 0 2 0 5 4 5 5 0 5-3 5-9 0-27 0-52 0-78 0-7 0-9-5-9-2 0-2 0-5 4-5 8-9 15-14 22-12-11-27-26-61-26-43 0-76 34-76 75 0 32 21 60 51 70 4 1 24 7 51 13 10 2 22 6 32 19 9 11 12 23 12 36 0 28-18 55-51 55-11 0-41-2-61-21-23-21-24-45-24-59 0-4-3-4-5-4-5 0-5 3-5 9 0 26 0 51 0 77 0 7 0 10 4 10 3 0 4-1 6-5 4-8 1-1 14-22 12 13 36 27 72 27 45 0 76-38 76-80 0-38-26-70-59-78z"><text:p/></draw:path><draw:path draw:style-name="gr2" draw:text-style-name="P9" svg:width="0.239cm" svg:height="0.262cm" svg:x="0.852cm" svg:y="0.54cm" svg:viewBox="0 0 240 263" svg:d="M40 233c0 13 0 18-30 18-3 0-7 0-10 0 0 3 0 7 0 12 75 0 148 0 223 0 6-33 11-66 17-99-4 0-7 0-10 0-10 59-19 87-85 87-17 0-34 0-52 0s-18-3-18-16c0-34 0-69 0-103 11 0 23 0 34 0 37 0 42 13 42 46 3 0 6 0 10 0 0-34 0-68 0-102-4 0-7 0-10 0 0 33-5 45-42 45-11 0-23 0-34 0 0-31 0-63 0-94 0-12 0-15 18-15 17 0 33 0 50 0 59 0 70 22 76 75 3 0 6 0 10 0-4-29-8-58-11-87-73 0-145 0-218 0 0 4 0 8 0 12 3 0 7 0 10 0 30 0 30 4 30 19 0 67 0 135 0 202z"><text:p/></draw:path><draw:path draw:style-name="gr2" draw:text-style-name="P9" svg:width="0.256cm" svg:height="0.089cm" svg:x="1.232cm" svg:y="0.66cm" svg:viewBox="0 0 257 90" svg:d="M244 15c6 0 13 0 13-7 0-8-7-8-13-8-77 0-154 0-231 0-5 0-13 0-13 8 0 7 8 7 13 7 77 0 154 0 231 0zM244 90c6 0 13 0 13-8 0-7-7-7-13-7-77 0-154 0-231 0-5 0-13 0-13 7 0 8 8 8 13 8 77 0 154 0 231 0z"><text:p/></draw:path><draw:path draw:style-name="gr2" draw:text-style-name="P9" svg:width="0.143cm" svg:height="0.239cm" svg:x="1.89cm" svg:y="0cm" svg:viewBox="0 0 144 240" svg:d="M14 0c-13 0-14 1-14 14 0 71 0 141 0 211 0 7 0 15 8 15 7 0 7-8 7-15 0-70 0-139 0-210 39 0 77 0 116 0 6 0 13 0 13-7 0-8-7-8-13-8-39 0-78 0-117 0z"><text:p/></draw:path><draw:path draw:style-name="gr2" draw:text-style-name="P9" svg:width="0.014cm" svg:height="0.245cm" svg:x="1.89cm" svg:y="0.225cm" svg:viewBox="0 0 15 246" svg:d="M0 233c0 7 0 13 8 13 7 0 7-6 7-13 0-74 0-146 0-220 0-6 0-13-7-13-8 0-8 7-8 13 0 74 0 146 0 220z"><text:p/></draw:path><draw:path draw:style-name="gr2" draw:text-style-name="P9" svg:width="0.014cm" svg:height="0.246cm" svg:x="1.89cm" svg:y="0.455cm" svg:viewBox="0 0 15 247" svg:d="M0 234c0 7 0 13 8 13 7 0 7-6 7-13 0-74 0-146 0-220 0-6 0-14-7-14-8 0-8 8-8 14 0 74 0 146 0 220z"><text:p/></draw:path><draw:path draw:style-name="gr2" draw:text-style-name="P9" svg:width="0.243cm" svg:height="0.7cm" svg:x="1.661cm" svg:y="0.685cm" svg:viewBox="0 0 244 701" svg:d="M229 701c14 0 15-2 15-13 0-225 0-451 0-675 0-6 0-13-8-13-7 0-7 7-7 13 0 197 0 394 0 590-59-175-117-351-175-526-18 35-36 69-54 104 2 3 4 5 7 7 11-21 20-42 31-63 64 193 127 385 191 576z"><text:p/></draw:path><draw:path draw:style-name="gr2" draw:text-style-name="P9" svg:width="2.593cm" svg:height="0.014cm" svg:x="2.026cm" svg:y="0cm" svg:viewBox="0 0 2594 15" svg:d="M0 0c865 0 1729 0 2594 0 0 5 0 10 0 15-865 0-1729 0-2594 0 0-5 0-10 0-15z"><text:p/></draw:path><draw:path draw:style-name="gr2" draw:text-style-name="P9" svg:width="0.127cm" svg:height="0.256cm" svg:x="2.126cm" svg:y="0.285cm" svg:viewBox="0 0 128 257" svg:d="M79 10c0-9 0-10-9-10-24 24-58 24-70 24 0 5 0 8 0 12 8 0 31 0 51-10 0 67 0 133 0 200 0 15-2 19-36 19-4 0-8 0-13 0 0 3 0 8 0 12 14-1 47-1 63-1 15 0 49 0 63 1 0-4 0-9 0-12-5 0-8 0-13 0-35 0-36-4-36-19 0-72 0-144 0-216z"><text:p/></draw:path><draw:path draw:style-name="gr2" draw:text-style-name="P9" svg:width="0.231cm" svg:height="0.014cm" svg:x="2.072cm" svg:y="0.697cm" svg:viewBox="0 0 232 15" svg:d="M0 0c77 0 155 0 232 0 0 5 0 10 0 15-77 0-155 0-232 0 0-5 0-10 0-15z"><text:p/></draw:path><draw:path draw:style-name="gr2" draw:text-style-name="P9" svg:width="0.208cm" svg:height="0.174cm" svg:x="2.084cm" svg:y="0.896cm" svg:viewBox="0 0 209 175" svg:d="M22 147c-1 7-3 16-3 17 0 7 5 11 11 11 5 0 12-4 14-11 1-1 5-19 8-29 3-12 5-23 8-35 3-8 5-16 7-25 1-7 4-18 4-20 7-12 27-46 64-46 17 0 21 14 21 26 0 24-20 74-25 90-3 9-5 13-5 18 0 19 14 32 32 32 37 0 51-56 51-60s-3-4-4-4c-5 0-5 1-6 8-9 25-21 47-40 47-6 0-9-3-9-12 0-10 3-20 7-28 7-20 23-63 23-85 0-26-16-41-44-41-35 0-54 24-60 33-2-21-19-33-36-33-19 0-25 15-29 22-7 13-11 35-11 37 0 4 3 4 4 4 4 0 5 0 7-9 7-28 14-45 27-45 8 0 13 4 13 17 0 8-2 12-6 32-8 30-15 60-23 89z"><text:p/></draw:path><draw:path draw:style-name="gr2" draw:text-style-name="P9" svg:width="0.165cm" svg:height="0.121cm" svg:x="2.61cm" svg:y="0.202cm" svg:viewBox="0 0 166 122" svg:d="M21 102c-1 4-3 10-3 11 0 6 5 9 9 9 5 0 8-4 10-7 3-3 5-11 6-16 1-6 4-18 5-24 3-6 4-12 5-18 3-12 4-14 12-25 8-10 20-24 41-24 15 0 15 13 15 18 0 17-11 47-15 58-4 7-5 9-5 15 0 14 12 23 25 23 28 0 40-37 40-42 0-3-3-3-4-3-5 0-5 1-6 4-6 22-17 33-28 33-6 0-7-4-7-10 0-5 1-9 7-22 3-7 14-36 14-51 0-27-21-31-35-31-23 0-39 13-47 24-2-19-17-24-28-24-12 0-18 9-22 14-6 10-10 26-10 27 0 4 4 4 5 4 4 0 4-1 6-9 4-15 9-28 20-28 6 0 9 5 9 13 0 4-3 14-5 22-2 6-4 19-5 24-4 12-6 23-9 35z"><text:p/></draw:path><draw:path draw:style-name="gr2" draw:text-style-name="P9" svg:width="0.513cm" svg:height="0.539cm" svg:x="2.436cm" svg:y="0.436cm" svg:viewBox="0 0 514 540" svg:d="M467 540c16-42 31-83 47-123-4 0-6 0-9 0-16 39-56 66-101 78-8 1-47 12-120 12-78 0-155 0-233 0 66-77 130-154 196-231 3-3 4-5 4-7-1-2 0-1-2-5-61-83-120-164-181-246 71 0 141 0 211 0 53 0 87 5 92 6 21 3 54 10 84 29 10 6 37 24 50 55 3 0 5 0 9 0-16-37-31-72-47-108-151 0-304 0-456 0-10 0-10 0-11 2 0 1 0 9 0 13 68 94 136 186 205 280-68 78-134 156-201 234-4 4-3 4-4 6 0 5 3 5 11 5 152 0 305 0 456 0z"><text:p/></draw:path><draw:path draw:style-name="gr2" draw:text-style-name="P9" svg:width="0.08cm" svg:height="0.181cm" svg:x="2.456cm" svg:y="1.078cm" svg:viewBox="0 0 81 182" svg:d="M75 11c0-4-4-11-11-11-8 0-16 8-16 15 0 5 4 10 11 10 8 0 16-7 16-14zM20 148c-1 4-4 7-4 11 0 14 11 23 27 23 26 0 38-37 38-41s-3-4-4-4c-3 0-3 3-4 5-7 22-19 33-29 33-6 0-8-4-8-10s2-11 5-17c3-7 6-15 8-22 3-6 13-30 14-34 1-3 2-6 2-8 0-14-11-24-27-24-26 0-38 37-38 42 0 4 3 4 4 4 4 0 5-2 5-5 7-23 20-33 29-33 5 0 7 2 7 10 0 6-2 10-9 26-5 15-11 30-16 44z"><text:p/></draw:path><draw:path draw:style-name="gr2" draw:text-style-name="P9" svg:width="0.198cm" svg:height="0.072cm" svg:x="2.572cm" svg:y="1.153cm" svg:viewBox="0 0 199 73" svg:d="M188 13c4 0 11 0 11-6 0-7-7-7-10-7-59 0-120 0-179 0-3 0-10 0-10 7 0 6 5 6 10 6 59 0 119 0 178 0zM189 73c3 0 10 0 10-7s-7-7-11-7c-59 0-119 0-178 0-5 0-10 0-10 7s7 7 10 7c59 0 120 0 179 0z"><text:p/></draw:path><draw:path draw:style-name="gr2" draw:text-style-name="P9" svg:width="0.098cm" svg:height="0.178cm" svg:x="2.819cm" svg:y="1.078cm" svg:viewBox="0 0 99 179" svg:d="M62 8c0-8-2-8-9-8-17 18-42 18-53 18 0 3 0 6 0 9 7 0 24 0 40-7 0 46 0 91 0 137 0 9 0 13-28 13-3 0-7 0-10 0 0 4 0 6 0 9 5 0 39-1 49-1 7 0 41 1 48 1 0-3 0-5 0-9-3 0-8 0-11 0-26 0-26-4-26-13 0-49 0-100 0-149z"><text:p/></draw:path><draw:path draw:style-name="gr2" draw:text-style-name="P9" svg:width="0.088cm" svg:height="0.385cm" svg:x="3.075cm" svg:y="0.512cm" svg:viewBox="0 0 89 386" svg:d="M89 381c0-1 0-1-7-7-47-50-60-122-60-182 0-67 15-134 63-182 4-5 4-6 4-7 0-2-1-3-3-3-5 0-39 26-62 75-20 43-24 85-24 117 0 31 4 77 25 121 23 48 56 73 61 73 2 0 3-1 3-5z"><text:p/></draw:path><draw:path draw:style-name="gr2" draw:text-style-name="P9" svg:width="0.177cm" svg:height="0.249cm" svg:x="3.199cm" svg:y="0.63cm" svg:viewBox="0 0 178 250" svg:d="M177 23c1-5 1-5 1-9 0-6-5-10-11-10-4 0-10 3-14 8 0 2-3 14-5 21-3 10-5 21-8 31-6 23-11 46-17 69-2 7-19 33-44 33-20 0-24-17-24-31 0-17 7-42 20-76 6-15 7-19 7-27 0-18-12-32-31-32-37 0-51 56-51 59 0 5 3 5 4 5 5 0 5-1 7-8 10-36 25-47 38-47 4 0 10 0 10 12 0 10-3 20-6 27-16 41-22 63-22 81 0 34 24 46 47 46 14 0 28-7 39-18-6 20-10 40-26 60-10 13-24 24-42 24-5 0-23-1-29-16 5 0 11 0 16-5 4-3 8-8 8-16 0-12-10-13-14-13-9 0-22 6-22 26 0 18 17 33 41 33 40 0 80-36 91-79 12-49 25-98 37-148z"><text:p/></draw:path><draw:path draw:style-name="gr2" draw:text-style-name="P9" svg:width="0.08cm" svg:height="0.18cm" svg:x="3.39cm" svg:y="0.682cm" svg:viewBox="0 0 81 181" svg:d="M75 10c0-5-4-10-11-10-8 0-16 7-16 14 0 6 4 11 11 11 8 0 16-7 16-15zM20 147c-1 4-4 7-4 11 0 13 11 23 27 23 26 0 38-37 38-40 0-5-3-5-4-5-3 0-4 2-4 6-7 21-19 32-30 32-5 0-7-4-7-9 0-7 2-12 5-18 3-7 5-14 8-22 3-5 13-30 14-34 1-2 2-5 2-9 0-12-11-23-27-23-26 0-38 38-38 42 0 3 3 3 4 3 4 0 4-1 5-4 7-23 18-33 29-33 4 0 7 2 7 10 0 7-2 10-9 27-5 15-11 29-16 43z"><text:p/></draw:path><draw:path draw:style-name="gr2" draw:text-style-name="P9" svg:width="0.235cm" svg:height="0.014cm" svg:x="3.623cm" svg:y="0.697cm" svg:viewBox="0 0 236 15" svg:d="M223 15c7 0 13 0 13-7 0-8-6-8-13-8-69 0-139 0-209 0-6 0-14 0-14 8 0 7 8 7 14 7 70 0 140 0 209 0z"><text:p/></draw:path><draw:path draw:style-name="gr2" draw:text-style-name="P9" svg:width="0.102cm" svg:height="0.059cm" svg:x="4.049cm" svg:y="0.533cm" svg:viewBox="0 0 103 60" svg:d="M52 0c-18 18-34 35-52 53 2 2 5 5 8 7 14-13 29-26 44-39 15 13 29 26 45 39 2-2 4-5 6-7-17-18-34-35-51-53z"><text:p/></draw:path><draw:path draw:style-name="gr2" draw:text-style-name="P9" svg:width="0.177cm" svg:height="0.249cm" svg:x="3.99cm" svg:y="0.63cm" svg:viewBox="0 0 178 250" svg:d="M176 23c2-5 2-5 2-9 0-6-5-10-12-10-3 0-10 3-13 8-1 2-3 14-6 21-2 10-5 21-7 31-6 23-12 46-18 69-1 7-18 33-43 33-20 0-24-17-24-31 0-17 7-42 20-76 5-15 7-19 7-27 0-18-12-32-31-32-37 0-51 56-51 59 0 5 3 5 4 5 4 0 5-1 6-8 11-36 26-47 39-47 4 0 10 0 10 12 0 10-4 20-6 27-16 41-23 63-23 81 0 34 25 46 47 46 15 0 29-7 40-18-6 20-10 40-26 60-10 13-25 24-43 24-5 0-22-1-28-16 5 0 11 0 16-5 4-3 8-8 8-16 0-12-11-13-14-13-9 0-22 6-22 26 0 18 16 33 40 33 40 0 81-36 92-79 12-49 24-98 36-148z"><text:p/></draw:path><draw:path draw:style-name="gr2" draw:text-style-name="P9" svg:width="0.081cm" svg:height="0.18cm" svg:x="4.18cm" svg:y="0.682cm" svg:viewBox="0 0 82 181" svg:d="M75 10c0-5-4-10-10-10-8 0-16 7-16 14 0 6 4 11 11 11 8 0 15-7 15-15zM20 147c-1 4-2 7-2 11 0 13 11 23 25 23 27 0 39-37 39-40 0-5-3-5-4-5-4 0-4 2-5 6-6 21-18 32-29 32-6 0-7-4-7-9 0-7 3-12 5-18 2-7 5-14 9-22 2-5 12-30 13-34 1-2 1-5 1-9 0-12-11-23-25-23-27 0-40 38-40 42 0 3 3 2 4 3 5 0 5-1 6-4 6-23 19-33 28-33 5 0 7 2 7 10 0 7-1 10-8 27-5 15-12 29-17 43z"><text:p/></draw:path><draw:path draw:style-name="gr2" draw:text-style-name="P9" svg:width="0.088cm" svg:height="0.385cm" svg:x="4.318cm" svg:y="0.512cm" svg:viewBox="0 0 89 386" svg:d="M89 192c0-29-4-75-25-119-23-48-56-73-61-73-2 0-3 1-3 3 0 1 0 2 7 9 38 39 60 100 60 180 0 66-14 134-63 183-4 5-4 5-4 6 0 4 1 5 3 5 5 0 39-27 62-76 20-42 24-85 24-118z"><text:p/></draw:path><draw:path draw:style-name="gr2" draw:text-style-name="P9" svg:width="0.119cm" svg:height="0.179cm" svg:x="4.464cm" svg:y="0.429cm" svg:viewBox="0 0 120 180" svg:d="M120 131c-3 0-7 0-10 0-1 5-3 22-7 24-2 2-23 2-27 2-17 0-33 0-50 0 29-25 39-33 54-46 21-15 40-32 40-58 0-32-29-53-64-53-33 0-56 24-56 48 0 15 11 16 14 16 7 0 15-5 15-15 0-4-3-14-17-14 9-19 28-25 40-25 27 0 41 21 41 43 0 24-17 43-25 53-22 20-44 42-66 63-2 2-2 4-2 11 37 0 74 0 111 0 3-16 6-33 9-49z"><text:p/></draw:path></draw:g></text:p>
      <text:p text:style-name="Standard">where <text:span text:style-name="T21">y</text:span><text:span text:style-name="T22">i</text:span> are the true values and <text:span text:style-name="T15">ŷ</text:span><text:span text:style-name="T22">i</text:span> the predicted values. <text:s/></text:p>
      <text:p text:style-name="Standard">RMSE penalizes large errors more strongly than small ones, similar to MSE, but remains directly comparable to the scale of the data. In chemistry and materials science, RMSE is often reported when assessing models that predict physical properties such as solubility, reaction energies, or band gaps.</text:p>
      <text:h text:style-name="P3" text:outline-level="2" loext:marker-style-name="T1"><text:span text:style-name="T1">Sampling / train / test split</text:span><text:span text:style-name="T1"/></text:h>
      <text:p text:style-name="Standard">A fundamental step in machine learning where a dataset is divided into separate parts to evaluate model performance. <text:s/></text:p>
      <text:p text:style-name="P17">Typically: <text:s/></text:p>
      <text:p text:style-name="P17">- The <text:span text:style-name="T23">training set</text:span> is used to fit the model. <text:s/></text:p>
      <text:p text:style-name="Standard">- The <text:span text:style-name="T18">test set</text:span>, or <text:span text:style-name="T18">holdout set</text:span> is kept aside to evaluate generalization. <text:s/></text:p>
      <text:p text:style-name="Standard">Sometimes, a third subset called the <text:span text:style-name="T18">validation set</text:span> is also used to tune hyperparameters. This process relies on <text:span text:style-name="T18">sampling</text:span>, <text:span text:style-name="T15">i.e</text:span>., selecting which data points go into each subset, often done randomly to avoid bias. In chemistry and materials science, train–test splits ensure that models predicting molecular properties or catalytic activity are evaluated fairly, preventing overfitting to a specific dataset.</text:p>
      <text:h text:style-name="P3" text:outline-level="2" loext:marker-style-name="T1"><text:span text:style-name="T1">Segmentation (image)</text:span><text:span text:style-name="T1"/></text:h>
      <text:p text:style-name="Standard">Dividing an image into distinct meaningful segments for analysis.<text:span text:style-name="T1"/></text:p>
      <text:h text:style-name="P3" text:outline-level="2" loext:marker-style-name="T1"><text:span text:style-name="T1">Sensitivity / specificity</text:span><text:span text:style-name="T1"/></text:h>
      <text:p text:style-name="Standard">Metrics for classification performance: sensitivity measures true positives, specificity measures true negatives.<text:span text:style-name="T1"/></text:p>
      <text:h text:style-name="Heading_20_2" text:outline-level="2">Shape<text:span text:style-name="T7"/></text:h>
      <text:p text:style-name="Standard">In data science and machine learning, "shape" refers to the dimensions of an array, tensor, or dataset. For example, in Python libraries such as NumPy or TensorFlow, the shape is expressed as a tuple of integers indicating the size along each dimension. <text:s/><text:span text:style-name="T1"/></text:p>
      <text:p text:style-name="P17"><text:span text:style-name="T24">Examples</text:span>: <text:s/></text:p>
      <text:p text:style-name="P17">- A dataset with 100 molecules each described by 20 features has shape (100, 20). <text:s/><text:span text:style-name="T1"/></text:p>
      <text:p text:style-name="P17">- A grayscale image of 128 x 128 pixels has shape (128, 128). <text:s/><text:span text:style-name="T1"/></text:p>
      <text:p text:style-name="Standard">- A batch of 32 RGB images of 64 x 64 pixels has shape (32, 64, 64, 3).<text:span text:style-name="T1"/></text:p>
      <text:p text:style-name="Standard">Understanding shape is essential for correctly feeding data into machine learning models, since mismatches lead to errors in training or prediction.<text:span text:style-name="T1"/></text:p>
      <text:h text:style-name="P11" text:outline-level="2">Shuffle</text:h>
      <text:p text:style-name="Standard">Randomly reordering the training data before each epoch. Shuffling avoids bias due to the order of samples and ensures that mini-batches are more representative of the overall dataset.</text:p>
      <text:h text:style-name="Heading_20_2" text:outline-level="2"><text:soft-page-break/>Sigmoid activation function</text:h>
      <text:p text:style-name="Standard">A non-linear activation function that maps real values into the range [0,1]: </text:p>
      <text:p text:style-name="P10"><draw:g text:anchor-type="as-char" svg:y="-0.563cm" draw:z-index="11" draw:name="Forme9" draw:style-name="gr1"><svg:title>TexMaths</svg:title><svg:desc>12§display§\[
\sigma(x) = \frac{1}{1 + e^{-x}}
\]§svg§600§TRUE§</svg:desc><draw:path draw:style-name="gr2" draw:text-style-name="P9" svg:width="0.222cm" svg:height="0.186cm" svg:x="-0.001cm" svg:y="0.384cm" svg:viewBox="0 0 223 187" svg:d="M203 25c5 0 20 0 20-14 0-11-8-11-16-11-33 0-64 0-97 0-63 0-110 70-110 120 0 37 25 67 64 67 49 0 105-51 105-116 0-7 0-28-13-46 16 0 31 0 47 0zM64 178c-21 0-38-16-38-46 0-13 5-47 21-72 17-29 42-35 56-35 36 0 40 28 40 41 0 19-9 54-23 76-17 25-40 36-56 36z"><text:p/></draw:path><draw:path draw:style-name="gr2" draw:text-style-name="P9" svg:width="0.096cm" svg:height="0.421cm" svg:x="0.281cm" svg:y="0.249cm" svg:viewBox="0 0 97 422" svg:d="M97 418c0-2 0-3-6-10-53-53-67-132-67-197 0-73 17-146 68-199 5-5 5-6 5-7 0-4-1-5-3-5-5 0-42 29-68 83-21 45-26 92-26 128 0 33 5 84 28 131 25 53 61 80 66 80 2 0 3-2 3-4z"><text:p/></draw:path><draw:path draw:style-name="gr2" draw:text-style-name="P9" svg:width="0.209cm" svg:height="0.191cm" svg:x="0.415cm" svg:y="0.377cm" svg:viewBox="0 0 210 192" svg:d="M128 60c3-11 12-50 42-50 3 0 12 0 22 6-12 2-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2" draw:text-style-name="P9" svg:width="0.096cm" svg:height="0.421cm" svg:x="0.669cm" svg:y="0.249cm" svg:viewBox="0 0 97 422" svg:d="M97 211c0-32-5-84-27-132-26-51-62-79-66-79-3 0-4 2-4 5 0 1 0 2 7 9 42 42 66 110 66 197 0 72-15 147-68 199-5 5-5 6-5 8s1 4 4 4c4 0 42-28 67-82 21-47 26-94 26-129z"><text:p/></draw:path><draw:path draw:style-name="gr2" draw:text-style-name="P9" svg:width="0.28cm" svg:height="0.097cm" svg:x="0.949cm" svg:y="0.412cm" svg:viewBox="0 0 281 98" svg:d="M267 17c6 0 14 0 14-9 0-8-8-8-14-8-85 0-169 0-253 0-6 0-14 0-14 8 0 9 8 9 14 9 84 0 168 0 253 0zM267 98c6 0 14 0 14-8s-8-8-14-8c-85 0-169 0-253 0-6 0-14 0-14 8s8 8 14 8c84 0 168 0 253 0z"><text:p/></draw:path><draw:path draw:style-name="gr2" draw:text-style-name="P9" svg:width="0.138cm" svg:height="0.28cm" svg:x="2.052cm" svg:y="0cm" svg:viewBox="0 0 139 281" svg:d="M86 11c0-10 0-11-9-11-27 28-64 28-77 28 0 4 0 8 0 13 8 0 32 0 55-12 0 73 0 145 0 218 0 16-1 21-39 21-5 0-9 0-14 0 0 3 0 8 0 13 15-1 52-1 69-1s53 0 68 1c0-5 0-10 0-13-5 0-9 0-14 0-37 0-39-5-39-21 0-79 0-157 0-236z"><text:p/></draw:path><draw:path draw:style-name="gr2" draw:text-style-name="P9" svg:width="1.398cm" svg:height="0.016cm" svg:x="1.42cm" svg:y="0.451cm" svg:viewBox="0 0 1399 17" svg:d="M0 0c466 0 932 0 1399 0 0 6 0 11 0 17-467 0-933 0-1399 0 0-6 0-11 0-17z"><text:p/></draw:path><draw:path draw:style-name="gr2" draw:text-style-name="P9" svg:width="0.138cm" svg:height="0.28cm" svg:x="1.458cm" svg:y="0.573cm" svg:viewBox="0 0 139 281" svg:d="M86 11c0-11 0-11-9-11-27 26-64 26-77 26 0 5 0 9 0 14 8 0 34 0 55-11 0 73 0 145 0 218 0 16-1 21-39 21-5 0-9 0-14 0 0 3 0 8 0 13 15-1 52-1 69-1s54 0 68 1c0-5 0-10 0-13-5 0-8 0-13 0-38 0-40-5-40-21 0-79 0-157 0-236z"><text:p/></draw:path><draw:path draw:style-name="gr2" draw:text-style-name="P9" svg:width="0.28cm" svg:height="0.28cm" svg:x="1.748cm" svg:y="0.609cm" svg:viewBox="0 0 281 281" svg:d="M149 149c39 0 78 0 118 0 6 0 14 0 14-9 0-8-8-8-14-8-40 0-79 0-118 0 0-40 0-79 0-119 0-5 0-13-9-13-8 0-8 8-8 13 0 40 0 79 0 119-40 0-78 0-118 0-6 0-14 0-14 8 0 9 8 9 14 9 40 0 78 0 118 0 0 38 0 78 0 117 0 6 0 15 8 15 9 0 9-9 9-15 0-39 0-79 0-117z"><text:p/></draw:path><draw:path draw:style-name="gr2" draw:text-style-name="P9" svg:width="0.161cm" svg:height="0.19cm" svg:x="2.166cm" svg:y="0.667cm" svg:viewBox="0 0 162 191" svg:d="M59 90c13 0 44-1 65-11 30-12 32-37 32-43 0-18-17-36-46-36-46 0-110 41-110 115 0 43 25 76 66 76 60 0 96-45 96-49 0-3-2-6-5-6-2 0-3 1-6 4-33 42-79 42-84 42-33 0-37-36-37-49 0-5 1-18 7-43 7 0 15 0 22 0zM40 80c16-64 60-70 70-70 20 0 32 12 32 26 0 44-68 44-86 44-6 0-10 0-16 0z"><text:p/></draw:path><draw:path draw:style-name="gr2" draw:text-style-name="P9" svg:width="0.198cm" svg:height="0.013cm" svg:x="2.375cm" svg:y="0.652cm" svg:viewBox="0 0 199 14" svg:d="M187 14c5 0 12 0 12-7s-7-7-12-7c-59 0-116 0-175 0-5 0-12 0-12 6 0 8 7 8 12 8 59 0 116 0 175 0z"><text:p/></draw:path><draw:path draw:style-name="gr2" draw:text-style-name="P9" svg:width="0.156cm" svg:height="0.132cm" svg:x="2.621cm" svg:y="0.601cm" svg:viewBox="0 0 157 133" svg:d="M59 98c-3 10-12 27-28 27-1 0-9 0-15-5 12-4 13-14 13-16 0-7-6-10-12-10-9 0-17 7-17 18 0 14 16 21 31 21 13 0 25-9 33-21 7 15 24 21 34 21 35 0 53-37 53-45 0-4-3-3-5-4-4 0-4 1-6 5-6 20-24 36-40 36-12 0-18-9-18-19 0-9 7-35 15-68 6-22 19-30 29-30 1 0 10 0 16 4-9 2-12 11-12 17s4 11 12 11c6 0 15-6 15-18 0-17-18-22-30-22-15 0-26 10-33 20-5-12-20-20-35-20-34 0-53 36-53 44 0 5 5 5 6 5 4 0 4-1 5-6 7-23 26-35 41-35 9 0 18 5 18 20 0 6-4 20-6 30-4 13-8 27-11 40z"><text:p/></draw:path></draw:g></text:p>
      <text:p text:style-name="Standard">The sigmoid function was widely used in early neural networks, especially for binary classification tasks, since its output can be interpreted as a probability. However, it suffers from vanishing gradients for large positive or negative inputs. In chemistry and materials science, sigmoid activations are used in models predicting binary outcomes (e.g., active vs. inactive catalysts).</text:p>
      <text:h text:style-name="Heading_20_2" text:outline-level="2">Signal processing (1D data)<text:span text:style-name="T1"/></text:h>
      <text:p text:style-name="Standard">Techniques to analyze 1D sequences like spectra or time series before ML modeling.<text:span text:style-name="T1"/></text:p>
      <text:h text:style-name="Heading_20_2" text:outline-level="2"><text:span text:style-name="Strong_20_Emphasis">Softmax</text:span><text:span text:style-name="Strong_20_Emphasis"><text:span text:style-name="T1"> </text:span></text:span><text:span text:style-name="Strong_20_Emphasis"><text:span text:style-name="T25">activation function</text:span></text:span></text:h>
      <text:p text:style-name="Standard"><text:span text:style-name="Strong_20_Emphasis"><text:span text:style-name="T8">An activation function that converts a vector of real numbers into a probability distribution. Each output value lies between 0 and 1, and all outputs sum to 1. <text:s/></text:span></text:span></text:p>
      <text:p text:style-name="Standard"><text:span text:style-name="Strong_20_Emphasis"><text:span text:style-name="T8">The softmax of an input vector </text:span></text:span><text:span text:style-name="Strong_20_Emphasis"><text:span text:style-name="T26">z</text:span></text:span><text:span text:style-name="Strong_20_Emphasis"><text:span text:style-name="T8"> with components </text:span></text:span><text:span text:style-name="Strong_20_Emphasis"><text:span text:style-name="T27">z</text:span></text:span><text:span text:style-name="Strong_20_Emphasis"><text:span text:style-name="T28">i</text:span></text:span><text:span text:style-name="Strong_20_Emphasis"><text:span text:style-name="T8"> is defined as: <text:s/></text:span></text:span></text:p>
      <text:p text:style-name="P18"><draw:g text:anchor-type="as-char" svg:y="-0.52cm" draw:z-index="2" draw:name="Forme10" draw:style-name="gr1"><svg:title>TexMaths</svg:title><svg:desc>11§display§\[
\sigma(z_i) = \frac{e^{z_i}}{\sum_{j=1}^K e^{z_j}}
\]§svg§600§TRUE§</svg:desc><draw:path draw:style-name="gr2" draw:text-style-name="P9" svg:width="0.204cm" svg:height="0.17cm" svg:x="0.001cm" svg:y="0.355cm" svg:viewBox="0 0 205 171" svg:d="M186 23c4 0 19 0 19-13 0-10-8-10-16-10-30 0-58 0-88 0-58 0-101 64-101 110 0 34 23 61 58 61 45 0 97-47 97-106 0-7 0-25-12-42 14 0 29 0 43 0zM58 163c-18 0-34-14-34-42 0-12 5-44 19-66 15-27 38-32 52-32 33 0 36 25 36 38 0 17-8 49-21 69-15 23-36 33-52 33z"><text:p/></draw:path><draw:path draw:style-name="gr2" draw:text-style-name="P9" svg:width="0.088cm" svg:height="0.385cm" svg:x="0.26cm" svg:y="0.231cm" svg:viewBox="0 0 89 386" svg:d="M89 383c0-1 0-2-7-9-47-48-60-122-60-180 0-67 15-135 63-183 4-5 4-5 4-7 0-3-1-4-3-4-5 0-39 26-62 76-20 42-24 85-24 118 0 29 4 77 25 120 23 47 56 72 61 72 2 0 3-1 3-3z"><text:p/></draw:path><draw:path draw:style-name="gr2" draw:text-style-name="P9" svg:width="0.163cm" svg:height="0.174cm" svg:x="0.388cm" svg:y="0.35cm" svg:viewBox="0 0 164 175" svg:d="M35 139c20-22 32-32 45-44 13-11 24-21 39-34 36-37 45-55 45-57 0-4-3-4-5-4s-4 1-5 4c-12 19-21 26-30 26-10 0-13-7-20-13-6-9-13-17-26-17-29 0-46 36-46 44 0 2 1 4 4 4 4 0 5-2 5-4 7-18 30-18 33-18 8 0 15 3 24 6 16 5 20 5 31 5-15 17-48 46-54 51-12 11-23 22-35 33-27 25-40 47-40 51 0 3 3 3 4 3 4 0 5 0 7-4 9-14 20-25 33-25 9 0 12 4 22 15 7 8 13 14 24 14 39 0 62-48 62-59 0-2-2-4-6-4-3 0-3 2-5 5-9 25-33 33-46 33-8 0-15-3-22-6-14-4-20-6-28-6-1 0-7 0-10 1z"><text:p/></draw:path><draw:path draw:style-name="gr2" draw:text-style-name="P9" svg:width="0.08cm" svg:height="0.182cm" svg:x="0.564cm" svg:y="0.4cm" svg:viewBox="0 0 81 183" svg:d="M75 11c0-4-4-11-11-11-8 0-16 8-16 15 0 5 4 10 11 10 8 0 16-7 16-14zM20 147c-1 5-4 8-4 13 0 12 11 23 27 23 26 0 38-38 38-42 0-3-3-3-4-3-3 0-3 1-4 4-7 22-19 33-29 33-6 0-8-3-8-10s2-11 5-18c3-6 6-14 8-20 3-7 13-32 14-35s2-6 2-8c0-14-11-23-27-23-26 0-38 36-38 40 0 5 3 5 4 5 4 0 5-3 5-5 7-23 20-33 29-33 5 0 7 2 7 9s-2 11-9 28c-5 14-11 28-16 42z"><text:p/></draw:path><draw:path draw:style-name="gr2" draw:text-style-name="P9" svg:width="0.089cm" svg:height="0.385cm" svg:x="0.702cm" svg:y="0.231cm" svg:viewBox="0 0 90 386" svg:d="M90 194c0-31-4-77-26-121-23-48-56-73-60-73-2 0-4 2-4 4s0 2 8 9c37 39 59 99 59 181 0 66-14 134-62 182-5 5-5 6-5 7 0 2 2 3 4 3 4 0 39-26 61-75 20-43 25-85 25-117z"><text:p/></draw:path><draw:path draw:style-name="gr2" draw:text-style-name="P9" svg:width="0.256cm" svg:height="0.089cm" svg:x="0.959cm" svg:y="0.379cm" svg:viewBox="0 0 257 90" svg:d="M244 15c6 0 13 0 13-7 0-8-7-8-13-8-77 0-154 0-231 0-5 0-13 0-13 8 0 7 8 7 13 7 77 0 154 0 231 0zM244 90c6 0 13 0 13-7 0-8-7-8-13-8-77 0-154 0-231 0-5 0-13 0-13 8 0 7 8 7 13 7 77 0 154 0 231 0z"><text:p/></draw:path><draw:path draw:style-name="gr2" draw:text-style-name="P9" svg:width="0.147cm" svg:height="0.174cm" svg:x="1.932cm" svg:y="0.089cm" svg:viewBox="0 0 148 175" svg:d="M54 81c12 0 41-1 59-8 28-12 29-34 29-40 0-18-14-33-41-33-43 0-101 37-101 105 0 39 23 70 60 70 55 0 88-41 88-46 0-2-2-5-4-5s-3 1-5 4c-31 38-73 38-77 38-31 0-35-32-35-45 0-4 0-16 7-40 7 0 13 0 20 0zM36 73c16-59 55-64 65-64 18 0 29 11 29 24 0 40-62 40-78 40-6 0-10 0-16 0z"><text:p/></draw:path><draw:path draw:style-name="gr2" draw:text-style-name="P9" svg:width="0.123cm" svg:height="0.121cm" svg:x="2.11cm" svg:y="0cm" svg:viewBox="0 0 124 122" svg:d="M30 96c6-7 11-12 34-31 5-4 26-21 34-29 16-15 26-29 26-33 0-3-3-3-4-3-2 0-3 1-5 3-8 12-14 17-20 17-4 0-7-1-16-9-9-9-14-11-21-11-22 0-36 24-36 32 0 2 2 3 4 3 4 0 5-1 6-4 3-9 19-10 23-10 7 0 13 2 16 3 16 4 18 4 25 4-8 6-12 12-38 31-22 18-28 25-34 30-16 16-24 28-24 30 0 3 3 3 4 3 4 0 4 0 6-2 6-11 15-17 24-17 3 0 8 0 15 7 8 8 14 12 22 12 29 0 48-33 48-42 0-3-4-3-5-3-3 0-4 1-5 4-6 14-21 20-34 20-7 0-13-1-20-3-12-2-14-2-20-2-2 0-4 0-5 0z"><text:p/></draw:path><draw:path draw:style-name="gr2" draw:text-style-name="P9" svg:width="0.067cm" svg:height="0.13cm" svg:x="2.258cm" svg:y="0.03cm" svg:viewBox="0 0 68 131" svg:d="M59 8c0-5-3-8-8-8-6 0-11 4-11 11 0 6 3 9 7 9 7 0 12-7 12-12zM68 100c0-2-2-1-3-2-3 0-5 1-6 4-3 11-12 22-21 22-4 0-6-3-6-7 0-5 1-7 3-10 1-4 3-8 3-10 2-2 9-20 11-28 3-3 4-5 4-8 0-10-9-18-21-18-21 0-32 25-32 30 0 3 3 3 4 3 4 0 4-1 5-4 4-14 13-22 22-22 3 0 5 2 5 7 0 2 0 4-1 7s-10 24-12 31c-2 3-2 3-4 10-1 3-3 5-3 8 0 10 9 18 21 18 20 0 31-25 31-31z"><text:p/></draw:path><draw:path draw:style-name="gr2" draw:text-style-name="P9" svg:width="1.515cm" svg:height="0.014cm" svg:x="1.391cm" svg:y="0.417cm" svg:viewBox="0 0 1516 15" svg:d="M0 0c506 0 1012 0 1516 0 0 6 0 10 0 15-504 0-1010 0-1516 0 0-5 0-9 0-15z"><text:p/></draw:path><draw:path draw:style-name="gr2" draw:text-style-name="P9" svg:width="0.363cm" svg:height="0.385cm" svg:x="1.413cm" svg:y="0.566cm" svg:viewBox="0 0 364 386" svg:d="M141 206c-46 56-92 113-138 170-2 4-3 5-3 6 0 4 3 4 11 4 107 0 213 0 320 0 11-32 22-64 33-96-3 0-7 0-10 0-9 29-35 52-68 64-6 1-33 11-89 11-55 0-110 0-165 0 45-56 89-111 134-166 3-3 3-4 3-5 0-3 0-3-2-6-42-57-83-115-125-173 50 0 102 0 153 0 44 0 133 4 159 75 3 0 7 0 10 0-11-29-22-60-33-90-107 0-213 0-320 0-11 0-11 0-11 12 47 65 93 129 141 194z"><text:p/></draw:path><draw:path draw:style-name="gr2" draw:text-style-name="P9" svg:width="0.245cm" svg:height="0.184cm" svg:x="1.816cm" svg:y="0.478cm" svg:viewBox="0 0 246 185" svg:d="M136 76c-1-2-1-2-2-3 2-3 0-1 7-6 9-6 18-12 27-19 35-25 53-37 72-38 3 0 6-1 6-7 0-2-2-3-3-3-7 0-13 1-19 1-7 0-26-1-33-1-2 0-5 0-5 6 0 1 0 4 3 4s7 1 7 3c0 6-8 11-11 13-38 27-76 54-114 81 8-29 15-57 22-86 3-9 3-11 24-11 4 0 8 0 8-6 0-3-2-4-4-4-8 0-28 1-36 1-5 0-14 0-19 0-4-1-11-1-17-1-2 0-5 0-5 6 0 4 3 4 9 4 4 0 5 0 10 0 5 1 6 1 6 4s0 1-1 6c-12 48-24 96-36 144-2 9-2 11-24 11-5 0-8 0-8 5 0 2 0 5 4 5 8 0 28-1 36-1 4 0 14 0 18 0 6 0 12 1 18 1 1 0 5 0 5-7 0-3-3-3-8-3-4 0-6 0-10-1-7 0-7-1-7-3 0-3 2-13 12-52 16-11 30-21 45-32 13 25 27 51 40 76 2 3 2 3 2 5 0 6-8 7-13 7-3 0-7 0-7 5 0 2 0 5 5 5 7 0 27-1 35-1s19 1 26 1c4 0 6-2 6-6s-5-4-7-4c-4 0-13 0-17-9-16-30-31-60-47-90z"><text:p/></draw:path><draw:path draw:style-name="gr2" draw:text-style-name="P9" svg:width="0.118cm" svg:height="0.233cm" svg:x="1.798cm" svg:y="0.794cm" svg:viewBox="0 0 119 234" svg:d="M119 10c0-4-4-10-11-10-8 0-16 8-16 14 0 5 4 11 11 11 8 0 16-7 16-15zM62 193c-5 18-19 34-36 34-3 0-6-1-10-3 8-3 10-8 10-13 0-6-5-10-11-10-8 0-15 7-15 16 0 11 10 17 26 17s49-10 56-43c9-31 17-64 26-96 0-4 1-6 1-10 0-15-13-26-29-26-31 0-47 38-47 42s3 4 4 4c4 0 4-2 6-5 6-16 21-33 36-33 7 0 9 5 9 13 0 4 0 7-1 9-9 34-17 69-25 104z"><text:p/></draw:path><draw:path draw:style-name="gr2" draw:text-style-name="P9" svg:width="0.198cm" svg:height="0.072cm" svg:x="1.96cm" svg:y="0.87cm" svg:viewBox="0 0 199 73" svg:d="M188 13c4 0 11 0 11-6 0-7-7-7-10-7-59 0-120 0-179 0-3 0-10 0-10 7 0 6 5 6 10 6 59 0 119 0 178 0zM189 73c3 0 10 0 10-7s-7-7-11-7c-59 0-119 0-178 0-5 0-10 0-10 7s7 7 10 7c59 0 120 0 179 0z"><text:p/></draw:path><draw:path draw:style-name="gr2" draw:text-style-name="P9" svg:width="0.097cm" svg:height="0.179cm" svg:x="2.208cm" svg:y="0.792cm" svg:viewBox="0 0 98 180" svg:d="M60 8c0-7 0-8-7-8-18 18-42 18-53 18 0 3 0 6 0 10 7 0 24 0 40-8 0 46 0 91 0 137 0 10 0 14-28 14-3 0-7 0-10 0 0 3 0 6 0 9 5-1 38-1 47-1s43 0 49 1c0-3 0-6 0-9-3 0-7 0-10 0-28 0-28-4-28-14 0-49 0-100 0-149z"><text:p/></draw:path><draw:path draw:style-name="gr2" draw:text-style-name="P9" svg:width="0.147cm" svg:height="0.174cm" svg:x="2.433cm" svg:y="0.685cm" svg:viewBox="0 0 148 175" svg:d="M55 81c11 0 40 0 59-8 27-11 29-34 29-40 0-16-14-33-42-33-43 0-101 37-101 106 0 38 23 69 62 69 55 0 86-41 86-45 0-2-2-6-4-6s-2 1-5 5c-30 37-73 37-77 37-30 0-33-32-33-44 0-4 0-16 5-41 7 0 14 0 21 0zM36 74c16-60 55-65 65-65 19 0 29 11 29 24 0 41-62 41-77 41-6 0-11 0-17 0z"><text:p/></draw:path><draw:path draw:style-name="gr2" draw:text-style-name="P9" svg:width="0.123cm" svg:height="0.121cm" svg:x="2.612cm" svg:y="0.619cm" svg:viewBox="0 0 124 122" svg:d="M29 96c6-8 12-12 35-31 5-4 25-21 34-29 16-16 26-29 26-33 0-3-3-3-4-3-3 0-3 0-5 2-8 13-14 17-20 17-4 0-8 0-16-8-10-9-15-11-22-11-21 0-36 23-36 32 0 2 3 3 5 3 4 0 4-1 5-4 4-9 20-10 23-10 6 0 13 2 17 2 15 3 17 3 24 3-7 8-11 13-38 33-21 17-28 24-33 29-16 17-24 29-24 31 0 3 3 3 4 3 3 0 4-1 5-3 7-10 15-17 25-17 3 0 7 1 14 8 9 8 15 12 22 12 30 0 48-33 48-42 0-3-3-4-5-4-3 0-3 2-4 4-6 15-22 21-35 21-6 0-12-2-20-3-12-3-14-3-19-3-1 0-4 0-6 1z"><text:p/></draw:path><draw:path draw:style-name="gr2" draw:text-style-name="P9" svg:width="0.091cm" svg:height="0.167cm" svg:x="2.75cm" svg:y="0.648cm" svg:viewBox="0 0 92 168" svg:d="M92 9c0-5-3-9-8-9-7 0-13 7-13 12s4 8 9 8c7 0 12-6 12-11zM49 138c-3 15-15 24-27 24-3 0-6 0-7 0 5-4 6-8 6-11 0-4-2-8-9-8s-12 6-12 12c0 9 9 13 22 13s38-6 45-30c6-24 11-46 17-69 1-2 1-4 1-6 0-11-10-19-23-19-25 0-39 26-39 30 0 2 3 2 4 2 4 0 4 0 5-2 9-19 22-23 28-23 8 0 8 6 8 10 0 3 0 3 0 5-6 24-12 47-19 72z"><text:p/></draw:path></draw:g></text:p>
      <text:p text:style-name="Standard"><text:span text:style-name="Strong_20_Emphasis"><text:span text:style-name="T8">for </text:span></text:span><text:span text:style-name="Strong_20_Emphasis"><text:span text:style-name="T27">i</text:span></text:span><text:span text:style-name="Strong_20_Emphasis"><text:span text:style-name="T8"> = 1, ..., </text:span></text:span><text:span text:style-name="Strong_20_Emphasis"><text:span text:style-name="T27">K</text:span></text:span><text:span text:style-name="Strong_20_Emphasis"><text:span text:style-name="T8">. <text:s/></text:span></text:span></text:p>
      <text:p text:style-name="Standard"><text:span text:style-name="Strong_20_Emphasis"><text:span text:style-name="T8">Softmax is typically used in the output layer of classification neural networks to assign probabilities to </text:span></text:span><text:span text:style-name="Strong_20_Emphasis"><text:span text:style-name="T27">K</text:span></text:span><text:span text:style-name="Strong_20_Emphasis"><text:span text:style-name="T8"> possible classes. In chemistry and materials science, it can be applied to classification tasks such as predicting the class of a catalyst (active/inactive), material type, or reaction pathway.</text:span></text:span></text:p>
      <text:h text:style-name="Heading_20_2" text:outline-level="2"><text:span text:style-name="Strong_20_Emphasis">Standardization </text:span><text:span text:style-name="Strong_20_Emphasis"><text:span text:style-name="T2">(StandardScaler)</text:span></text:span></text:h>
      <text:p text:style-name="P19">A preprocessing technique in machine learning where features are rescaled to have zero mean and unit variance. For each feature x, the standardized value is computed as:</text:p>
      <text:p text:style-name="P10"><draw:g text:anchor-type="as-char" svg:y="-0.453cm" draw:z-index="1" draw:name="Forme11" draw:style-name="gr1"><svg:title>TexMaths</svg:title><svg:desc>11§display§\[
x' = \frac{x - \mu}{\sigma}
\]§svg§600§TRUE§</svg:desc><draw:path draw:style-name="gr2" draw:text-style-name="P9" svg:width="0.191cm" svg:height="0.174cm" svg:x="0cm" svg:y="0.26cm" svg:viewBox="0 0 192 175" svg:d="M118 54c2-10 11-45 38-45 2 0 11 0 19 5-10 1-18 11-18 21 0 6 4 13 15 13 8 0 20-6 20-22 0-21-23-26-36-26-22 0-35 21-40 30-9-26-30-30-42-30-40 0-62 51-62 59 0 5 3 5 4 5 4 0 5-1 6-5 13-40 39-50 52-50 6 0 21 3 21 26 0 11-7 38-21 91-7 25-20 41-38 41-2 0-11 0-18-5 9-3 17-10 17-21 0-10-8-13-14-13-11 0-21 9-21 22 0 17 20 25 36 25 26 0 40-27 41-29 4 15 19 29 42 29 39 0 61-50 61-60 0-3-3-3-4-3-3 0-4 1-6 5-12 40-38 50-50 50-15 0-22-13-22-26 0-8 2-17 7-33 4-18 8-37 13-54z"><text:p/></draw:path><draw:path draw:style-name="gr2" draw:text-style-name="P9" svg:width="0.067cm" svg:height="0.14cm" svg:x="0.222cm" svg:y="0.123cm" svg:viewBox="0 0 68 141" svg:d="M66 24c2-5 2-6 2-9 0-8-7-15-15-15-11 0-14 9-16 13-12 39-23 78-35 117-1 1-1 2-2 4 0 3 9 7 11 7s2-1 4-6c17-37 35-73 51-111z"><text:p/></draw:path><draw:path draw:style-name="gr2" draw:text-style-name="P9" svg:width="0.256cm" svg:height="0.089cm" svg:x="0.447cm" svg:y="0.29cm" svg:viewBox="0 0 257 90" svg:d="M244 15c6 0 13 0 13-7 0-8-7-8-13-8-77 0-154 0-231 0-5 0-13 0-13 8 0 7 8 7 13 7 77 0 154 0 231 0zM244 90c6 0 13 0 13-8 0-7-7-7-13-7-77 0-154 0-231 0-5 0-13 0-13 7 0 8 8 8 13 8 77 0 154 0 231 0z"><text:p/></draw:path><draw:path draw:style-name="gr2" draw:text-style-name="P9" svg:width="0.191cm" svg:height="0.174cm" svg:x="0.891cm" svg:y="0cm" svg:viewBox="0 0 192 175" svg:d="M118 54c2-10 11-45 38-45 1 0 11 0 19 4-11 2-19 12-19 21 0 7 5 14 16 14 7 0 20-7 20-23 0-20-23-25-36-25-23 0-36 21-40 30-10-26-31-30-42-30-40 0-62 49-62 59 0 5 3 5 5 5 3 0 4-1 4-5 13-41 38-50 52-50 7 0 20 3 20 25 0 12-6 39-20 92-6 24-20 40-37 40-2 0-11 0-19-4 9-3 18-10 18-21s-9-15-14-15c-12 0-21 11-21 24 0 17 19 25 36 25 26 0 39-28 41-30 4 14 18 30 41 30 40 0 62-50 62-60 0-4-4-4-5-4-3 0-3 2-4 4-14 42-40 51-52 51-16 0-21-12-21-25 0-9 2-17 7-34 4-18 8-36 13-53z"><text:p/></draw:path><draw:path draw:style-name="gr2" draw:text-style-name="P9" svg:width="0.235cm" svg:height="0.014cm" svg:x="1.217cm" svg:y="0.066cm" svg:viewBox="0 0 236 15" svg:d="M223 15c7 0 13 0 13-7 0-8-6-8-13-8-69 0-139 0-209 0-6 0-14 0-14 8 0 7 8 7 14 7 70 0 140 0 209 0z"><text:p/></draw:path><draw:path draw:style-name="gr2" draw:text-style-name="P9" svg:width="0.208cm" svg:height="0.253cm" svg:x="1.583cm" svg:y="0cm" svg:viewBox="0 0 209 254" svg:d="M78 35c1-8 6-23 6-25 0-6-5-10-11-10-1 0-13 0-16 14-19 75-37 149-56 224-1 4-1 3-1 5 0 7 4 11 11 11 8 0 12-7 13-8 1-4 7-24 21-83 13 11 30 12 37 12 28 0 43-18 52-29 4 18 18 29 35 29 14 0 22-9 29-21 7-14 11-37 11-39 0-4-3-4-4-4-4 0-5 2-6 8-7 25-13 47-30 47-9 0-11-10-11-18s5-26 8-39c3-14 8-28 11-42 1-7 5-21 7-26 1-9 5-25 5-27 0-6-5-10-11-10-2 0-12 0-15 14-6 24-12 48-18 72-5 19-9 35-11 40 0 1-18 36-49 36-20 0-29-12-29-33 0-11 2-22 6-33 5-22 11-43 16-65z"><text:p/></draw:path><draw:path draw:style-name="gr2" draw:text-style-name="P9" svg:width="0.924cm" svg:height="0.014cm" svg:x="0.879cm" svg:y="0.327cm" svg:viewBox="0 0 925 15" svg:d="M0 0c308 0 617 0 925 0 0 5 0 10 0 15-308 0-617 0-925 0 0-5 0-10 0-15z"><text:p/></draw:path><draw:path draw:style-name="gr2" draw:text-style-name="P9" svg:width="0.204cm" svg:height="0.169cm" svg:x="1.239cm" svg:y="0.529cm" svg:viewBox="0 0 205 170" svg:d="M186 22c4 0 19 0 19-13 0-9-9-9-16-9-30 0-58 0-88 0-58 0-101 64-101 110 0 33 23 60 58 60 45 0 97-46 97-105 0-7 0-25-12-43 14 0 29 0 43 0zM58 162c-18 0-34-14-34-42 0-11 5-43 18-66 16-27 39-32 53-32 31 0 35 25 35 37 0 19-8 51-21 70-14 23-35 33-51 33z"><text:p/></draw:path></draw:g></text:p>
      <text:p text:style-name="Standard">where μ is the mean and σ is the standard deviation of the feature.<text:line-break/>Standardization ensures that features with different units or scales contribute equally to model training. In chemistry and materials science, it is often applied to molecular descriptors or spectral intensities before training regression or classification models.<text:span text:style-name="T1"/></text:p>
      <text:h text:style-name="P5" text:outline-level="2"><text:span text:style-name="Strong_20_Emphasis"><text:span text:style-name="T2">Stride</text:span></text:span></text:h>
      <text:p text:style-name="Standard"><text:span text:style-name="Strong_20_Emphasis"><text:span text:style-name="T5">A parameter in Convolutional Neural Networks (CNNs) that defines how far the convolution filter moves across the input at each step. <text:s/></text:span></text:span></text:p>
      <text:p text:style-name="P17"><text:span text:style-name="Strong_20_Emphasis"><text:span text:style-name="T5">- A stride of 1 means the filter slides one unit at a time, producing highly detailed feature maps. <text:s/></text:span></text:span></text:p>
      <text:p text:style-name="Standard"><text:span text:style-name="Strong_20_Emphasis"><text:span text:style-name="T5">- Larger strides (e.g., 2) reduce the size of the output by skipping positions, effectively downsampling the input. <text:s/></text:span></text:span></text:p>
      <text:p text:style-name="Standard"><text:soft-page-break/><text:span text:style-name="Strong_20_Emphasis"><text:span text:style-name="T5">Stride works together with padding to control the spatial dimensions of the output. In chemistry and materials science, stride is important when analyzing spectral data or images of materials, as it determines the resolution of extracted features.</text:span></text:span></text:p>
      <text:h text:style-name="Heading_20_2" text:outline-level="2"><text:span text:style-name="Strong_20_Emphasis">Supervised learning</text:span></text:h>
      <text:p text:style-name="Standard">A type of machine learning where the model is trained on labeled data, i.e. input–output pairs are known. The goal is to learn the mapping from inputs (features) to outputs (targets). Example: predicting solubility from molecular descriptors. <text:span text:style-name="T2">It is</text:span> used to mimic the behavior of a more complex or expensive system, enabling faster predictions and optimization. <text:s/></text:p>
      <text:h text:style-name="Heading_20_2" text:outline-level="2">Surrogate models<text:span text:style-name="T7"/></text:h>
      <text:p text:style-name="Standard">Surrogate models are often built using machine learning (e.g., neural networks, Gaussian processes, or polynomial fits) trained on a limited set of high-fidelity data. In chemistry and materials science, surrogate models can replace costly quantum chemistry or molecular dynamics calculations by providing rapid estimates of properties such as activation energies, adsorption energies, or band gaps. They are also used in design strategies where many candidate molecules or materials must be screened efficiently.</text:p>
      <text:h text:style-name="Heading_20_2" text:outline-level="2">Tanh activation functions</text:h>
      <text:p text:style-name="Standard">A non-linear activation function mapping real numbers into the range [-1,1]: <text:s/></text:p>
      <text:p text:style-name="P20"><draw:g text:anchor-type="as-char" svg:y="-0.536cm" draw:z-index="9" draw:name="Forme12" draw:style-name="gr1"><svg:title>TexMaths</svg:title><svg:desc>11§display§\[
\tanh(x) = \frac{e^x - e^{-x}}{e^x + e^{-x}}
\]
§svg§600§TRUE§</svg:desc><draw:path draw:style-name="gr2" draw:text-style-name="P9" svg:width="0.12cm" svg:height="0.241cm" svg:x="0cm" svg:y="0.282cm" svg:viewBox="0 0 121 242" svg:d="M59 84c19 0 37 0 55 0 0-5 0-8 0-13-18 0-36 0-55 0 0-24 0-47 0-71-3 0-6 0-9 0 0 32-13 74-50 75 0 3 0 5 0 9 11 0 22 0 33 0 0 35 0 70 0 106 0 48 36 52 50 52 27 0 38-28 38-52 0-7 0-15 0-22-3 0-7 0-10 0 0 7 0 13 0 21 0 29-11 43-25 43-27 0-27-35-27-42 0-36 0-71 0-106z"><text:p/></draw:path><draw:path draw:style-name="gr2" draw:text-style-name="P9" svg:width="0.173cm" svg:height="0.176cm" svg:x="0.16cm" svg:y="0.347cm" svg:viewBox="0 0 174 177" svg:d="M112 143c1 15 12 32 30 32 9 0 32-6 32-36 0-8 0-15 0-22-3 0-7 0-10 0 0 7 0 14 0 22 0 22-9 24-13 24-13 0-15-17-15-19 0-25 0-52 0-77 0-16 0-32-14-46-15-14-34-21-53-21-32 0-58 18-58 44 0 11 8 18 18 18 11 0 17-8 17-18 0-4-2-18-20-18 11-14 30-17 42-17 19 0 42 14 42 49 0 5 0 10 0 15-20 1-47 2-71 13-29 13-39 33-39 50 0 31 37 41 62 41s43-15 50-34zM110 80c0 13 0 26 0 39 0 36-29 49-46 49-19 0-34-13-34-33 0-21 16-53 80-55z"><text:p/></draw:path><draw:path draw:style-name="gr2" draw:text-style-name="P9" svg:width="0.194cm" svg:height="0.169cm" svg:x="0.349cm" svg:y="0.35cm" svg:viewBox="0 0 195 170" svg:d="M30 37c0 34 0 70 0 104 0 17-5 17-30 17 0 4 0 8 0 12 13 0 33-1 44-1 10 0 30 1 43 1 0-4 0-8 0-12-26 0-30 0-30-17 0-23 0-48 0-71 0-40 28-61 52-61s29 21 29 43c0 29 0 59 0 89 0 17-5 17-30 17 0 4 0 8 0 12 13 0 33-1 43-1s31 1 44 1c0-4 0-8 0-12-21 0-30 0-31-11 0-24 0-49 0-73 0-33 0-45-12-60-6-6-18-14-41-14-27 0-46 16-57 41 0-14 0-28 0-41-18 1-36 3-54 4 0 5 0 8 0 12 28 0 30 3 30 21z"><text:p/></draw:path><draw:path draw:style-name="gr2" draw:text-style-name="P9" svg:width="0.194cm" svg:height="0.266cm" svg:x="0.563cm" svg:y="0.253cm" svg:viewBox="0 0 195 267" svg:d="M31 238c0 17-5 17-31 17 0 3 0 8 0 12 13 0 33-1 44-1 10 0 30 1 43 1 0-4 0-9 0-12-25 0-30 0-30-17 0-25 0-48 0-71 0-41 28-61 52-61s29 20 29 42c0 30 0 60 0 90 0 17-5 17-30 17 0 3 0 8 0 12 13 0 33-1 44-1 10 0 30 1 43 1 0-4 0-9 0-12-20 0-30 0-31-11 0-25 0-49 0-74 0-33 0-45-11-59-6-7-19-14-41-14-33 0-49 23-56 37 0-45 0-89 0-134-19 1-37 2-56 3 0 5 0 8 0 12 28 0 31 4 31 22 0 67 0 133 0 201z"><text:p/></draw:path><draw:path draw:style-name="gr2" draw:text-style-name="P9" svg:width="0.088cm" svg:height="0.385cm" svg:x="0.804cm" svg:y="0.231cm" svg:viewBox="0 0 89 386" svg:d="M89 382c0-1 0-1-6-8-49-50-61-122-61-182 0-67 15-134 63-182 4-5 4-6 4-7 0-2-1-3-3-3-5 0-39 26-62 75-20 43-24 86-24 117s4 77 25 121c23 48 56 73 61 73 2 0 3-1 3-4z"><text:p/></draw:path><draw:path draw:style-name="gr2" draw:text-style-name="P9" svg:width="0.192cm" svg:height="0.174cm" svg:x="0.927cm" svg:y="0.35cm" svg:viewBox="0 0 193 175" svg:d="M118 54c2-10 11-45 38-45 2 0 11 0 19 4-10 2-18 12-18 21 0 7 4 14 15 14 8 0 21-7 21-23 0-20-24-25-37-25-22 0-35 21-40 30-9-26-30-30-42-30-40 0-62 49-62 59 0 5 3 5 5 5 3 0 4-1 5-5 13-40 39-50 52-50 6 0 21 3 21 25 0 12-7 39-21 92-7 25-20 40-38 40-2 0-11 0-18-4 10-3 17-10 17-21s-7-15-14-15c-11 0-21 11-21 24 0 17 19 25 36 25 26 0 40-28 41-30 4 14 19 30 42 30 39 0 61-50 61-60 0-4-3-4-4-4-3 0-4 2-5 4-13 42-39 51-51 51-15 0-22-12-22-25 0-9 2-17 7-34 4-18 8-36 13-53z"><text:p/></draw:path><draw:path draw:style-name="gr2" draw:text-style-name="P9" svg:width="0.088cm" svg:height="0.385cm" svg:x="1.16cm" svg:y="0.231cm" svg:viewBox="0 0 89 386" svg:d="M89 192c0-29-4-75-25-119-23-48-56-73-61-73-2 0-3 1-3 3 0 1 0 2 7 9 38 39 60 100 60 180 0 66-14 135-63 183-4 6-4 6-4 7 0 2 1 4 3 4 5 0 39-26 62-76 20-42 24-85 24-118z"><text:p/></draw:path><draw:path draw:style-name="gr2" draw:text-style-name="P9" svg:width="0.256cm" svg:height="0.089cm" svg:x="1.416cm" svg:y="0.378cm" svg:viewBox="0 0 257 90" svg:d="M244 15c6 0 13 0 13-7 0-8-7-8-12-8-77 0-155 0-232 0-5 0-13 0-13 8 0 7 8 7 13 7 77 0 154 0 231 0zM245 90c5 0 12 0 12-8 0-7-7-7-13-7-77 0-154 0-231 0-5 0-13 0-13 7 0 8 8 8 13 8 77 0 155 0 232 0z"><text:p/></draw:path><draw:path draw:style-name="gr2" draw:text-style-name="P9" svg:width="0.148cm" svg:height="0.174cm" svg:x="1.866cm" svg:y="0.089cm" svg:viewBox="0 0 149 175" svg:d="M55 81c11 0 40-1 58-8 28-13 30-36 30-41 0-17-15-32-42-32-43 0-101 37-101 104 0 40 23 71 61 71 55 0 88-42 88-46 0-3-3-5-5-5s-3 0-5 4c-31 38-73 38-77 38-30 0-34-33-34-45 0-4 1-17 6-40 7 0 14 0 21 0zM36 73c16-59 55-65 65-65 19 0 29 11 29 24 0 41-62 41-78 41-6 0-10 0-16 0z"><text:p/></draw:path><draw:path draw:style-name="gr2" draw:text-style-name="P9" svg:width="0.144cm" svg:height="0.121cm" svg:x="2.041cm" svg:y="0cm" svg:viewBox="0 0 145 122" svg:d="M55 90c-3 10-12 24-25 24-1 0-10 0-16-4 11-3 12-13 12-14 0-6-4-10-11-10s-15 6-15 16c0 13 15 20 29 20 12 0 24-8 30-20 7 15 21 20 32 20 31 0 48-34 48-42 0-3-4-3-5-3-3 0-3 1-4 4-7 19-22 33-38 33-11 0-16-7-16-17 0-7 7-32 14-62 6-21 18-27 27-27 4 1 8 0 14 3-9 3-12 10-12 15 0 6 4 10 11 10 6 0 15-5 15-16 0-16-17-20-28-20-14 0-25 9-30 19-6-11-18-19-33-19-30 0-47 33-47 42 0 3 3 3 4 3 3 0 4-1 6-4 6-22 23-33 37-33 9 0 15 4 15 17 0 6-3 19-5 29-3 12-6 24-9 36z"><text:p/></draw:path><draw:path draw:style-name="gr2" draw:text-style-name="P9" svg:width="0.234cm" svg:height="0.014cm" svg:x="2.341cm" svg:y="0.155cm" svg:viewBox="0 0 235 15" svg:d="M222 15c7 0 13 0 13-7 0-8-6-8-13-8-69 0-139 0-209 0-6 0-13 0-13 8 0 7 7 7 13 7 70 0 140 0 209 0z"><text:p/></draw:path><draw:path draw:style-name="gr2" draw:text-style-name="P9" svg:width="0.148cm" svg:height="0.174cm" svg:x="2.713cm" svg:y="0.089cm" svg:viewBox="0 0 149 175" svg:d="M55 81c11 0 40-1 58-8 28-13 30-36 30-41 0-17-15-32-42-32-43 0-101 37-101 104 0 40 23 71 61 71 55 0 88-42 88-46 0-3-3-5-5-5s-3 0-5 4c-31 38-73 38-77 38-31 0-34-33-34-45 0-4 1-17 6-40 7 0 14 0 21 0zM36 73c16-59 55-65 65-65 19 0 29 11 29 24 0 41-62 41-78 41-6 0-10 0-16 0z"><text:p/></draw:path><draw:path draw:style-name="gr2" draw:text-style-name="P9" svg:width="0.182cm" svg:height="0.012cm" svg:x="2.905cm" svg:y="0.045cm" svg:viewBox="0 0 183 13" svg:d="M172 13c4 0 11 0 11-6 0-7-6-7-11-7-54 0-107 0-161 0-4 0-11 0-11 7 0 6 7 6 11 6 54 0 107 0 161 0z"><text:p/></draw:path><draw:path draw:style-name="gr2" draw:text-style-name="P9" svg:width="0.143cm" svg:height="0.121cm" svg:x="3.13cm" svg:y="0cm" svg:viewBox="0 0 144 122" svg:d="M54 90c-2 10-11 24-25 24-1 0-9 0-15-4 11-3 12-13 12-14 0-6-4-10-11-10s-15 6-15 16c0 13 15 20 29 20 12 0 23-8 29-20 7 15 22 20 33 20 31 0 48-34 48-42 0-3-4-3-5-3-4 0-4 1-5 4-6 19-22 33-37 33-11 0-16-7-16-17 0-7 5-32 13-62 6-21 18-27 27-27 1 0 9 0 15 3-9 3-12 10-12 15 0 6 4 10 11 10 5 0 14-5 14-16 0-16-16-20-27-20-14 0-25 9-31 19-5-11-17-19-32-19-31 0-47 33-47 42 0 3 3 3 4 3 3 0 3-1 4-4 8-22 25-33 38-33 9 0 16 4 16 17 0 6-3 19-5 29-3 12-7 24-10 36z"><text:p/></draw:path><draw:path draw:style-name="gr2" draw:text-style-name="P9" svg:width="1.462cm" svg:height="0.014cm" svg:x="1.848cm" svg:y="0.416cm" svg:viewBox="0 0 1463 15" svg:d="M0 0c487 0 975 0 1463 0 0 5 0 10 0 15-488 0-976 0-1463 0 0-5 0-10 0-15z"><text:p/></draw:path><draw:path draw:style-name="gr2" draw:text-style-name="P9" svg:width="0.148cm" svg:height="0.174cm" svg:x="1.866cm" svg:y="0.613cm" svg:viewBox="0 0 149 175" svg:d="M55 81c11 0 40-1 58-8 28-13 30-36 30-40 0-18-15-33-42-33-43 0-101 37-101 104 0 40 23 71 61 71 55 0 88-41 88-46 0-3-3-5-5-5s-3 0-5 4c-31 38-73 38-77 38-30 0-34-32-34-45 0-4 1-17 6-40 7 0 14 0 21 0zM36 73c16-59 55-65 65-65 19 0 29 12 29 25 0 40-62 40-78 40-6 0-10 0-16 0z"><text:p/></draw:path><draw:path draw:style-name="gr2" draw:text-style-name="P9" svg:width="0.144cm" svg:height="0.121cm" svg:x="2.041cm" svg:y="0.553cm" svg:viewBox="0 0 145 122" svg:d="M55 90c-3 10-12 24-25 24-1 0-10 0-16-3 11-4 12-13 12-15 0-6-4-10-11-10s-15 6-15 16c0 13 15 20 29 20 12 0 24-8 30-20 7 16 21 20 32 20 31 0 48-34 48-42 0-3-4-3-5-3-3 0-3 1-4 4-7 19-22 33-38 33-11 0-16-7-16-17 0-7 7-32 14-62 6-21 18-27 27-27 4 1 8 0 14 3-9 3-12 11-12 15 0 6 4 10 11 10 6 0 15-5 15-16 0-16-17-20-28-20-14 0-25 9-30 20-6-11-18-20-33-20-30 0-47 33-47 42 0 3 3 3 4 3 3 0 4-1 6-4 6-21 23-33 37-33 9 0 15 4 15 17 0 6-3 19-5 29-3 12-6 24-9 36z"><text:p/></draw:path><draw:path draw:style-name="gr2" draw:text-style-name="P9" svg:width="0.256cm" svg:height="0.256cm" svg:x="2.33cm" svg:y="0.558cm" svg:viewBox="0 0 257 257" svg:d="M136 136c37 0 72 0 108 0 6 0 13 0 13-7 0-8-7-8-13-8-36 0-71 0-108 0 0-36 0-72 0-108 0-5 0-13-7-13-8 0-8 8-8 13 0 36 0 72 0 108-36 0-71 0-108 0-5 0-13 0-13 8 0 7 8 7 13 7 37 0 72 0 108 0 0 36 0 72 0 108 0 6 0 13 8 13 7 0 7-7 7-13 0-36 0-72 0-108z"><text:p/></draw:path><draw:path draw:style-name="gr2" draw:text-style-name="P9" svg:width="0.148cm" svg:height="0.174cm" svg:x="2.713cm" svg:y="0.613cm" svg:viewBox="0 0 149 175" svg:d="M55 81c11 0 40-1 58-8 28-13 30-36 30-40 0-18-15-33-42-33-43 0-101 37-101 104 0 40 23 71 61 71 55 0 88-41 88-46 0-3-3-5-5-5s-3 0-5 4c-31 38-73 38-77 38-31 0-34-32-34-45 0-4 1-17 6-40 7 0 14 0 21 0zM36 73c16-59 55-65 65-65 19 0 29 12 29 25 0 40-62 40-78 40-6 0-10 0-16 0z"><text:p/></draw:path><draw:path draw:style-name="gr2" draw:text-style-name="P9" svg:width="0.182cm" svg:height="0.012cm" svg:x="2.905cm" svg:y="0.598cm" svg:viewBox="0 0 183 13" svg:d="M172 13c4 0 11 0 11-6 0-7-6-7-11-7-54 0-107 0-161 0-4 0-11 0-11 7 0 6 7 6 11 6 54 0 107 0 161 0z"><text:p/></draw:path><draw:path draw:style-name="gr2" draw:text-style-name="P9" svg:width="0.143cm" svg:height="0.121cm" svg:x="3.13cm" svg:y="0.553cm" svg:viewBox="0 0 144 122" svg:d="M54 90c-2 10-11 24-25 24-1 0-9 0-15-3 11-4 12-13 12-15 0-6-4-10-11-10s-15 6-15 16c0 13 15 20 29 20 12 0 23-8 29-20 7 16 22 20 33 20 31 0 48-34 48-42 0-3-4-3-5-3-4 0-4 1-5 4-6 19-22 33-37 33-11 0-16-7-16-17 0-7 5-32 13-62 6-21 18-27 27-27 1 0 9 0 15 3-9 3-12 11-12 15 0 6 4 10 11 10 5 0 14-5 14-16 0-16-16-20-27-20-14 0-25 9-31 20-5-11-17-20-32-20-31 0-47 33-47 42 0 3 3 3 4 3 3 0 3-1 4-4 8-21 25-33 38-33 9 0 16 4 16 17 0 6-3 19-5 29-3 12-7 24-10 36z"><text:p/></draw:path></draw:g></text:p>
      <text:p text:style-name="Standard">The tanh function is symmetric around zero, unlike the sigmoid, and was widely used in neural networks before ReLU became dominant. It remains useful in recurrent architectures such as LSTMs.</text:p>
      <text:h text:style-name="P3" text:outline-level="2" loext:marker-style-name="T1"><text:span text:style-name="T1">Transfer learning</text:span><text:span text:style-name="T1"/></text:h>
      <text:p text:style-name="Standard">Using a pretrained model as a starting point for a new task with limited data.<text:span text:style-name="T1"/></text:p>
      <text:h text:style-name="Heading_20_2" text:outline-level="2"><text:span text:style-name="Strong_20_Emphasis">Unsupervised learning</text:span></text:h>
      <text:p text:style-name="Standard">A type of machine learning where only input data are provided, with no labels. The model seeks to identify patterns, clusters, or reduced representations in the data. Example: grouping nanomaterials with similar spectral features.<text:span text:style-name="T1"/></text:p>
      <text:h text:style-name="Heading_20_2" text:outline-level="2">VAE (<text:span text:style-name="T29">Variational</text:span> Autoencoder)</text:h>
      <text:p text:style-name="Standard">A generative model that learns a probabilistic mapping between input data and a latent space. The encoder compresses data into a distribution in the latent space, while the decoder reconstructs data from sampled latent vectors. Unlike standard autoencoders, VAEs enforce structure in the latent space, enabling smooth interpolation and generation of new, realistic samples. In chemistry, VAEs are applied to design new molecules or materials by exploring continuous latent representations of chemical structures<text:span text:style-name="T1"/></text:p>
      <text:h text:style-name="P3" text:outline-level="2" loext:marker-style-name="T1"><text:span text:style-name="T1">Validation set</text:span><text:span text:style-name="T1"/></text:h>
      <text:p text:style-name="Standard">A dataset used to tune hyperparameters and assess model performance during training.<text:span text:style-name="T1"/></text:p>
      <text:h text:style-name="Heading_20_2" text:outline-level="2"><text:soft-page-break/><text:span text:style-name="Strong_20_Emphasis">Vanishing gradients</text:span><text:span text:style-name="T1"/></text:h>
      <text:p text:style-name="Standard">A problem in training deep neural networks where gradients become extremely small during backpropagation, preventing effective weight updates. This slows or stalls learning, especially in very deep networks or when using activation functions like sigmoid or tanh. Solutions include using ReLU activations, residual connections, or specialized architectures such as LSTMs.<text:span text:style-name="T1"/></text:p>
      <text:h text:style-name="P3" text:outline-level="2" loext:marker-style-name="T1"><text:span text:style-name="T1">Video frame processing</text:span><text:span text:style-name="T1"/></text:h>
      <text:p text:style-name="Standard">Analyzing or transforming images frame by frame to create or study videos.<text:span text:style-name="T1"/></text:p>
      <text:h text:style-name="Heading_20_2" text:outline-level="2">Weight initialization<text:span text:style-name="T1"/></text:h>
      <text:p text:style-name="Standard">The method used to set initial values of neural network weights before training.<text:span text:style-name="T1"/></text:p>
      <text:h text:style-name="Heading_20_2" text:outline-level="2">Whitelist / black box / interpretability<text:span text:style-name="T1"/></text:h>
      <text:p text:style-name="Standard">Interpretability relates to understanding model decisions; a 'black box' model is opaque, while whitelisting refers to transparent rules or features.<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pitch="variable"/>
    <style:font-face style:name="Calibri Light1" svg:font-family="'Calibri Light'" style:font-adornments="Regular"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ystem" style:font-pitch="variable"/>
    <style:font-face style:name="FandolFang R" svg:font-family="'FandolFang R'"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Symbol" svg:font-family="Symbol"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DejaVu Sans" style:font-size-asian="11pt" style:language-asian="en" style:country-asian="US" style:font-name-complex="Arial"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DejaVu Sans"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fo:hyphenation-ladder-count="no-limit" fo:hyphenation-keep="page" loext:hyphenation-keep-type="column" loext:hyphenation-keep-line="true" style:writing-mode="lr-tb"/>
      <style:text-properties style:use-window-font-color="true" loext:opacity="0%" style:font-name="Calibri Light" fo:font-family="'Calibri Light'" style:font-pitch="variable" fo:font-size="11pt" fo:language="en" fo:country="US" style:letter-kerning="false" style:font-name-asian="DejaVu Sans" style:font-family-asian="'DejaVu Sans'"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DejaVu Sans" style:font-family-asian="'DejaVu Sans'"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DejaVu Sans" style:font-family-asian="'DejaVu Sans'"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DejaVu Sans" style:font-family-asian="'DejaVu Sans'" style:font-family-generic-asian="system" style:font-pitch-asian="variable" style:font-weight-asian="bold" style:font-name-complex="Arial" style:font-family-complex="Arial"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Arial" style:font-family-complex="Arial"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DejaVu Sans" style:font-family-asian="'DejaVu Sans'" style:font-family-generic-asian="system" style:font-pitch-asian="variable" style:font-name-complex="Arial" style:font-family-complex="Arial"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Arial" style:font-family-complex="Arial"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Arial" style:font-family-complex="Arial"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DejaVu Sans" style:font-family-asian="'DejaVu Sans'" style:font-family-generic-asian="system" style:font-pitch-asian="variable" style:font-size-asian="10pt" style:font-name-complex="Arial" style:font-family-complex="Arial"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DejaVu Sans" style:font-family-asian="'DejaVu Sans'" style:font-family-generic-asian="system" style:font-pitch-asian="variable" style:font-size-asian="10pt" style:font-style-asian="italic" style:font-name-complex="Arial" style:font-family-complex="Arial"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re"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Arial" style:font-family-complex="Arial" style:font-family-generic-complex="system" style:font-pitch-complex="variable" style:font-size-complex="14pt"/>
    </style:style>
    <style:style style:name="En-tête_20_et_20_pied_20_de_20_page" style:display-name="En-tête et pied de pag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mbria" fo:font-family="Cambria" style:font-family-generic="roman" style:font-pitch="variable" fo:font-size="11pt" fo:language="en" fo:country="US" style:letter-kerning="false" style:font-name-asian="DejaVu Sans" style:font-family-asian="'DejaVu Sans'"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DejaVu Sans" style:font-family-asian="'DejaVu Sans'" style:font-family-generic-asian="system" style:font-pitch-asian="variable" style:font-size-asian="26pt" style:font-name-complex="Arial" style:font-family-complex="Arial"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list-level="1" style:class="list">
      <style:paragraph-properties fo:margin-top="0cm" fo:margin-bottom="0.353cm" style:contextual-spacing="true"/>
    </style:style>
    <style:style style:name="List_20_2" style:display-name="List 2" style:family="paragraph" style:parent-style-name="Standard" style:list-style-name="WWNum2" style:list-level="1" style:class="list">
      <style:paragraph-properties fo:margin-top="0cm" fo:margin-bottom="0.353cm" style:contextual-spacing="true"/>
    </style:style>
    <style:style style:name="List_20_3" style:display-name="List 3" style:family="paragraph" style:parent-style-name="Standard" style:list-style-name="WWNum3" style:list-level="1" style:class="list">
      <style:paragraph-properties fo:margin-top="0cm" fo:margin-bottom="0.353cm" style:contextual-spacing="true"/>
    </style:style>
    <style:style style:name="Numbering_20_1" style:display-name="Numbering 1" style:family="paragraph" style:parent-style-name="Standard" style:list-style-name="WWNum4" style:list-level="1" style:class="list">
      <style:paragraph-properties fo:margin-top="0cm" fo:margin-bottom="0.353cm" style:contextual-spacing="true"/>
    </style:style>
    <style:style style:name="Numbering_20_2" style:display-name="Numbering 2" style:family="paragraph" style:parent-style-name="Standard" style:list-style-name="WWNum5" style:list-level="1" style:class="list">
      <style:paragraph-properties fo:margin-top="0cm" fo:margin-bottom="0.353cm" style:contextual-spacing="true"/>
    </style:style>
    <style:style style:name="Numbering_20_3" style:display-name="Numbering 3" style:family="paragraph" style:parent-style-name="Standard" style:list-style-name="WWNum6" style:list-level="1"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loext:opacity="0%" style:font-name="Courier" fo:font-family="Courier" style:font-family-generic="roman" style:font-pitch="variable" fo:font-size="10pt" fo:language="en" fo:country="US" style:letter-kerning="false" style:font-name-asian="DejaVu Sans" style:font-family-asian="'DejaVu Sans'" style:font-family-generic-asian="system" style:font-pitch-asian="variable" style:font-size-asian="10pt" style:language-asian="en" style:country-asian="US" style:font-name-complex="Arial" style:font-family-complex="Arial"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Titre" style:class="index"/>
    <style:style style:name="Contents_20_Heading" style:display-name="Contents Heading" style:family="paragraph" style:parent-style-name="Heading_20_1" style:next-style-name="Standard" style:default-outline-level="" style:class="index"/>
    <style:style style:name="Ligne_20_horizontale" style:display-name="Ligne horizontale" style:family="paragraph" style:parent-style-name="Standard" style:next-style-name="Text_20_body">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DejaVu Sans" style:font-family-asian="'DejaVu Sans'"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DejaVu Sans" style:font-family-asian="'DejaVu Sans'"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DejaVu Sans" style:font-family-asian="'DejaVu Sans'" style:font-family-generic-asian="system" style:font-pitch-asian="variable" style:font-weight-asian="bold" style:font-name-complex="Arial" style:font-family-complex="Arial"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DejaVu Sans" style:font-family-asian="'DejaVu Sans'" style:font-family-generic-asian="system" style:font-pitch-asian="variable" style:font-size-asian="26pt" style:font-name-complex="Arial" style:font-family-complex="Arial"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Arial" style:font-family-complex="Arial"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DejaVu Sans" style:font-family-asian="'DejaVu Sans'" style:font-family-generic-asian="system" style:font-pitch-asian="variable" style:font-name-complex="Arial" style:font-family-complex="Arial"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Arial" style:font-family-complex="Arial"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Arial" style:font-family-complex="Arial"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DejaVu Sans" style:font-family-asian="'DejaVu Sans'" style:font-family-generic-asian="system" style:font-pitch-asian="variable" style:font-size-asian="10pt" style:font-name-complex="Arial" style:font-family-complex="Arial"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DejaVu Sans" style:font-family-asian="'DejaVu Sans'" style:font-family-generic-asian="system" style:font-pitch-asian="variable" style:font-size-asian="10pt" style:font-style-asian="italic" style:font-name-complex="Arial" style:font-family-complex="Arial"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Texte_20_source" style:display-name="Texte sourc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2pt" style:font-size-asian="12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Pas_20_de_20_liste" style:display-name="Pas d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101cm" fo:margin-bottom="2.101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3-12-23T23:15:00</meta:creation-date>
    <meta:initial-creator>python-docx</meta:initial-creator>
    <dc:description>generated by python-docx</dc:description>
    <dc:language>en-US</dc:language>
    <dc:creator>Romuald Poteau</dc:creator>
    <dc:date>2025-10-03T22:54:27.269818315</dc:date>
    <meta:editing-cycles>110</meta:editing-cycles>
    <meta:editing-duration>PT3H45M51S</meta:editing-duration>
    <meta:generator>LibreOffice/25.8.1.1$Linux_X86_64 LibreOffice_project/580$Build-1</meta:generator>
    <meta:document-statistic meta:table-count="0" meta:image-count="0" meta:object-count="0" meta:page-count="14" meta:paragraph-count="250" meta:word-count="4602" meta:character-count="31693" meta:non-whitespace-character-count="26987"/>
    <meta:user-defined meta:name="AppVersion">15.0000</meta:user-defined>
    <meta:template xlink:type="simple" xlink:actuate="onRequest" xlink:title="Normal.dotm" xlink:href=""/>
  </office:meta>
</office:document-meta>
</file>